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84"/>
    <style:style style:name="ce7" style:family="table-cell" style:parent-style-name="Default" style:data-style-name="N84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99"/>
    <style:style style:name="ce9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</office:automatic-styles>
  <office:body>
    <office:spreadsheet>
      <table:calculation-settings table:automatic-find-labels="false"/>
      <table:table table:name="selectio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986" table:default-cell-style-name="Default"/>
        <table:table-row table:style-name="ro1">
          <table:table-cell office:value-type="string" calcext:value-type="string">
            <text:p>Banqu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2"/>
          <table:table-cell table:style-name="ce2" office:value-type="string" calcext:value-type="string">
            <text:p>Signe</text:p>
          </table:table-cell>
          <table:table-cell table:style-name="ce2" office:value-type="string" calcext:value-type="string">
            <text:p>Valeu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Catégorie</text:p>
          </table:table-cell>
          <table:table-cell table:number-columns-repeated="3"/>
          <table:table-cell office:value-type="string" calcext:value-type="string">
            <text:p>amount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IO – Revenus</text:p>
          </table:table-cell>
          <table:table-cell table:number-columns-repeated="2"/>
          <table:table-cell office:value-type="string" calcext:value-type="string">
            <text:p>IO – Epargne</text:p>
          </table:table-cell>
          <table:table-cell/>
          <table:table-cell office:value-type="string" calcext:value-type="string">
            <text:p>IO – Depen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mptes</text:p>
          </table:table-cell>
          <table:table-cell office:value-type="string" calcext:value-type="string">
            <text:p>C1 Epargne EUR</text:p>
          </table:table-cell>
          <table:table-cell office:value-type="string" calcext:value-type="string">
            <text:p>C3 Epargne USD</text:p>
          </table:table-cell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25000</text:p>
          </table:table-cell>
          <table:table-cell office:value-type="float" office:value="1" calcext:value-type="float">
            <text:p>1</text:p>
          </table:table-cell>
          <table:table-cell table:formula="of:=[.E2]*RANDBETWEEN(([.F2]*(1-15/100))*100;([.F2]*(1+15/100))*100)/100" office:value-type="float" office:value="-23284.44" calcext:value-type="float">
            <text:p>-23284.44</text:p>
          </table:table-cell>
          <table:table-cell table:style-name="ce6" office:value-type="date" office:date-value="2017-08-01" calcext:value-type="date">
            <text:p>2017-08-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6 Credit EUR</text:p>
          </table:table-cell>
          <table:table-cell office:value-type="string" calcext:value-type="string">
            <text:p>S6 Autres-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2530.84" calcext:value-type="float">
            <text:p>-22530.84</text:p>
          </table:table-cell>
          <table:table-cell office:value-type="date" office:date-value="2017-08-01" calcext:value-type="date">
            <text:p>2017-08-0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OR([.$S2]=1;[.$S2]=2)" office:value-type="boolean" office:boolean-value="false" calcext:value-type="boolean">
            <text:p>FALSE</text:p>
          </table:table-cell>
          <table:table-cell table:formula="of:=IF([.U2];[.$Q2];0)" office:value-type="float" office:value="0" calcext:value-type="float">
            <text:p>0</text:p>
          </table:table-cell>
          <table:table-cell table:style-name="ce8" table:formula="of:=OR([.$S2]=1;[.$S2]=2)" office:value-type="boolean" office:boolean-value="false" calcext:value-type="boolean">
            <text:p>FALSE</text:p>
          </table:table-cell>
          <table:table-cell table:style-name="ce8" table:formula="of:=OR([.$T2]=1;[.$T2]=2;[.$T2]=3)" office:value-type="boolean" office:boolean-value="false" calcext:value-type="boolean">
            <text:p>FALSE</text:p>
          </table:table-cell>
          <table:table-cell table:formula="of:=IF([.X2];[.$Q2];0)" office:value-type="float" office:value="0" calcext:value-type="float">
            <text:p>0</text:p>
          </table:table-cell>
          <table:table-cell table:style-name="ce8" table:formula="of:=AND(OR([.$T2]=4;[.$T2]=5);NOT([.$S2]=3);[.$Q2]&lt;0)" office:value-type="boolean" office:boolean-value="false" calcext:value-type="boolean">
            <text:p>FALSE</text:p>
          </table:table-cell>
          <table:table-cell table:formula="of:=IF([.Z2];[.$Q2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C2 Epargne EUR</text:p>
          </table:table-cell>
          <table:table-cell office:value-type="string" calcext:value-type="string">
            <text:p>C5 Courant USD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4500</text:p>
          </table:table-cell>
          <table:table-cell office:value-type="float" office:value="2" calcext:value-type="float">
            <text:p>2</text:p>
          </table:table-cell>
          <table:table-cell table:formula="of:=[.E3]*RANDBETWEEN(([.F3]*(1-15/100))*100;([.F3]*(1+15/100))*100)/100" office:value-type="float" office:value="4058.6" calcext:value-type="float">
            <text:p>4058.6</text:p>
          </table:table-cell>
          <table:table-cell table:style-name="ce6" office:value-type="date" office:date-value="2017-08-01" calcext:value-type="date">
            <text:p>2017-08-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2 Rev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90.46" calcext:value-type="float">
            <text:p>4990.46</text:p>
          </table:table-cell>
          <table:table-cell office:value-type="date" office:date-value="2017-08-01" calcext:value-type="date">
            <text:p>2017-08-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table:formula="of:=OR([.$S3]=1;[.$S3]=2)" office:value-type="boolean" office:boolean-value="true" calcext:value-type="boolean">
            <text:p>TRUE</text:p>
          </table:table-cell>
          <table:table-cell table:formula="of:=IF([.U3];[.$Q3];0)" office:value-type="float" office:value="4990.46" calcext:value-type="float">
            <text:p>4990.46</text:p>
          </table:table-cell>
          <table:table-cell table:style-name="ce8" table:formula="of:=OR([.$S3]=1;[.$S3]=2)" office:value-type="boolean" office:boolean-value="true" calcext:value-type="boolean">
            <text:p>TRUE</text:p>
          </table:table-cell>
          <table:table-cell table:style-name="ce8" table:formula="of:=OR([.$T3]=1;[.$T3]=2;[.$T3]=3)" office:value-type="boolean" office:boolean-value="false" calcext:value-type="boolean">
            <text:p>FALSE</text:p>
          </table:table-cell>
          <table:table-cell table:formula="of:=IF([.X3];[.$Q3];0)" office:value-type="float" office:value="0" calcext:value-type="float">
            <text:p>0</text:p>
          </table:table-cell>
          <table:table-cell table:style-name="ce8" table:formula="of:=AND(OR([.$T3]=4;[.$T3]=5);NOT([.$S3]=3);[.$Q3]&lt;0)" office:value-type="boolean" office:boolean-value="false" calcext:value-type="boolean">
            <text:p>FALSE</text:p>
          </table:table-cell>
          <table:table-cell table:formula="of:=IF([.Z3];[.$Q3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C4 Courant EUR</text:p>
          </table:table-cell>
          <table:table-cell office:value-type="string" calcext:value-type="string">
            <text:p>C8 Credit USD</text:p>
          </table:table-cell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2000</text:p>
          </table:table-cell>
          <table:table-cell office:value-type="float" office:value="3" calcext:value-type="float">
            <text:p>3</text:p>
          </table:table-cell>
          <table:table-cell table:formula="of:=[.E4]*RANDBETWEEN(([.F4]*(1-15/100))*100;([.F4]*(1+15/100))*100)/100" office:value-type="float" office:value="-2037.65" calcext:value-type="float">
            <text:p>-2037.65</text:p>
          </table:table-cell>
          <table:table-cell table:style-name="ce6" office:value-type="date" office:date-value="2017-08-03" calcext:value-type="date">
            <text:p>2017-08-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195.51" calcext:value-type="float">
            <text:p>-2195.51</text:p>
          </table:table-cell>
          <table:table-cell office:value-type="date" office:date-value="2017-08-03" calcext:value-type="date">
            <text:p>2017-08-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OR([.$S4]=1;[.$S4]=2)" office:value-type="boolean" office:boolean-value="false" calcext:value-type="boolean">
            <text:p>FALSE</text:p>
          </table:table-cell>
          <table:table-cell table:formula="of:=IF([.U4];[.$Q4];0)" office:value-type="float" office:value="0" calcext:value-type="float">
            <text:p>0</text:p>
          </table:table-cell>
          <table:table-cell table:style-name="ce8" table:formula="of:=OR([.$S4]=1;[.$S4]=2)" office:value-type="boolean" office:boolean-value="false" calcext:value-type="boolean">
            <text:p>FALSE</text:p>
          </table:table-cell>
          <table:table-cell table:style-name="ce8" table:formula="of:=OR([.$T4]=1;[.$T4]=2;[.$T4]=3)" office:value-type="boolean" office:boolean-value="false" calcext:value-type="boolean">
            <text:p>FALSE</text:p>
          </table:table-cell>
          <table:table-cell table:formula="of:=IF([.X4];[.$Q4];0)" office:value-type="float" office:value="0" calcext:value-type="float">
            <text:p>0</text:p>
          </table:table-cell>
          <table:table-cell table:style-name="ce8" table:formula="of:=AND(OR([.$T4]=4;[.$T4]=5);NOT([.$S4]=3);[.$Q4]&lt;0)" office:value-type="boolean" office:boolean-value="false" calcext:value-type="boolean">
            <text:p>FALSE</text:p>
          </table:table-cell>
          <table:table-cell table:formula="of:=IF([.Z4];[.$Q4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C6 Credit EUR</text:p>
          </table:table-cell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2000</text:p>
          </table:table-cell>
          <table:table-cell office:value-type="float" office:value="4" calcext:value-type="float">
            <text:p>4</text:p>
          </table:table-cell>
          <table:table-cell table:formula="of:=[.E5]*RANDBETWEEN(([.F5]*(1-15/100))*100;([.F5]*(1+15/100))*100)/100" office:value-type="float" office:value="2042.72" calcext:value-type="float">
            <text:p>2042.72</text:p>
          </table:table-cell>
          <table:table-cell table:style-name="ce6" office:value-type="date" office:date-value="2017-08-04" calcext:value-type="date">
            <text:p>2017-08-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8 Credit USD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60.72" calcext:value-type="float">
            <text:p>1960.72</text:p>
          </table:table-cell>
          <table:table-cell office:value-type="date" office:date-value="2017-08-04" calcext:value-type="date">
            <text:p>2017-08-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table:formula="of:=OR([.$S5]=1;[.$S5]=2)" office:value-type="boolean" office:boolean-value="false" calcext:value-type="boolean">
            <text:p>FALSE</text:p>
          </table:table-cell>
          <table:table-cell table:formula="of:=IF([.U5];[.$Q5];0)" office:value-type="float" office:value="0" calcext:value-type="float">
            <text:p>0</text:p>
          </table:table-cell>
          <table:table-cell table:style-name="ce8" table:formula="of:=OR([.$S5]=1;[.$S5]=2)" office:value-type="boolean" office:boolean-value="false" calcext:value-type="boolean">
            <text:p>FALSE</text:p>
          </table:table-cell>
          <table:table-cell table:style-name="ce8" table:formula="of:=OR([.$T5]=1;[.$T5]=2;[.$T5]=3)" office:value-type="boolean" office:boolean-value="false" calcext:value-type="boolean">
            <text:p>FALSE</text:p>
          </table:table-cell>
          <table:table-cell table:formula="of:=IF([.X5];[.$Q5];0)" office:value-type="float" office:value="0" calcext:value-type="float">
            <text:p>0</text:p>
          </table:table-cell>
          <table:table-cell table:style-name="ce8" table:formula="of:=AND(OR([.$T5]=4;[.$T5]=5);NOT([.$S5]=3);[.$Q5]&lt;0)" office:value-type="boolean" office:boolean-value="false" calcext:value-type="boolean">
            <text:p>FALSE</text:p>
          </table:table-cell>
          <table:table-cell table:formula="of:=IF([.Z5];[.$Q5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C7 Credit USD</text:p>
          </table:table-cell>
          <table:table-cell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100000</text:p>
          </table:table-cell>
          <table:table-cell office:value-type="float" office:value="5" calcext:value-type="float">
            <text:p>5</text:p>
          </table:table-cell>
          <table:table-cell table:formula="of:=[.E6]*RANDBETWEEN(([.F6]*(1-15/100))*100;([.F6]*(1+15/100))*100)/100" office:value-type="float" office:value="-101168.21" calcext:value-type="float">
            <text:p>-101168.21</text:p>
          </table:table-cell>
          <table:table-cell table:style-name="ce6" office:value-type="date" office:date-value="2017-08-04" calcext:value-type="date">
            <text:p>2017-08-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 Credit USD</text:p>
          </table:table-cell>
          <table:table-cell office:value-type="string" calcext:value-type="string">
            <text:p>S6 Autres-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05574.54" calcext:value-type="float">
            <text:p>-105574.54</text:p>
          </table:table-cell>
          <table:table-cell office:value-type="date" office:date-value="2017-08-04" calcext:value-type="date">
            <text:p>2017-08-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OR([.$S6]=1;[.$S6]=2)" office:value-type="boolean" office:boolean-value="false" calcext:value-type="boolean">
            <text:p>FALSE</text:p>
          </table:table-cell>
          <table:table-cell table:formula="of:=IF([.U6];[.$Q6];0)" office:value-type="float" office:value="0" calcext:value-type="float">
            <text:p>0</text:p>
          </table:table-cell>
          <table:table-cell table:style-name="ce8" table:formula="of:=OR([.$S6]=1;[.$S6]=2)" office:value-type="boolean" office:boolean-value="false" calcext:value-type="boolean">
            <text:p>FALSE</text:p>
          </table:table-cell>
          <table:table-cell table:style-name="ce8" table:formula="of:=OR([.$T6]=1;[.$T6]=2;[.$T6]=3)" office:value-type="boolean" office:boolean-value="false" calcext:value-type="boolean">
            <text:p>FALSE</text:p>
          </table:table-cell>
          <table:table-cell table:formula="of:=IF([.X6];[.$Q6];0)" office:value-type="float" office:value="0" calcext:value-type="float">
            <text:p>0</text:p>
          </table:table-cell>
          <table:table-cell table:style-name="ce8" table:formula="of:=AND(OR([.$T6]=4;[.$T6]=5);NOT([.$S6]=3);[.$Q6]&lt;0)" office:value-type="boolean" office:boolean-value="false" calcext:value-type="boolean">
            <text:p>FALSE</text:p>
          </table:table-cell>
          <table:table-cell table:formula="of:=IF([.Z6];[.$Q6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T1 Courant</text:p>
          </table:table-cell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2500</text:p>
          </table:table-cell>
          <table:table-cell office:value-type="float" office:value="6" calcext:value-type="float">
            <text:p>6</text:p>
          </table:table-cell>
          <table:table-cell table:formula="of:=[.E7]*RANDBETWEEN(([.F7]*(1-15/100))*100;([.F7]*(1+15/100))*100)/100" office:value-type="float" office:value="2309.1" calcext:value-type="float">
            <text:p>2309.1</text:p>
          </table:table-cell>
          <table:table-cell table:style-name="ce6" office:value-type="date" office:date-value="2017-08-04" calcext:value-type="date">
            <text:p>2017-08-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1 Rev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60.07" calcext:value-type="float">
            <text:p>2760.07</text:p>
          </table:table-cell>
          <table:table-cell office:value-type="date" office:date-value="2017-08-04" calcext:value-type="date">
            <text:p>2017-08-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table:formula="of:=OR([.$S7]=1;[.$S7]=2)" office:value-type="boolean" office:boolean-value="true" calcext:value-type="boolean">
            <text:p>TRUE</text:p>
          </table:table-cell>
          <table:table-cell table:formula="of:=IF([.U7];[.$Q7];0)" office:value-type="float" office:value="2760.07" calcext:value-type="float">
            <text:p>2760.07</text:p>
          </table:table-cell>
          <table:table-cell table:style-name="ce8" table:formula="of:=OR([.$S7]=1;[.$S7]=2)" office:value-type="boolean" office:boolean-value="true" calcext:value-type="boolean">
            <text:p>TRUE</text:p>
          </table:table-cell>
          <table:table-cell table:style-name="ce8" table:formula="of:=OR([.$T7]=1;[.$T7]=2;[.$T7]=3)" office:value-type="boolean" office:boolean-value="false" calcext:value-type="boolean">
            <text:p>FALSE</text:p>
          </table:table-cell>
          <table:table-cell table:formula="of:=IF([.X7];[.$Q7];0)" office:value-type="float" office:value="0" calcext:value-type="float">
            <text:p>0</text:p>
          </table:table-cell>
          <table:table-cell table:style-name="ce8" table:formula="of:=AND(OR([.$T7]=4;[.$T7]=5);NOT([.$S7]=3);[.$Q7]&lt;0)" office:value-type="boolean" office:boolean-value="false" calcext:value-type="boolean">
            <text:p>FALSE</text:p>
          </table:table-cell>
          <table:table-cell table:formula="of:=IF([.Z7];[.$Q7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T2 Epargne</text:p>
          </table:table-cell>
          <table:table-cell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table:formula="of:=[.E8]*RANDBETWEEN(([.F8]*(1-15/100))*100;([.F8]*(1+15/100))*100)/100" office:value-type="float" office:value="-168.75" calcext:value-type="float">
            <text:p>-168.75</text:p>
          </table:table-cell>
          <table:table-cell table:style-name="ce6" office:value-type="date" office:date-value="2017-08-07" calcext:value-type="date">
            <text:p>2017-08-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4 Autres-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45.86" calcext:value-type="float">
            <text:p>-145.86</text:p>
          </table:table-cell>
          <table:table-cell office:value-type="date" office:date-value="2017-08-07" calcext:value-type="date">
            <text:p>2017-08-0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OR([.$S8]=1;[.$S8]=2)" office:value-type="boolean" office:boolean-value="false" calcext:value-type="boolean">
            <text:p>FALSE</text:p>
          </table:table-cell>
          <table:table-cell table:formula="of:=IF([.U8];[.$Q8];0)" office:value-type="float" office:value="0" calcext:value-type="float">
            <text:p>0</text:p>
          </table:table-cell>
          <table:table-cell table:style-name="ce8" table:formula="of:=OR([.$S8]=1;[.$S8]=2)" office:value-type="boolean" office:boolean-value="false" calcext:value-type="boolean">
            <text:p>FALSE</text:p>
          </table:table-cell>
          <table:table-cell table:style-name="ce8" table:formula="of:=OR([.$T8]=1;[.$T8]=2;[.$T8]=3)" office:value-type="boolean" office:boolean-value="false" calcext:value-type="boolean">
            <text:p>FALSE</text:p>
          </table:table-cell>
          <table:table-cell table:formula="of:=IF([.X8];[.$Q8];0)" office:value-type="float" office:value="0" calcext:value-type="float">
            <text:p>0</text:p>
          </table:table-cell>
          <table:table-cell table:style-name="ce8" table:formula="of:=AND(OR([.$T8]=4;[.$T8]=5);NOT([.$S8]=3);[.$Q8]&lt;0)" office:value-type="boolean" office:boolean-value="true" calcext:value-type="boolean">
            <text:p>TRUE</text:p>
          </table:table-cell>
          <table:table-cell table:formula="of:=IF([.Z8];[.$Q8];0)" office:value-type="float" office:value="-145.86" calcext:value-type="float">
            <text:p>-145.86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T3 Credit</text:p>
          </table:table-cell>
          <table:table-cell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formula="of:=[.E9]*RANDBETWEEN(([.F9]*(1-15/100))*100;([.F9]*(1+15/100))*100)/100" office:value-type="float" office:value="-101.91" calcext:value-type="float">
            <text:p>-101.91</text:p>
          </table:table-cell>
          <table:table-cell table:style-name="ce6" office:value-type="date" office:date-value="2017-08-07" calcext:value-type="date">
            <text:p>2017-08-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4 Autres-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6.8" calcext:value-type="float">
            <text:p>-6.8</text:p>
          </table:table-cell>
          <table:table-cell office:value-type="date" office:date-value="2017-08-07" calcext:value-type="date">
            <text:p>2017-08-0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OR([.$S9]=1;[.$S9]=2)" office:value-type="boolean" office:boolean-value="false" calcext:value-type="boolean">
            <text:p>FALSE</text:p>
          </table:table-cell>
          <table:table-cell table:formula="of:=IF([.U9];[.$Q9];0)" office:value-type="float" office:value="0" calcext:value-type="float">
            <text:p>0</text:p>
          </table:table-cell>
          <table:table-cell table:style-name="ce8" table:formula="of:=OR([.$S9]=1;[.$S9]=2)" office:value-type="boolean" office:boolean-value="false" calcext:value-type="boolean">
            <text:p>FALSE</text:p>
          </table:table-cell>
          <table:table-cell table:style-name="ce8" table:formula="of:=OR([.$T9]=1;[.$T9]=2;[.$T9]=3)" office:value-type="boolean" office:boolean-value="false" calcext:value-type="boolean">
            <text:p>FALSE</text:p>
          </table:table-cell>
          <table:table-cell table:formula="of:=IF([.X9];[.$Q9];0)" office:value-type="float" office:value="0" calcext:value-type="float">
            <text:p>0</text:p>
          </table:table-cell>
          <table:table-cell table:style-name="ce8" table:formula="of:=AND(OR([.$T9]=4;[.$T9]=5);NOT([.$S9]=3);[.$Q9]&lt;0)" office:value-type="boolean" office:boolean-value="true" calcext:value-type="boolean">
            <text:p>TRUE</text:p>
          </table:table-cell>
          <table:table-cell table:formula="of:=IF([.Z9];[.$Q9];0)" office:value-type="float" office:value="-6.8" calcext:value-type="float">
            <text:p>-6.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evises</text:p>
          </table:table-cell>
          <table:table-cell office:value-type="string" calcext:value-type="string">
            <text:p>D1 CHF</text:p>
          </table:table-cell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2400</text:p>
          </table:table-cell>
          <table:table-cell office:value-type="float" office:value="9" calcext:value-type="float">
            <text:p>9</text:p>
          </table:table-cell>
          <table:table-cell table:formula="of:=[.E10]*RANDBETWEEN(([.F10]*(1-15/100))*100;([.F10]*(1+15/100))*100)/100" office:value-type="float" office:value="2210.57" calcext:value-type="float">
            <text:p>2210.57</text:p>
          </table:table-cell>
          <table:table-cell table:style-name="ce6" office:value-type="date" office:date-value="2017-08-09" calcext:value-type="date">
            <text:p>2017-08-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2 Rev-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32.26" calcext:value-type="float">
            <text:p>2532.26</text:p>
          </table:table-cell>
          <table:table-cell office:value-type="date" office:date-value="2017-08-09" calcext:value-type="date">
            <text:p>2017-08-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table:formula="of:=OR([.$S10]=1;[.$S10]=2)" office:value-type="boolean" office:boolean-value="true" calcext:value-type="boolean">
            <text:p>TRUE</text:p>
          </table:table-cell>
          <table:table-cell table:formula="of:=IF([.U10];[.$Q10];0)" office:value-type="float" office:value="2532.26" calcext:value-type="float">
            <text:p>2532.26</text:p>
          </table:table-cell>
          <table:table-cell table:style-name="ce8" table:formula="of:=OR([.$S10]=1;[.$S10]=2)" office:value-type="boolean" office:boolean-value="true" calcext:value-type="boolean">
            <text:p>TRUE</text:p>
          </table:table-cell>
          <table:table-cell table:style-name="ce8" table:formula="of:=OR([.$T10]=1;[.$T10]=2;[.$T10]=3)" office:value-type="boolean" office:boolean-value="false" calcext:value-type="boolean">
            <text:p>FALSE</text:p>
          </table:table-cell>
          <table:table-cell table:formula="of:=IF([.X10];[.$Q10];0)" office:value-type="float" office:value="0" calcext:value-type="float">
            <text:p>0</text:p>
          </table:table-cell>
          <table:table-cell table:style-name="ce8" table:formula="of:=AND(OR([.$T10]=4;[.$T10]=5);NOT([.$S10]=3);[.$Q10]&lt;0)" office:value-type="boolean" office:boolean-value="false" calcext:value-type="boolean">
            <text:p>FALSE</text:p>
          </table:table-cell>
          <table:table-cell table:formula="of:=IF([.Z10];[.$Q10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D2 EUR</text:p>
          </table:table-cell>
          <table:table-cell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formula="of:=[.E11]*RANDBETWEEN(([.F11]*(1-15/100))*100;([.F11]*(1+15/100))*100)/100" office:value-type="float" office:value="-132.74" calcext:value-type="float">
            <text:p>-132.74</text:p>
          </table:table-cell>
          <table:table-cell table:style-name="ce6" office:value-type="date" office:date-value="2017-08-10" calcext:value-type="date">
            <text:p>2017-08-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7 Factures-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138" calcext:value-type="float">
            <text:p>-138</text:p>
          </table:table-cell>
          <table:table-cell office:value-type="date" office:date-value="2017-08-10" calcext:value-type="date">
            <text:p>2017-08-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8" table:formula="of:=OR([.$S11]=1;[.$S11]=2)" office:value-type="boolean" office:boolean-value="false" calcext:value-type="boolean">
            <text:p>FALSE</text:p>
          </table:table-cell>
          <table:table-cell table:formula="of:=IF([.U11];[.$Q11];0)" office:value-type="float" office:value="0" calcext:value-type="float">
            <text:p>0</text:p>
          </table:table-cell>
          <table:table-cell table:style-name="ce8" table:formula="of:=OR([.$S11]=1;[.$S11]=2)" office:value-type="boolean" office:boolean-value="false" calcext:value-type="boolean">
            <text:p>FALSE</text:p>
          </table:table-cell>
          <table:table-cell table:style-name="ce8" table:formula="of:=OR([.$T11]=1;[.$T11]=2;[.$T11]=3)" office:value-type="boolean" office:boolean-value="false" calcext:value-type="boolean">
            <text:p>FALSE</text:p>
          </table:table-cell>
          <table:table-cell table:formula="of:=IF([.X11];[.$Q11];0)" office:value-type="float" office:value="0" calcext:value-type="float">
            <text:p>0</text:p>
          </table:table-cell>
          <table:table-cell table:style-name="ce8" table:formula="of:=AND(OR([.$T11]=4;[.$T11]=5);NOT([.$S11]=3);[.$Q11]&lt;0)" office:value-type="boolean" office:boolean-value="true" calcext:value-type="boolean">
            <text:p>TRUE</text:p>
          </table:table-cell>
          <table:table-cell table:formula="of:=IF([.Z11];[.$Q11];0)" office:value-type="float" office:value="-138" calcext:value-type="float">
            <text:p>-138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D3 USD</text:p>
          </table:table-cell>
          <table:table-cell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1700</text:p>
          </table:table-cell>
          <table:table-cell office:value-type="float" office:value="11" calcext:value-type="float">
            <text:p>11</text:p>
          </table:table-cell>
          <table:table-cell table:formula="of:=[.E12]*RANDBETWEEN(([.F12]*(1-15/100))*100;([.F12]*(1+15/100))*100)/100" office:value-type="float" office:value="-1810.43" calcext:value-type="float">
            <text:p>-1810.43</text:p>
          </table:table-cell>
          <table:table-cell table:style-name="ce6" office:value-type="date" office:date-value="2017-08-11" calcext:value-type="date">
            <text:p>2017-08-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1649.93" calcext:value-type="float">
            <text:p>-1649.93</text:p>
          </table:table-cell>
          <table:table-cell office:value-type="date" office:date-value="2017-08-11" calcext:value-type="date">
            <text:p>2017-08-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OR([.$S12]=1;[.$S12]=2)" office:value-type="boolean" office:boolean-value="false" calcext:value-type="boolean">
            <text:p>FALSE</text:p>
          </table:table-cell>
          <table:table-cell table:formula="of:=IF([.U12];[.$Q12];0)" office:value-type="float" office:value="0" calcext:value-type="float">
            <text:p>0</text:p>
          </table:table-cell>
          <table:table-cell table:style-name="ce8" table:formula="of:=OR([.$S12]=1;[.$S12]=2)" office:value-type="boolean" office:boolean-value="false" calcext:value-type="boolean">
            <text:p>FALSE</text:p>
          </table:table-cell>
          <table:table-cell table:style-name="ce8" table:formula="of:=OR([.$T12]=1;[.$T12]=2;[.$T12]=3)" office:value-type="boolean" office:boolean-value="false" calcext:value-type="boolean">
            <text:p>FALSE</text:p>
          </table:table-cell>
          <table:table-cell table:formula="of:=IF([.X12];[.$Q12];0)" office:value-type="float" office:value="0" calcext:value-type="float">
            <text:p>0</text:p>
          </table:table-cell>
          <table:table-cell table:style-name="ce8" table:formula="of:=AND(OR([.$T12]=4;[.$T12]=5);NOT([.$S12]=3);[.$Q12]&lt;0)" office:value-type="boolean" office:boolean-value="false" calcext:value-type="boolean">
            <text:p>FALSE</text:p>
          </table:table-cell>
          <table:table-cell table:formula="of:=IF([.Z12];[.$Q12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tégories</text:p>
          </table:table-cell>
          <table:table-cell office:value-type="string" calcext:value-type="string">
            <text:p>A1 Revenus</text:p>
          </table:table-cell>
          <table:table-cell office:value-type="string" calcext:value-type="string">
            <text:p>S1 Rev-1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1700</text:p>
          </table:table-cell>
          <table:table-cell office:value-type="float" office:value="12" calcext:value-type="float">
            <text:p>12</text:p>
          </table:table-cell>
          <table:table-cell table:formula="of:=[.E13]*RANDBETWEEN(([.F13]*(1-15/100))*100;([.F13]*(1+15/100))*100)/100" office:value-type="float" office:value="1861.38" calcext:value-type="float">
            <text:p>1861.38</text:p>
          </table:table-cell>
          <table:table-cell table:style-name="ce6" office:value-type="date" office:date-value="2017-08-11" calcext:value-type="date">
            <text:p>2017-08-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8 Credit USD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2.77" calcext:value-type="float">
            <text:p>1542.77</text:p>
          </table:table-cell>
          <table:table-cell office:value-type="date" office:date-value="2017-08-11" calcext:value-type="date">
            <text:p>2017-08-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table:formula="of:=OR([.$S13]=1;[.$S13]=2)" office:value-type="boolean" office:boolean-value="false" calcext:value-type="boolean">
            <text:p>FALSE</text:p>
          </table:table-cell>
          <table:table-cell table:formula="of:=IF([.U13];[.$Q13];0)" office:value-type="float" office:value="0" calcext:value-type="float">
            <text:p>0</text:p>
          </table:table-cell>
          <table:table-cell table:style-name="ce8" table:formula="of:=OR([.$S13]=1;[.$S13]=2)" office:value-type="boolean" office:boolean-value="false" calcext:value-type="boolean">
            <text:p>FALSE</text:p>
          </table:table-cell>
          <table:table-cell table:style-name="ce8" table:formula="of:=OR([.$T13]=1;[.$T13]=2;[.$T13]=3)" office:value-type="boolean" office:boolean-value="false" calcext:value-type="boolean">
            <text:p>FALSE</text:p>
          </table:table-cell>
          <table:table-cell table:formula="of:=IF([.X13];[.$Q13];0)" office:value-type="float" office:value="0" calcext:value-type="float">
            <text:p>0</text:p>
          </table:table-cell>
          <table:table-cell table:style-name="ce8" table:formula="of:=AND(OR([.$T13]=4;[.$T13]=5);NOT([.$S13]=3);[.$Q13]&lt;0)" office:value-type="boolean" office:boolean-value="false" calcext:value-type="boolean">
            <text:p>FALSE</text:p>
          </table:table-cell>
          <table:table-cell table:formula="of:=IF([.Z13];[.$Q13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S2 Rev-2</text:p>
          </table:table-cell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formula="of:=[.E14]*RANDBETWEEN(([.F14]*(1-15/100))*100;([.F14]*(1+15/100))*100)/100" office:value-type="float" office:value="-60.92" calcext:value-type="float">
            <text:p>-60.92</text:p>
          </table:table-cell>
          <table:table-cell table:style-name="ce6" office:value-type="date" office:date-value="2017-08-11" calcext:value-type="date">
            <text:p>2017-08-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8 Factures-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170.7" calcext:value-type="float">
            <text:p>-170.7</text:p>
          </table:table-cell>
          <table:table-cell office:value-type="date" office:date-value="2017-08-11" calcext:value-type="date">
            <text:p>2017-08-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OR([.$S14]=1;[.$S14]=2)" office:value-type="boolean" office:boolean-value="false" calcext:value-type="boolean">
            <text:p>FALSE</text:p>
          </table:table-cell>
          <table:table-cell table:formula="of:=IF([.U14];[.$Q14];0)" office:value-type="float" office:value="0" calcext:value-type="float">
            <text:p>0</text:p>
          </table:table-cell>
          <table:table-cell table:style-name="ce8" table:formula="of:=OR([.$S14]=1;[.$S14]=2)" office:value-type="boolean" office:boolean-value="false" calcext:value-type="boolean">
            <text:p>FALSE</text:p>
          </table:table-cell>
          <table:table-cell table:style-name="ce8" table:formula="of:=OR([.$T14]=1;[.$T14]=2;[.$T14]=3)" office:value-type="boolean" office:boolean-value="false" calcext:value-type="boolean">
            <text:p>FALSE</text:p>
          </table:table-cell>
          <table:table-cell table:formula="of:=IF([.X14];[.$Q14];0)" office:value-type="float" office:value="0" calcext:value-type="float">
            <text:p>0</text:p>
          </table:table-cell>
          <table:table-cell table:style-name="ce8" table:formula="of:=AND(OR([.$T14]=4;[.$T14]=5);NOT([.$S14]=3);[.$Q14]&lt;0)" office:value-type="boolean" office:boolean-value="true" calcext:value-type="boolean">
            <text:p>TRUE</text:p>
          </table:table-cell>
          <table:table-cell table:formula="of:=IF([.Z14];[.$Q14];0)" office:value-type="float" office:value="-170.7" calcext:value-type="float">
            <text:p>-170.7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A2 Transferts</text:p>
          </table:table-cell>
          <table:table-cell office:value-type="string" calcext:value-type="string">
            <text:p>S3 Transferts</text:p>
          </table:table-cell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E15]*RANDBETWEEN(([.F15]*(1-15/100))*100;([.F15]*(1+15/100))*100)/100" office:value-type="float" office:value="-22.14" calcext:value-type="float">
            <text:p>-22.14</text:p>
          </table:table-cell>
          <table:table-cell table:style-name="ce6" office:value-type="date" office:date-value="2017-08-11" calcext:value-type="date">
            <text:p>2017-08-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7 Factures-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57.19" calcext:value-type="float">
            <text:p>-57.19</text:p>
          </table:table-cell>
          <table:table-cell office:value-type="date" office:date-value="2017-08-11" calcext:value-type="date">
            <text:p>2017-08-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8" table:formula="of:=OR([.$S15]=1;[.$S15]=2)" office:value-type="boolean" office:boolean-value="false" calcext:value-type="boolean">
            <text:p>FALSE</text:p>
          </table:table-cell>
          <table:table-cell table:formula="of:=IF([.U15];[.$Q15];0)" office:value-type="float" office:value="0" calcext:value-type="float">
            <text:p>0</text:p>
          </table:table-cell>
          <table:table-cell table:style-name="ce8" table:formula="of:=OR([.$S15]=1;[.$S15]=2)" office:value-type="boolean" office:boolean-value="false" calcext:value-type="boolean">
            <text:p>FALSE</text:p>
          </table:table-cell>
          <table:table-cell table:style-name="ce8" table:formula="of:=OR([.$T15]=1;[.$T15]=2;[.$T15]=3)" office:value-type="boolean" office:boolean-value="false" calcext:value-type="boolean">
            <text:p>FALSE</text:p>
          </table:table-cell>
          <table:table-cell table:formula="of:=IF([.X15];[.$Q15];0)" office:value-type="float" office:value="0" calcext:value-type="float">
            <text:p>0</text:p>
          </table:table-cell>
          <table:table-cell table:style-name="ce8" table:formula="of:=AND(OR([.$T15]=4;[.$T15]=5);NOT([.$S15]=3);[.$Q15]&lt;0)" office:value-type="boolean" office:boolean-value="true" calcext:value-type="boolean">
            <text:p>TRUE</text:p>
          </table:table-cell>
          <table:table-cell table:formula="of:=IF([.Z15];[.$Q15];0)" office:value-type="float" office:value="-57.19" calcext:value-type="float">
            <text:p>-57.1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A3 Autres</text:p>
          </table:table-cell>
          <table:table-cell office:value-type="string" calcext:value-type="string">
            <text:p>S4 Autres-A</text:p>
          </table:table-cell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formula="of:=[.E16]*RANDBETWEEN(([.F16]*(1-15/100))*100;([.F16]*(1+15/100))*100)/100" office:value-type="float" office:value="-84.11" calcext:value-type="float">
            <text:p>-84.11</text:p>
          </table:table-cell>
          <table:table-cell table:style-name="ce6" office:value-type="date" office:date-value="2017-08-15" calcext:value-type="date">
            <text:p>2017-08-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7 Factures-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132.37" calcext:value-type="float">
            <text:p>-132.37</text:p>
          </table:table-cell>
          <table:table-cell office:value-type="date" office:date-value="2017-08-15" calcext:value-type="date">
            <text:p>2017-08-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OR([.$S16]=1;[.$S16]=2)" office:value-type="boolean" office:boolean-value="false" calcext:value-type="boolean">
            <text:p>FALSE</text:p>
          </table:table-cell>
          <table:table-cell table:formula="of:=IF([.U16];[.$Q16];0)" office:value-type="float" office:value="0" calcext:value-type="float">
            <text:p>0</text:p>
          </table:table-cell>
          <table:table-cell table:style-name="ce8" table:formula="of:=OR([.$S16]=1;[.$S16]=2)" office:value-type="boolean" office:boolean-value="false" calcext:value-type="boolean">
            <text:p>FALSE</text:p>
          </table:table-cell>
          <table:table-cell table:style-name="ce8" table:formula="of:=OR([.$T16]=1;[.$T16]=2;[.$T16]=3)" office:value-type="boolean" office:boolean-value="false" calcext:value-type="boolean">
            <text:p>FALSE</text:p>
          </table:table-cell>
          <table:table-cell table:formula="of:=IF([.X16];[.$Q16];0)" office:value-type="float" office:value="0" calcext:value-type="float">
            <text:p>0</text:p>
          </table:table-cell>
          <table:table-cell table:style-name="ce8" table:formula="of:=AND(OR([.$T16]=4;[.$T16]=5);NOT([.$S16]=3);[.$Q16]&lt;0)" office:value-type="boolean" office:boolean-value="true" calcext:value-type="boolean">
            <text:p>TRUE</text:p>
          </table:table-cell>
          <table:table-cell table:formula="of:=IF([.Z16];[.$Q16];0)" office:value-type="float" office:value="-132.37" calcext:value-type="float">
            <text:p>-132.37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S5 Autres-B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3000</text:p>
          </table:table-cell>
          <table:table-cell office:value-type="float" office:value="16" calcext:value-type="float">
            <text:p>16</text:p>
          </table:table-cell>
          <table:table-cell table:formula="of:=[.E17]*RANDBETWEEN(([.F17]*(1-15/100))*100;([.F17]*(1+15/100))*100)/100" office:value-type="float" office:value="2726.97" calcext:value-type="float">
            <text:p>2726.97</text:p>
          </table:table-cell>
          <table:table-cell table:style-name="ce6" office:value-type="date" office:date-value="2017-08-15" calcext:value-type="date">
            <text:p>2017-08-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2 Rev-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51.86" calcext:value-type="float">
            <text:p>2751.86</text:p>
          </table:table-cell>
          <table:table-cell office:value-type="date" office:date-value="2017-08-15" calcext:value-type="date">
            <text:p>2017-08-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table:formula="of:=OR([.$S17]=1;[.$S17]=2)" office:value-type="boolean" office:boolean-value="true" calcext:value-type="boolean">
            <text:p>TRUE</text:p>
          </table:table-cell>
          <table:table-cell table:formula="of:=IF([.U17];[.$Q17];0)" office:value-type="float" office:value="2751.86" calcext:value-type="float">
            <text:p>2751.86</text:p>
          </table:table-cell>
          <table:table-cell table:style-name="ce8" table:formula="of:=OR([.$S17]=1;[.$S17]=2)" office:value-type="boolean" office:boolean-value="true" calcext:value-type="boolean">
            <text:p>TRUE</text:p>
          </table:table-cell>
          <table:table-cell table:style-name="ce8" table:formula="of:=OR([.$T17]=1;[.$T17]=2;[.$T17]=3)" office:value-type="boolean" office:boolean-value="false" calcext:value-type="boolean">
            <text:p>FALSE</text:p>
          </table:table-cell>
          <table:table-cell table:formula="of:=IF([.X17];[.$Q17];0)" office:value-type="float" office:value="0" calcext:value-type="float">
            <text:p>0</text:p>
          </table:table-cell>
          <table:table-cell table:style-name="ce8" table:formula="of:=AND(OR([.$T17]=4;[.$T17]=5);NOT([.$S17]=3);[.$Q17]&lt;0)" office:value-type="boolean" office:boolean-value="false" calcext:value-type="boolean">
            <text:p>FALSE</text:p>
          </table:table-cell>
          <table:table-cell table:formula="of:=IF([.Z17];[.$Q17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S6 Autres-C</text:p>
          </table:table-cell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formula="of:=[.E18]*RANDBETWEEN(([.F18]*(1-15/100))*100;([.F18]*(1+15/100))*100)/100" office:value-type="float" office:value="-127.08" calcext:value-type="float">
            <text:p>-127.08</text:p>
          </table:table-cell>
          <table:table-cell table:style-name="ce6" office:value-type="date" office:date-value="2017-08-15" calcext:value-type="date">
            <text:p>2017-08-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4 Autres-A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11.05" calcext:value-type="float">
            <text:p>-11.05</text:p>
          </table:table-cell>
          <table:table-cell office:value-type="date" office:date-value="2017-08-15" calcext:value-type="date">
            <text:p>2017-08-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OR([.$S18]=1;[.$S18]=2)" office:value-type="boolean" office:boolean-value="false" calcext:value-type="boolean">
            <text:p>FALSE</text:p>
          </table:table-cell>
          <table:table-cell table:formula="of:=IF([.U18];[.$Q18];0)" office:value-type="float" office:value="0" calcext:value-type="float">
            <text:p>0</text:p>
          </table:table-cell>
          <table:table-cell table:style-name="ce8" table:formula="of:=OR([.$S18]=1;[.$S18]=2)" office:value-type="boolean" office:boolean-value="false" calcext:value-type="boolean">
            <text:p>FALSE</text:p>
          </table:table-cell>
          <table:table-cell table:style-name="ce8" table:formula="of:=OR([.$T18]=1;[.$T18]=2;[.$T18]=3)" office:value-type="boolean" office:boolean-value="false" calcext:value-type="boolean">
            <text:p>FALSE</text:p>
          </table:table-cell>
          <table:table-cell table:formula="of:=IF([.X18];[.$Q18];0)" office:value-type="float" office:value="0" calcext:value-type="float">
            <text:p>0</text:p>
          </table:table-cell>
          <table:table-cell table:style-name="ce8" table:formula="of:=AND(OR([.$T18]=4;[.$T18]=5);NOT([.$S18]=3);[.$Q18]&lt;0)" office:value-type="boolean" office:boolean-value="true" calcext:value-type="boolean">
            <text:p>TRUE</text:p>
          </table:table-cell>
          <table:table-cell table:formula="of:=IF([.Z18];[.$Q18];0)" office:value-type="float" office:value="-11.05" calcext:value-type="float">
            <text:p>-11.0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A4 Factures</text:p>
          </table:table-cell>
          <table:table-cell office:value-type="string" calcext:value-type="string">
            <text:p>S7 Factures-A</text:p>
          </table:table-cell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  <table:table-cell table:formula="of:=[.E19]*RANDBETWEEN(([.F19]*(1-15/100))*100;([.F19]*(1+15/100))*100)/100" office:value-type="float" office:value="-513.41" calcext:value-type="float">
            <text:p>-513.41</text:p>
          </table:table-cell>
          <table:table-cell table:style-name="ce6" office:value-type="date" office:date-value="2017-08-15" calcext:value-type="date">
            <text:p>2017-08-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6 Autres-C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490.32" calcext:value-type="float">
            <text:p>-490.32</text:p>
          </table:table-cell>
          <table:table-cell office:value-type="date" office:date-value="2017-08-15" calcext:value-type="date">
            <text:p>2017-08-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OR([.$S19]=1;[.$S19]=2)" office:value-type="boolean" office:boolean-value="false" calcext:value-type="boolean">
            <text:p>FALSE</text:p>
          </table:table-cell>
          <table:table-cell table:formula="of:=IF([.U19];[.$Q19];0)" office:value-type="float" office:value="0" calcext:value-type="float">
            <text:p>0</text:p>
          </table:table-cell>
          <table:table-cell table:style-name="ce8" table:formula="of:=OR([.$S19]=1;[.$S19]=2)" office:value-type="boolean" office:boolean-value="false" calcext:value-type="boolean">
            <text:p>FALSE</text:p>
          </table:table-cell>
          <table:table-cell table:style-name="ce8" table:formula="of:=OR([.$T19]=1;[.$T19]=2;[.$T19]=3)" office:value-type="boolean" office:boolean-value="false" calcext:value-type="boolean">
            <text:p>FALSE</text:p>
          </table:table-cell>
          <table:table-cell table:formula="of:=IF([.X19];[.$Q19];0)" office:value-type="float" office:value="0" calcext:value-type="float">
            <text:p>0</text:p>
          </table:table-cell>
          <table:table-cell table:style-name="ce8" table:formula="of:=AND(OR([.$T19]=4;[.$T19]=5);NOT([.$S19]=3);[.$Q19]&lt;0)" office:value-type="boolean" office:boolean-value="true" calcext:value-type="boolean">
            <text:p>TRUE</text:p>
          </table:table-cell>
          <table:table-cell table:formula="of:=IF([.Z19];[.$Q19];0)" office:value-type="float" office:value="-490.32" calcext:value-type="float">
            <text:p>-490.32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S8 Factures-B</text:p>
          </table:table-cell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  <table:table-cell table:formula="of:=-[.H19]" office:value-type="float" office:value="513.41" calcext:value-type="float">
            <text:p>513.41</text:p>
          </table:table-cell>
          <table:table-cell table:style-name="ce6" office:value-type="date" office:date-value="2017-08-16" calcext:value-type="date">
            <text:p>2017-08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6 Credit EUR</text:p>
          </table:table-cell>
          <table:table-cell office:value-type="string" calcext:value-type="string">
            <text:p>S6 Autres-C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90.32" calcext:value-type="float">
            <text:p>490.32</text:p>
          </table:table-cell>
          <table:table-cell office:value-type="date" office:date-value="2017-08-16" calcext:value-type="date">
            <text:p>2017-08-1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OR([.$S20]=1;[.$S20]=2)" office:value-type="boolean" office:boolean-value="false" calcext:value-type="boolean">
            <text:p>FALSE</text:p>
          </table:table-cell>
          <table:table-cell table:formula="of:=IF([.U20];[.$Q20];0)" office:value-type="float" office:value="0" calcext:value-type="float">
            <text:p>0</text:p>
          </table:table-cell>
          <table:table-cell table:style-name="ce8" table:formula="of:=OR([.$S20]=1;[.$S20]=2)" office:value-type="boolean" office:boolean-value="false" calcext:value-type="boolean">
            <text:p>FALSE</text:p>
          </table:table-cell>
          <table:table-cell table:style-name="ce8" table:formula="of:=OR([.$T20]=1;[.$T20]=2;[.$T20]=3)" office:value-type="boolean" office:boolean-value="false" calcext:value-type="boolean">
            <text:p>FALSE</text:p>
          </table:table-cell>
          <table:table-cell table:formula="of:=IF([.X20];[.$Q20];0)" office:value-type="float" office:value="0" calcext:value-type="float">
            <text:p>0</text:p>
          </table:table-cell>
          <table:table-cell table:style-name="ce8" table:formula="of:=AND(OR([.$T20]=4;[.$T20]=5);NOT([.$S20]=3);[.$Q20]&lt;0)" office:value-type="boolean" office:boolean-value="false" calcext:value-type="boolean">
            <text:p>FALSE</text:p>
          </table:table-cell>
          <table:table-cell table:formula="of:=IF([.Z20];[.$Q20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800</text:p>
          </table:table-cell>
          <table:table-cell office:value-type="float" office:value="20" calcext:value-type="float">
            <text:p>20</text:p>
          </table:table-cell>
          <table:table-cell table:formula="of:=[.E21]*RANDBETWEEN(([.F21]*(1-15/100))*100;([.F21]*(1+15/100))*100)/100" office:value-type="float" office:value="-804.76" calcext:value-type="float">
            <text:p>-804.76</text:p>
          </table:table-cell>
          <table:table-cell table:style-name="ce6" office:value-type="date" office:date-value="2017-08-16" calcext:value-type="date">
            <text:p>2017-08-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6 Autres-C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728.65" calcext:value-type="float">
            <text:p>-728.65</text:p>
          </table:table-cell>
          <table:table-cell office:value-type="date" office:date-value="2017-08-16" calcext:value-type="date">
            <text:p>2017-08-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OR([.$S21]=1;[.$S21]=2)" office:value-type="boolean" office:boolean-value="false" calcext:value-type="boolean">
            <text:p>FALSE</text:p>
          </table:table-cell>
          <table:table-cell table:formula="of:=IF([.U21];[.$Q21];0)" office:value-type="float" office:value="0" calcext:value-type="float">
            <text:p>0</text:p>
          </table:table-cell>
          <table:table-cell table:style-name="ce8" table:formula="of:=OR([.$S21]=1;[.$S21]=2)" office:value-type="boolean" office:boolean-value="false" calcext:value-type="boolean">
            <text:p>FALSE</text:p>
          </table:table-cell>
          <table:table-cell table:style-name="ce8" table:formula="of:=OR([.$T21]=1;[.$T21]=2;[.$T21]=3)" office:value-type="boolean" office:boolean-value="false" calcext:value-type="boolean">
            <text:p>FALSE</text:p>
          </table:table-cell>
          <table:table-cell table:formula="of:=IF([.X21];[.$Q21];0)" office:value-type="float" office:value="0" calcext:value-type="float">
            <text:p>0</text:p>
          </table:table-cell>
          <table:table-cell table:style-name="ce8" table:formula="of:=AND(OR([.$T21]=4;[.$T21]=5);NOT([.$S21]=3);[.$Q21]&lt;0)" office:value-type="boolean" office:boolean-value="true" calcext:value-type="boolean">
            <text:p>TRUE</text:p>
          </table:table-cell>
          <table:table-cell table:formula="of:=IF([.Z21];[.$Q21];0)" office:value-type="float" office:value="-728.65" calcext:value-type="float">
            <text:p>-728.65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500</text:p>
          </table:table-cell>
          <table:table-cell office:value-type="float" office:value="21" calcext:value-type="float">
            <text:p>21</text:p>
          </table:table-cell>
          <table:table-cell table:formula="of:=-[.H21]" office:value-type="float" office:value="804.76" calcext:value-type="float">
            <text:p>804.76</text:p>
          </table:table-cell>
          <table:table-cell table:style-name="ce6" office:value-type="date" office:date-value="2017-08-21" calcext:value-type="date">
            <text:p>2017-08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 Credit USD</text:p>
          </table:table-cell>
          <table:table-cell office:value-type="string" calcext:value-type="string">
            <text:p>S6 Autres-C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28.65" calcext:value-type="float">
            <text:p>728.6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OR([.$S22]=1;[.$S22]=2)" office:value-type="boolean" office:boolean-value="false" calcext:value-type="boolean">
            <text:p>FALSE</text:p>
          </table:table-cell>
          <table:table-cell table:formula="of:=IF([.U22];[.$Q22];0)" office:value-type="float" office:value="0" calcext:value-type="float">
            <text:p>0</text:p>
          </table:table-cell>
          <table:table-cell table:style-name="ce8" table:formula="of:=OR([.$S22]=1;[.$S22]=2)" office:value-type="boolean" office:boolean-value="false" calcext:value-type="boolean">
            <text:p>FALSE</text:p>
          </table:table-cell>
          <table:table-cell table:style-name="ce8" table:formula="of:=OR([.$T22]=1;[.$T22]=2;[.$T22]=3)" office:value-type="boolean" office:boolean-value="false" calcext:value-type="boolean">
            <text:p>FALSE</text:p>
          </table:table-cell>
          <table:table-cell table:formula="of:=IF([.X22];[.$Q22];0)" office:value-type="float" office:value="0" calcext:value-type="float">
            <text:p>0</text:p>
          </table:table-cell>
          <table:table-cell table:style-name="ce8" table:formula="of:=AND(OR([.$T22]=4;[.$T22]=5);NOT([.$S22]=3);[.$Q22]&lt;0)" office:value-type="boolean" office:boolean-value="false" calcext:value-type="boolean">
            <text:p>FALSE</text:p>
          </table:table-cell>
          <table:table-cell table:formula="of:=IF([.Z22];[.$Q22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E23]*RANDBETWEEN(([.F23]*(1-15/100))*100;([.F23]*(1+15/100))*100)/100" office:value-type="float" office:value="-7.89" calcext:value-type="float">
            <text:p>-7.89</text:p>
          </table:table-cell>
          <table:table-cell table:style-name="ce6" office:value-type="date" office:date-value="2017-08-21" calcext:value-type="date">
            <text:p>2017-08-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8 Factures-B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178.86" calcext:value-type="float">
            <text:p>-178.86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OR([.$S23]=1;[.$S23]=2)" office:value-type="boolean" office:boolean-value="false" calcext:value-type="boolean">
            <text:p>FALSE</text:p>
          </table:table-cell>
          <table:table-cell table:formula="of:=IF([.U23];[.$Q23];0)" office:value-type="float" office:value="0" calcext:value-type="float">
            <text:p>0</text:p>
          </table:table-cell>
          <table:table-cell table:style-name="ce8" table:formula="of:=OR([.$S23]=1;[.$S23]=2)" office:value-type="boolean" office:boolean-value="false" calcext:value-type="boolean">
            <text:p>FALSE</text:p>
          </table:table-cell>
          <table:table-cell table:style-name="ce8" table:formula="of:=OR([.$T23]=1;[.$T23]=2;[.$T23]=3)" office:value-type="boolean" office:boolean-value="false" calcext:value-type="boolean">
            <text:p>FALSE</text:p>
          </table:table-cell>
          <table:table-cell table:formula="of:=IF([.X23];[.$Q23];0)" office:value-type="float" office:value="0" calcext:value-type="float">
            <text:p>0</text:p>
          </table:table-cell>
          <table:table-cell table:style-name="ce8" table:formula="of:=AND(OR([.$T23]=4;[.$T23]=5);NOT([.$S23]=3);[.$Q23]&lt;0)" office:value-type="boolean" office:boolean-value="true" calcext:value-type="boolean">
            <text:p>TRUE</text:p>
          </table:table-cell>
          <table:table-cell table:formula="of:=IF([.Z23];[.$Q23];0)" office:value-type="float" office:value="-178.86" calcext:value-type="float">
            <text:p>-178.86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Currenc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formula="of:=[.E24]*RANDBETWEEN(([.F24]*(1-15/100))*100;([.F24]*(1+15/100))*100)/100" office:value-type="float" office:value="-100.57" calcext:value-type="float">
            <text:p>-100.57</text:p>
          </table:table-cell>
          <table:table-cell table:style-name="ce6" office:value-type="date" office:date-value="2017-08-23" calcext:value-type="date">
            <text:p>2017-08-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8 Factures-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08.02" calcext:value-type="float">
            <text:p>-208.02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OR([.$S24]=1;[.$S24]=2)" office:value-type="boolean" office:boolean-value="false" calcext:value-type="boolean">
            <text:p>FALSE</text:p>
          </table:table-cell>
          <table:table-cell table:formula="of:=IF([.U24];[.$Q24];0)" office:value-type="float" office:value="0" calcext:value-type="float">
            <text:p>0</text:p>
          </table:table-cell>
          <table:table-cell table:style-name="ce8" table:formula="of:=OR([.$S24]=1;[.$S24]=2)" office:value-type="boolean" office:boolean-value="false" calcext:value-type="boolean">
            <text:p>FALSE</text:p>
          </table:table-cell>
          <table:table-cell table:style-name="ce8" table:formula="of:=OR([.$T24]=1;[.$T24]=2;[.$T24]=3)" office:value-type="boolean" office:boolean-value="false" calcext:value-type="boolean">
            <text:p>FALSE</text:p>
          </table:table-cell>
          <table:table-cell table:formula="of:=IF([.X24];[.$Q24];0)" office:value-type="float" office:value="0" calcext:value-type="float">
            <text:p>0</text:p>
          </table:table-cell>
          <table:table-cell table:style-name="ce8" table:formula="of:=AND(OR([.$T24]=4;[.$T24]=5);NOT([.$S24]=3);[.$Q24]&lt;0)" office:value-type="boolean" office:boolean-value="true" calcext:value-type="boolean">
            <text:p>TRUE</text:p>
          </table:table-cell>
          <table:table-cell table:formula="of:=IF([.Z24];[.$Q24];0)" office:value-type="float" office:value="-208.02" calcext:value-type="float">
            <text:p>-208.0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[.E25]*RANDBETWEEN(([.F25]*(1-15/100))*100;([.F25]*(1+15/100))*100)/100" office:value-type="float" office:value="-144.63" calcext:value-type="float">
            <text:p>-144.63</text:p>
          </table:table-cell>
          <table:table-cell table:style-name="ce6" office:value-type="date" office:date-value="2017-08-24" calcext:value-type="date">
            <text:p>2017-08-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4 Autres-A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91.09" calcext:value-type="float">
            <text:p>-91.09</text:p>
          </table:table-cell>
          <table:table-cell office:value-type="date" office:date-value="2017-08-24" calcext:value-type="date">
            <text:p>2017-08-2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OR([.$S25]=1;[.$S25]=2)" office:value-type="boolean" office:boolean-value="false" calcext:value-type="boolean">
            <text:p>FALSE</text:p>
          </table:table-cell>
          <table:table-cell table:formula="of:=IF([.U25];[.$Q25];0)" office:value-type="float" office:value="0" calcext:value-type="float">
            <text:p>0</text:p>
          </table:table-cell>
          <table:table-cell table:style-name="ce8" table:formula="of:=OR([.$S25]=1;[.$S25]=2)" office:value-type="boolean" office:boolean-value="false" calcext:value-type="boolean">
            <text:p>FALSE</text:p>
          </table:table-cell>
          <table:table-cell table:style-name="ce8" table:formula="of:=OR([.$T25]=1;[.$T25]=2;[.$T25]=3)" office:value-type="boolean" office:boolean-value="false" calcext:value-type="boolean">
            <text:p>FALSE</text:p>
          </table:table-cell>
          <table:table-cell table:formula="of:=IF([.X25];[.$Q25];0)" office:value-type="float" office:value="0" calcext:value-type="float">
            <text:p>0</text:p>
          </table:table-cell>
          <table:table-cell table:style-name="ce8" table:formula="of:=AND(OR([.$T25]=4;[.$T25]=5);NOT([.$S25]=3);[.$Q25]&lt;0)" office:value-type="boolean" office:boolean-value="true" calcext:value-type="boolean">
            <text:p>TRUE</text:p>
          </table:table-cell>
          <table:table-cell table:formula="of:=IF([.Z25];[.$Q25];0)" office:value-type="float" office:value="-91.09" calcext:value-type="float">
            <text:p>-91.0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3000</text:p>
          </table:table-cell>
          <table:table-cell office:value-type="float" office:value="25" calcext:value-type="float">
            <text:p>25</text:p>
          </table:table-cell>
          <table:table-cell table:formula="of:=[.E26]*RANDBETWEEN(([.F26]*(1-15/100))*100;([.F26]*(1+15/100))*100)/100" office:value-type="float" office:value="-3345.28" calcext:value-type="float">
            <text:p>-3345.28</text:p>
          </table:table-cell>
          <table:table-cell table:style-name="ce6" office:value-type="date" office:date-value="2017-08-24" calcext:value-type="date">
            <text:p>2017-08-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8 Credit USD</text:p>
          </table:table-cell>
          <table:table-cell office:value-type="string" calcext:value-type="string">
            <text:p>S5 Autres-B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3248.03" calcext:value-type="float">
            <text:p>-3248.03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8" table:formula="of:=OR([.$S26]=1;[.$S26]=2)" office:value-type="boolean" office:boolean-value="false" calcext:value-type="boolean">
            <text:p>FALSE</text:p>
          </table:table-cell>
          <table:table-cell table:formula="of:=IF([.U26];[.$Q26];0)" office:value-type="float" office:value="0" calcext:value-type="float">
            <text:p>0</text:p>
          </table:table-cell>
          <table:table-cell table:style-name="ce8" table:formula="of:=OR([.$S26]=1;[.$S26]=2)" office:value-type="boolean" office:boolean-value="false" calcext:value-type="boolean">
            <text:p>FALSE</text:p>
          </table:table-cell>
          <table:table-cell table:style-name="ce8" table:formula="of:=OR([.$T26]=1;[.$T26]=2;[.$T26]=3)" office:value-type="boolean" office:boolean-value="false" calcext:value-type="boolean">
            <text:p>FALSE</text:p>
          </table:table-cell>
          <table:table-cell table:formula="of:=IF([.X26];[.$Q26];0)" office:value-type="float" office:value="0" calcext:value-type="float">
            <text:p>0</text:p>
          </table:table-cell>
          <table:table-cell table:style-name="ce8" table:formula="of:=AND(OR([.$T26]=4;[.$T26]=5);NOT([.$S26]=3);[.$Q26]&lt;0)" office:value-type="boolean" office:boolean-value="false" calcext:value-type="boolean">
            <text:p>FALSE</text:p>
          </table:table-cell>
          <table:table-cell table:formula="of:=IF([.Z26];[.$Q26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formula="of:=[.E27]*RANDBETWEEN(([.F27]*(1-15/100))*100;([.F27]*(1+15/100))*100)/100" office:value-type="float" office:value="-148.73" calcext:value-type="float">
            <text:p>-148.73</text:p>
          </table:table-cell>
          <table:table-cell table:style-name="ce6" office:value-type="date" office:date-value="2017-08-24" calcext:value-type="date">
            <text:p>2017-08-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7 Factures-A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30.76" calcext:value-type="float">
            <text:p>-30.76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OR([.$S27]=1;[.$S27]=2)" office:value-type="boolean" office:boolean-value="false" calcext:value-type="boolean">
            <text:p>FALSE</text:p>
          </table:table-cell>
          <table:table-cell table:formula="of:=IF([.U27];[.$Q27];0)" office:value-type="float" office:value="0" calcext:value-type="float">
            <text:p>0</text:p>
          </table:table-cell>
          <table:table-cell table:style-name="ce8" table:formula="of:=OR([.$S27]=1;[.$S27]=2)" office:value-type="boolean" office:boolean-value="false" calcext:value-type="boolean">
            <text:p>FALSE</text:p>
          </table:table-cell>
          <table:table-cell table:style-name="ce8" table:formula="of:=OR([.$T27]=1;[.$T27]=2;[.$T27]=3)" office:value-type="boolean" office:boolean-value="false" calcext:value-type="boolean">
            <text:p>FALSE</text:p>
          </table:table-cell>
          <table:table-cell table:formula="of:=IF([.X27];[.$Q27];0)" office:value-type="float" office:value="0" calcext:value-type="float">
            <text:p>0</text:p>
          </table:table-cell>
          <table:table-cell table:style-name="ce8" table:formula="of:=AND(OR([.$T27]=4;[.$T27]=5);NOT([.$S27]=3);[.$Q27]&lt;0)" office:value-type="boolean" office:boolean-value="true" calcext:value-type="boolean">
            <text:p>TRUE</text:p>
          </table:table-cell>
          <table:table-cell table:formula="of:=IF([.Z27];[.$Q27];0)" office:value-type="float" office:value="-30.76" calcext:value-type="float">
            <text:p>-30.7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[.E28]*RANDBETWEEN(([.F28]*(1-15/100))*100;([.F28]*(1+15/100))*100)/100" office:value-type="float" office:value="-26.21" calcext:value-type="float">
            <text:p>-26.21</text:p>
          </table:table-cell>
          <table:table-cell table:style-name="ce6" office:value-type="date" office:date-value="2017-08-27" calcext:value-type="date">
            <text:p>2017-08-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8 Factures-B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161.17" calcext:value-type="float">
            <text:p>-161.17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OR([.$S28]=1;[.$S28]=2)" office:value-type="boolean" office:boolean-value="false" calcext:value-type="boolean">
            <text:p>FALSE</text:p>
          </table:table-cell>
          <table:table-cell table:formula="of:=IF([.U28];[.$Q28];0)" office:value-type="float" office:value="0" calcext:value-type="float">
            <text:p>0</text:p>
          </table:table-cell>
          <table:table-cell table:style-name="ce8" table:formula="of:=OR([.$S28]=1;[.$S28]=2)" office:value-type="boolean" office:boolean-value="false" calcext:value-type="boolean">
            <text:p>FALSE</text:p>
          </table:table-cell>
          <table:table-cell table:style-name="ce8" table:formula="of:=OR([.$T28]=1;[.$T28]=2;[.$T28]=3)" office:value-type="boolean" office:boolean-value="false" calcext:value-type="boolean">
            <text:p>FALSE</text:p>
          </table:table-cell>
          <table:table-cell table:formula="of:=IF([.X28];[.$Q28];0)" office:value-type="float" office:value="0" calcext:value-type="float">
            <text:p>0</text:p>
          </table:table-cell>
          <table:table-cell table:style-name="ce8" table:formula="of:=AND(OR([.$T28]=4;[.$T28]=5);NOT([.$S28]=3);[.$Q28]&lt;0)" office:value-type="boolean" office:boolean-value="true" calcext:value-type="boolean">
            <text:p>TRUE</text:p>
          </table:table-cell>
          <table:table-cell table:formula="of:=IF([.Z28];[.$Q28];0)" office:value-type="float" office:value="-161.17" calcext:value-type="float">
            <text:p>-161.1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formula="of:=[.E29]*RANDBETWEEN(([.F29]*(1-15/100))*100;([.F29]*(1+15/100))*100)/100" office:value-type="float" office:value="-71.62" calcext:value-type="float">
            <text:p>-71.62</text:p>
          </table:table-cell>
          <table:table-cell table:style-name="ce6" office:value-type="date" office:date-value="2017-08-28" calcext:value-type="date">
            <text:p>2017-08-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7 Factures-A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136.64" calcext:value-type="float">
            <text:p>-136.64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OR([.$S29]=1;[.$S29]=2)" office:value-type="boolean" office:boolean-value="false" calcext:value-type="boolean">
            <text:p>FALSE</text:p>
          </table:table-cell>
          <table:table-cell table:formula="of:=IF([.U29];[.$Q29];0)" office:value-type="float" office:value="0" calcext:value-type="float">
            <text:p>0</text:p>
          </table:table-cell>
          <table:table-cell table:style-name="ce8" table:formula="of:=OR([.$S29]=1;[.$S29]=2)" office:value-type="boolean" office:boolean-value="false" calcext:value-type="boolean">
            <text:p>FALSE</text:p>
          </table:table-cell>
          <table:table-cell table:style-name="ce8" table:formula="of:=OR([.$T29]=1;[.$T29]=2;[.$T29]=3)" office:value-type="boolean" office:boolean-value="false" calcext:value-type="boolean">
            <text:p>FALSE</text:p>
          </table:table-cell>
          <table:table-cell table:formula="of:=IF([.X29];[.$Q29];0)" office:value-type="float" office:value="0" calcext:value-type="float">
            <text:p>0</text:p>
          </table:table-cell>
          <table:table-cell table:style-name="ce8" table:formula="of:=AND(OR([.$T29]=4;[.$T29]=5);NOT([.$S29]=3);[.$Q29]&lt;0)" office:value-type="boolean" office:boolean-value="true" calcext:value-type="boolean">
            <text:p>TRUE</text:p>
          </table:table-cell>
          <table:table-cell table:formula="of:=IF([.Z29];[.$Q29];0)" office:value-type="float" office:value="-136.64" calcext:value-type="float">
            <text:p>-136.6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-1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table:formula="of:=[.E30]*RANDBETWEEN(([.F30]*(1-15/100))*100;([.F30]*(1+15/100))*100)/100" office:value-type="float" office:value="-257.84" calcext:value-type="float">
            <text:p>-257.84</text:p>
          </table:table-cell>
          <table:table-cell table:style-name="ce6" office:value-type="date" office:date-value="2017-08-29" calcext:value-type="date">
            <text:p>2017-08-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83.99" calcext:value-type="float">
            <text:p>-283.99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OR([.$S30]=1;[.$S30]=2)" office:value-type="boolean" office:boolean-value="false" calcext:value-type="boolean">
            <text:p>FALSE</text:p>
          </table:table-cell>
          <table:table-cell table:formula="of:=IF([.U30];[.$Q30];0)" office:value-type="float" office:value="0" calcext:value-type="float">
            <text:p>0</text:p>
          </table:table-cell>
          <table:table-cell table:style-name="ce8" table:formula="of:=OR([.$S30]=1;[.$S30]=2)" office:value-type="boolean" office:boolean-value="false" calcext:value-type="boolean">
            <text:p>FALSE</text:p>
          </table:table-cell>
          <table:table-cell table:style-name="ce8" table:formula="of:=OR([.$T30]=1;[.$T30]=2;[.$T30]=3)" office:value-type="boolean" office:boolean-value="false" calcext:value-type="boolean">
            <text:p>FALSE</text:p>
          </table:table-cell>
          <table:table-cell table:formula="of:=IF([.X30];[.$Q30];0)" office:value-type="float" office:value="0" calcext:value-type="float">
            <text:p>0</text:p>
          </table:table-cell>
          <table:table-cell table:style-name="ce8" table:formula="of:=AND(OR([.$T30]=4;[.$T30]=5);NOT([.$S30]=3);[.$Q30]&lt;0)" office:value-type="boolean" office:boolean-value="false" calcext:value-type="boolean">
            <text:p>FALSE</text:p>
          </table:table-cell>
          <table:table-cell table:formula="of:=IF([.Z30];[.$Q30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-1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formula="of:=-[.H30]" office:value-type="float" office:value="257.84" calcext:value-type="float">
            <text:p>257.84</text:p>
          </table:table-cell>
          <table:table-cell table:style-name="ce6" office:value-type="date" office:date-value="2017-08-30" calcext:value-type="date">
            <text:p>2017-08-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Epargne EUR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3.99" calcext:value-type="float">
            <text:p>283.99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" table:formula="of:=OR([.$S31]=1;[.$S31]=2)" office:value-type="boolean" office:boolean-value="false" calcext:value-type="boolean">
            <text:p>FALSE</text:p>
          </table:table-cell>
          <table:table-cell table:formula="of:=IF([.U31];[.$Q31];0)" office:value-type="float" office:value="0" calcext:value-type="float">
            <text:p>0</text:p>
          </table:table-cell>
          <table:table-cell table:style-name="ce8" table:formula="of:=OR([.$S31]=1;[.$S31]=2)" office:value-type="boolean" office:boolean-value="false" calcext:value-type="boolean">
            <text:p>FALSE</text:p>
          </table:table-cell>
          <table:table-cell table:style-name="ce8" table:formula="of:=OR([.$T31]=1;[.$T31]=2;[.$T31]=3)" office:value-type="boolean" office:boolean-value="true" calcext:value-type="boolean">
            <text:p>TRUE</text:p>
          </table:table-cell>
          <table:table-cell table:formula="of:=IF([.X31];[.$Q31];0)" office:value-type="float" office:value="283.99" calcext:value-type="float">
            <text:p>283.99</text:p>
          </table:table-cell>
          <table:table-cell table:style-name="ce8" table:formula="of:=AND(OR([.$T31]=4;[.$T31]=5);NOT([.$S31]=3);[.$Q31]&lt;0)" office:value-type="boolean" office:boolean-value="false" calcext:value-type="boolean">
            <text:p>FALSE</text:p>
          </table:table-cell>
          <table:table-cell table:formula="of:=IF([.Z31];[.$Q31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-1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formula="of:=[.E32]*RANDBETWEEN(([.F32]*(1-15/100))*100;([.F32]*(1+15/100))*100)/100" office:value-type="float" office:value="-143.83" calcext:value-type="float">
            <text:p>-143.83</text:p>
          </table:table-cell>
          <table:table-cell table:style-name="ce7" office:value-type="date" office:date-value="2017-08-31" calcext:value-type="date">
            <text:p>2017-08-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4 Courant EUR</text:p>
          </table:table-cell>
          <table:table-cell table:style-name="ce1" office:value-type="string" calcext:value-type="string">
            <text:p>S3 Transferts</text:p>
          </table:table-cell>
          <table:table-cell table:style-name="ce1"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-127.57" calcext:value-type="float">
            <text:p>-127.57</text:p>
          </table:table-cell>
          <table:table-cell table:style-name="ce7" office:value-type="date" office:date-value="2017-08-31" calcext:value-type="date">
            <text:p>2017-08-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9" table:formula="of:=OR([.$S32]=1;[.$S32]=2)" office:value-type="boolean" office:boolean-value="false" calcext:value-type="boolean">
            <text:p>FALSE</text:p>
          </table:table-cell>
          <table:table-cell table:style-name="ce1" table:formula="of:=IF([.U32];[.$Q32];0)" office:value-type="float" office:value="0" calcext:value-type="float">
            <text:p>0</text:p>
          </table:table-cell>
          <table:table-cell table:style-name="ce9" table:formula="of:=OR([.$S32]=1;[.$S32]=2)" office:value-type="boolean" office:boolean-value="false" calcext:value-type="boolean">
            <text:p>FALSE</text:p>
          </table:table-cell>
          <table:table-cell table:style-name="ce9" table:formula="of:=OR([.$T32]=1;[.$T32]=2;[.$T32]=3)" office:value-type="boolean" office:boolean-value="false" calcext:value-type="boolean">
            <text:p>FALSE</text:p>
          </table:table-cell>
          <table:table-cell table:style-name="ce1" table:formula="of:=IF([.X32];[.$Q32];0)" office:value-type="float" office:value="0" calcext:value-type="float">
            <text:p>0</text:p>
          </table:table-cell>
          <table:table-cell table:style-name="ce8" table:formula="of:=AND(OR([.$T32]=4;[.$T32]=5);NOT([.$S32]=3);[.$Q32]&lt;0)" office:value-type="boolean" office:boolean-value="false" calcext:value-type="boolean">
            <text:p>FALSE</text:p>
          </table:table-cell>
          <table:table-cell table:formula="of:=IF([.Z32];[.$Q32];0)" office:value-type="float" office:value="0" calcext:value-type="float">
            <text:p>0</text:p>
          </table:table-cell>
          <table:table-cell table:style-name="ce1"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table:formula="of:=-[.H32]" office:value-type="float" office:value="143.83" calcext:value-type="float">
            <text:p>143.83</text:p>
          </table:table-cell>
          <table:table-cell table:style-name="ce6" office:value-type="date" office:date-value="2017-09-01" calcext:value-type="date">
            <text:p>2017-09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 Epargne EUR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27.57" calcext:value-type="float">
            <text:p>127.57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table:formula="of:=OR([.$S33]=1;[.$S33]=2)" office:value-type="boolean" office:boolean-value="false" calcext:value-type="boolean">
            <text:p>FALSE</text:p>
          </table:table-cell>
          <table:table-cell table:formula="of:=IF([.U33];[.$Q33];0)" office:value-type="float" office:value="0" calcext:value-type="float">
            <text:p>0</text:p>
          </table:table-cell>
          <table:table-cell table:style-name="ce8" table:formula="of:=OR([.$S33]=1;[.$S33]=2)" office:value-type="boolean" office:boolean-value="false" calcext:value-type="boolean">
            <text:p>FALSE</text:p>
          </table:table-cell>
          <table:table-cell table:style-name="ce8" table:formula="of:=OR([.$T33]=1;[.$T33]=2;[.$T33]=3)" office:value-type="boolean" office:boolean-value="true" calcext:value-type="boolean">
            <text:p>TRUE</text:p>
          </table:table-cell>
          <table:table-cell table:formula="of:=IF([.X33];[.$Q33];0)" office:value-type="float" office:value="127.57" calcext:value-type="float">
            <text:p>127.57</text:p>
          </table:table-cell>
          <table:table-cell table:style-name="ce8" table:formula="of:=AND(OR([.$T33]=4;[.$T33]=5);NOT([.$S33]=3);[.$Q33]&lt;0)" office:value-type="boolean" office:boolean-value="false" calcext:value-type="boolean">
            <text:p>FALSE</text:p>
          </table:table-cell>
          <table:table-cell table:formula="of:=IF([.Z33];[.$Q33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table:formula="of:=[.E34]*RANDBETWEEN(([.F34]*(1-15/100))*100;([.F34]*(1+15/100))*100)/100" office:value-type="float" office:value="-149.36" calcext:value-type="float">
            <text:p>-149.36</text:p>
          </table:table-cell>
          <table:table-cell table:style-name="ce6" office:value-type="date" office:date-value="2017-09-01" calcext:value-type="date">
            <text:p>2017-09-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148.32" calcext:value-type="float">
            <text:p>-148.32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8" table:formula="of:=OR([.$S34]=1;[.$S34]=2)" office:value-type="boolean" office:boolean-value="false" calcext:value-type="boolean">
            <text:p>FALSE</text:p>
          </table:table-cell>
          <table:table-cell table:formula="of:=IF([.U34];[.$Q34];0)" office:value-type="float" office:value="0" calcext:value-type="float">
            <text:p>0</text:p>
          </table:table-cell>
          <table:table-cell table:style-name="ce8" table:formula="of:=OR([.$S34]=1;[.$S34]=2)" office:value-type="boolean" office:boolean-value="false" calcext:value-type="boolean">
            <text:p>FALSE</text:p>
          </table:table-cell>
          <table:table-cell table:style-name="ce8" table:formula="of:=OR([.$T34]=1;[.$T34]=2;[.$T34]=3)" office:value-type="boolean" office:boolean-value="false" calcext:value-type="boolean">
            <text:p>FALSE</text:p>
          </table:table-cell>
          <table:table-cell table:formula="of:=IF([.X34];[.$Q34];0)" office:value-type="float" office:value="0" calcext:value-type="float">
            <text:p>0</text:p>
          </table:table-cell>
          <table:table-cell table:style-name="ce8" table:formula="of:=AND(OR([.$T34]=4;[.$T34]=5);NOT([.$S34]=3);[.$Q34]&lt;0)" office:value-type="boolean" office:boolean-value="false" calcext:value-type="boolean">
            <text:p>FALSE</text:p>
          </table:table-cell>
          <table:table-cell table:formula="of:=IF([.Z34];[.$Q34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-[.H34]" office:value-type="float" office:value="149.36" calcext:value-type="float">
            <text:p>149.36</text:p>
          </table:table-cell>
          <table:table-cell table:style-name="ce6" office:value-type="date" office:date-value="2017-09-01" calcext:value-type="date">
            <text:p>2017-09-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 Epargne USD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48.32" calcext:value-type="float">
            <text:p>148.32</text:p>
          </table:table-cell>
          <table:table-cell office:value-type="date" office:date-value="2017-09-01" calcext:value-type="date">
            <text:p>2017-09-0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8" table:formula="of:=OR([.$S35]=1;[.$S35]=2)" office:value-type="boolean" office:boolean-value="false" calcext:value-type="boolean">
            <text:p>FALSE</text:p>
          </table:table-cell>
          <table:table-cell table:formula="of:=IF([.U35];[.$Q35];0)" office:value-type="float" office:value="0" calcext:value-type="float">
            <text:p>0</text:p>
          </table:table-cell>
          <table:table-cell table:style-name="ce8" table:formula="of:=OR([.$S35]=1;[.$S35]=2)" office:value-type="boolean" office:boolean-value="false" calcext:value-type="boolean">
            <text:p>FALSE</text:p>
          </table:table-cell>
          <table:table-cell table:style-name="ce8" table:formula="of:=OR([.$T35]=1;[.$T35]=2;[.$T35]=3)" office:value-type="boolean" office:boolean-value="true" calcext:value-type="boolean">
            <text:p>TRUE</text:p>
          </table:table-cell>
          <table:table-cell table:formula="of:=IF([.X35];[.$Q35];0)" office:value-type="float" office:value="148.32" calcext:value-type="float">
            <text:p>148.32</text:p>
          </table:table-cell>
          <table:table-cell table:style-name="ce8" table:formula="of:=AND(OR([.$T35]=4;[.$T35]=5);NOT([.$S35]=3);[.$Q35]&lt;0)" office:value-type="boolean" office:boolean-value="false" calcext:value-type="boolean">
            <text:p>FALSE</text:p>
          </table:table-cell>
          <table:table-cell table:formula="of:=IF([.Z35];[.$Q35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48" calcext:value-type="float">
            <text:p>148</text:p>
          </table:table-cell>
          <table:table-cell office:value-type="float" office:value="35" calcext:value-type="float">
            <text:p>35</text:p>
          </table:table-cell>
          <table:table-cell table:formula="of:=[.E36]*RANDBETWEEN(([.F36]*(1-15/100))*100;([.F36]*(1+15/100))*100)/100" office:value-type="float" office:value="-126.38" calcext:value-type="float">
            <text:p>-126.38</text:p>
          </table:table-cell>
          <table:table-cell table:style-name="ce6" office:value-type="date" office:date-value="2017-09-01" calcext:value-type="date">
            <text:p>2017-09-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8 Factures-B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141.23" calcext:value-type="float">
            <text:p>-141.23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OR([.$S36]=1;[.$S36]=2)" office:value-type="boolean" office:boolean-value="false" calcext:value-type="boolean">
            <text:p>FALSE</text:p>
          </table:table-cell>
          <table:table-cell table:formula="of:=IF([.U36];[.$Q36];0)" office:value-type="float" office:value="0" calcext:value-type="float">
            <text:p>0</text:p>
          </table:table-cell>
          <table:table-cell table:style-name="ce8" table:formula="of:=OR([.$S36]=1;[.$S36]=2)" office:value-type="boolean" office:boolean-value="false" calcext:value-type="boolean">
            <text:p>FALSE</text:p>
          </table:table-cell>
          <table:table-cell table:style-name="ce8" table:formula="of:=OR([.$T36]=1;[.$T36]=2;[.$T36]=3)" office:value-type="boolean" office:boolean-value="false" calcext:value-type="boolean">
            <text:p>FALSE</text:p>
          </table:table-cell>
          <table:table-cell table:formula="of:=IF([.X36];[.$Q36];0)" office:value-type="float" office:value="0" calcext:value-type="float">
            <text:p>0</text:p>
          </table:table-cell>
          <table:table-cell table:style-name="ce8" table:formula="of:=AND(OR([.$T36]=4;[.$T36]=5);NOT([.$S36]=3);[.$Q36]&lt;0)" office:value-type="boolean" office:boolean-value="true" calcext:value-type="boolean">
            <text:p>TRUE</text:p>
          </table:table-cell>
          <table:table-cell table:formula="of:=IF([.Z36];[.$Q36];0)" office:value-type="float" office:value="-141.23" calcext:value-type="float">
            <text:p>-141.23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table:formula="of:=[.E37]*RANDBETWEEN(([.F37]*(1-15/100))*100;([.F37]*(1+15/100))*100)/100" office:value-type="float" office:value="-182.4" calcext:value-type="float">
            <text:p>-182.4</text:p>
          </table:table-cell>
          <table:table-cell table:style-name="ce6" office:value-type="date" office:date-value="2017-09-05" calcext:value-type="date">
            <text:p>2017-09-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8 Factures-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113.06" calcext:value-type="float">
            <text:p>-113.06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OR([.$S37]=1;[.$S37]=2)" office:value-type="boolean" office:boolean-value="false" calcext:value-type="boolean">
            <text:p>FALSE</text:p>
          </table:table-cell>
          <table:table-cell table:formula="of:=IF([.U37];[.$Q37];0)" office:value-type="float" office:value="0" calcext:value-type="float">
            <text:p>0</text:p>
          </table:table-cell>
          <table:table-cell table:style-name="ce8" table:formula="of:=OR([.$S37]=1;[.$S37]=2)" office:value-type="boolean" office:boolean-value="false" calcext:value-type="boolean">
            <text:p>FALSE</text:p>
          </table:table-cell>
          <table:table-cell table:style-name="ce8" table:formula="of:=OR([.$T37]=1;[.$T37]=2;[.$T37]=3)" office:value-type="boolean" office:boolean-value="false" calcext:value-type="boolean">
            <text:p>FALSE</text:p>
          </table:table-cell>
          <table:table-cell table:formula="of:=IF([.X37];[.$Q37];0)" office:value-type="float" office:value="0" calcext:value-type="float">
            <text:p>0</text:p>
          </table:table-cell>
          <table:table-cell table:style-name="ce8" table:formula="of:=AND(OR([.$T37]=4;[.$T37]=5);NOT([.$S37]=3);[.$Q37]&lt;0)" office:value-type="boolean" office:boolean-value="true" calcext:value-type="boolean">
            <text:p>TRUE</text:p>
          </table:table-cell>
          <table:table-cell table:formula="of:=IF([.Z37];[.$Q37];0)" office:value-type="float" office:value="-113.06" calcext:value-type="float">
            <text:p>-113.06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  <table:table-cell table:formula="of:=[.E38]*RANDBETWEEN(([.F38]*(1-15/100))*100;([.F38]*(1+15/100))*100)/100" office:value-type="float" office:value="-171.84" calcext:value-type="float">
            <text:p>-171.84</text:p>
          </table:table-cell>
          <table:table-cell table:style-name="ce6" office:value-type="date" office:date-value="2017-09-06" calcext:value-type="date">
            <text:p>2017-09-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4 Autres-A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153.16" calcext:value-type="float">
            <text:p>-153.16</text:p>
          </table:table-cell>
          <table:table-cell office:value-type="date" office:date-value="2017-09-06" calcext:value-type="date">
            <text:p>2017-09-0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OR([.$S38]=1;[.$S38]=2)" office:value-type="boolean" office:boolean-value="false" calcext:value-type="boolean">
            <text:p>FALSE</text:p>
          </table:table-cell>
          <table:table-cell table:formula="of:=IF([.U38];[.$Q38];0)" office:value-type="float" office:value="0" calcext:value-type="float">
            <text:p>0</text:p>
          </table:table-cell>
          <table:table-cell table:style-name="ce8" table:formula="of:=OR([.$S38]=1;[.$S38]=2)" office:value-type="boolean" office:boolean-value="false" calcext:value-type="boolean">
            <text:p>FALSE</text:p>
          </table:table-cell>
          <table:table-cell table:style-name="ce8" table:formula="of:=OR([.$T38]=1;[.$T38]=2;[.$T38]=3)" office:value-type="boolean" office:boolean-value="false" calcext:value-type="boolean">
            <text:p>FALSE</text:p>
          </table:table-cell>
          <table:table-cell table:formula="of:=IF([.X38];[.$Q38];0)" office:value-type="float" office:value="0" calcext:value-type="float">
            <text:p>0</text:p>
          </table:table-cell>
          <table:table-cell table:style-name="ce8" table:formula="of:=AND(OR([.$T38]=4;[.$T38]=5);NOT([.$S38]=3);[.$Q38]&lt;0)" office:value-type="boolean" office:boolean-value="true" calcext:value-type="boolean">
            <text:p>TRUE</text:p>
          </table:table-cell>
          <table:table-cell table:formula="of:=IF([.Z38];[.$Q38];0)" office:value-type="float" office:value="-153.16" calcext:value-type="float">
            <text:p>-153.16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150</text:p>
          </table:table-cell>
          <table:table-cell office:value-type="float" office:value="38" calcext:value-type="float">
            <text:p>38</text:p>
          </table:table-cell>
          <table:table-cell table:formula="of:=[.E39]*RANDBETWEEN(([.F39]*(1-15/100))*100;([.F39]*(1+15/100))*100)/100" office:value-type="float" office:value="-136.63" calcext:value-type="float">
            <text:p>-136.63</text:p>
          </table:table-cell>
          <table:table-cell table:style-name="ce6" office:value-type="date" office:date-value="2017-09-07" calcext:value-type="date">
            <text:p>2017-09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5 Autres-B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152.81" calcext:value-type="float">
            <text:p>-152.81</text:p>
          </table:table-cell>
          <table:table-cell office:value-type="date" office:date-value="2017-09-07" calcext:value-type="date">
            <text:p>2017-09-07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8" table:formula="of:=OR([.$S39]=1;[.$S39]=2)" office:value-type="boolean" office:boolean-value="false" calcext:value-type="boolean">
            <text:p>FALSE</text:p>
          </table:table-cell>
          <table:table-cell table:formula="of:=IF([.U39];[.$Q39];0)" office:value-type="float" office:value="0" calcext:value-type="float">
            <text:p>0</text:p>
          </table:table-cell>
          <table:table-cell table:style-name="ce8" table:formula="of:=OR([.$S39]=1;[.$S39]=2)" office:value-type="boolean" office:boolean-value="false" calcext:value-type="boolean">
            <text:p>FALSE</text:p>
          </table:table-cell>
          <table:table-cell table:style-name="ce8" table:formula="of:=OR([.$T39]=1;[.$T39]=2;[.$T39]=3)" office:value-type="boolean" office:boolean-value="false" calcext:value-type="boolean">
            <text:p>FALSE</text:p>
          </table:table-cell>
          <table:table-cell table:formula="of:=IF([.X39];[.$Q39];0)" office:value-type="float" office:value="0" calcext:value-type="float">
            <text:p>0</text:p>
          </table:table-cell>
          <table:table-cell table:style-name="ce8" table:formula="of:=AND(OR([.$T39]=4;[.$T39]=5);NOT([.$S39]=3);[.$Q39]&lt;0)" office:value-type="boolean" office:boolean-value="true" calcext:value-type="boolean">
            <text:p>TRUE</text:p>
          </table:table-cell>
          <table:table-cell table:formula="of:=IF([.Z39];[.$Q39];0)" office:value-type="float" office:value="-152.81" calcext:value-type="float">
            <text:p>-152.81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150</text:p>
          </table:table-cell>
          <table:table-cell office:value-type="float" office:value="39" calcext:value-type="float">
            <text:p>39</text:p>
          </table:table-cell>
          <table:table-cell table:formula="of:=-[.H39]" office:value-type="float" office:value="136.63" calcext:value-type="float">
            <text:p>136.63</text:p>
          </table:table-cell>
          <table:table-cell table:style-name="ce6" office:value-type="date" office:date-value="2017-09-07" calcext:value-type="date">
            <text:p>2017-09-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8 Credit USD</text:p>
          </table:table-cell>
          <table:table-cell office:value-type="string" calcext:value-type="string">
            <text:p>S5 Autres-B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52.81" calcext:value-type="float">
            <text:p>152.8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8" table:formula="of:=OR([.$S40]=1;[.$S40]=2)" office:value-type="boolean" office:boolean-value="false" calcext:value-type="boolean">
            <text:p>FALSE</text:p>
          </table:table-cell>
          <table:table-cell table:formula="of:=IF([.U40];[.$Q40];0)" office:value-type="float" office:value="0" calcext:value-type="float">
            <text:p>0</text:p>
          </table:table-cell>
          <table:table-cell table:style-name="ce8" table:formula="of:=OR([.$S40]=1;[.$S40]=2)" office:value-type="boolean" office:boolean-value="false" calcext:value-type="boolean">
            <text:p>FALSE</text:p>
          </table:table-cell>
          <table:table-cell table:style-name="ce8" table:formula="of:=OR([.$T40]=1;[.$T40]=2;[.$T40]=3)" office:value-type="boolean" office:boolean-value="false" calcext:value-type="boolean">
            <text:p>FALSE</text:p>
          </table:table-cell>
          <table:table-cell table:formula="of:=IF([.X40];[.$Q40];0)" office:value-type="float" office:value="0" calcext:value-type="float">
            <text:p>0</text:p>
          </table:table-cell>
          <table:table-cell table:style-name="ce8" table:formula="of:=AND(OR([.$T40]=4;[.$T40]=5);NOT([.$S40]=3);[.$Q40]&lt;0)" office:value-type="boolean" office:boolean-value="false" calcext:value-type="boolean">
            <text:p>FALSE</text:p>
          </table:table-cell>
          <table:table-cell table:formula="of:=IF([.Z40];[.$Q40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E41]*RANDBETWEEN(([.F41]*(1-15/100))*100;([.F41]*(1+15/100))*100)/100" office:value-type="float" office:value="-14.16" calcext:value-type="float">
            <text:p>-14.16</text:p>
          </table:table-cell>
          <table:table-cell table:style-name="ce6" office:value-type="date" office:date-value="2017-09-09" calcext:value-type="date">
            <text:p>2017-09-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4 Autres-A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36.01" calcext:value-type="float">
            <text:p>-136.01</text:p>
          </table:table-cell>
          <table:table-cell office:value-type="date" office:date-value="2017-09-09" calcext:value-type="date">
            <text:p>2017-09-0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OR([.$S41]=1;[.$S41]=2)" office:value-type="boolean" office:boolean-value="false" calcext:value-type="boolean">
            <text:p>FALSE</text:p>
          </table:table-cell>
          <table:table-cell table:formula="of:=IF([.U41];[.$Q41];0)" office:value-type="float" office:value="0" calcext:value-type="float">
            <text:p>0</text:p>
          </table:table-cell>
          <table:table-cell table:style-name="ce8" table:formula="of:=OR([.$S41]=1;[.$S41]=2)" office:value-type="boolean" office:boolean-value="false" calcext:value-type="boolean">
            <text:p>FALSE</text:p>
          </table:table-cell>
          <table:table-cell table:style-name="ce8" table:formula="of:=OR([.$T41]=1;[.$T41]=2;[.$T41]=3)" office:value-type="boolean" office:boolean-value="false" calcext:value-type="boolean">
            <text:p>FALSE</text:p>
          </table:table-cell>
          <table:table-cell table:formula="of:=IF([.X41];[.$Q41];0)" office:value-type="float" office:value="0" calcext:value-type="float">
            <text:p>0</text:p>
          </table:table-cell>
          <table:table-cell table:style-name="ce8" table:formula="of:=AND(OR([.$T41]=4;[.$T41]=5);NOT([.$S41]=3);[.$Q41]&lt;0)" office:value-type="boolean" office:boolean-value="true" calcext:value-type="boolean">
            <text:p>TRUE</text:p>
          </table:table-cell>
          <table:table-cell table:formula="of:=IF([.Z41];[.$Q41];0)" office:value-type="float" office:value="-136.01" calcext:value-type="float">
            <text:p>-136.01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formula="of:=[.E42]*RANDBETWEEN(([.F42]*(1-15/100))*100;([.F42]*(1+15/100))*100)/100" office:value-type="float" office:value="-72.46" calcext:value-type="float">
            <text:p>-72.46</text:p>
          </table:table-cell>
          <table:table-cell table:style-name="ce6" office:value-type="date" office:date-value="2017-09-10" calcext:value-type="date">
            <text:p>2017-09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8 Factures-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OR([.$S42]=1;[.$S42]=2)" office:value-type="boolean" office:boolean-value="false" calcext:value-type="boolean">
            <text:p>FALSE</text:p>
          </table:table-cell>
          <table:table-cell table:formula="of:=IF([.U42];[.$Q42];0)" office:value-type="float" office:value="0" calcext:value-type="float">
            <text:p>0</text:p>
          </table:table-cell>
          <table:table-cell table:style-name="ce8" table:formula="of:=OR([.$S42]=1;[.$S42]=2)" office:value-type="boolean" office:boolean-value="false" calcext:value-type="boolean">
            <text:p>FALSE</text:p>
          </table:table-cell>
          <table:table-cell table:style-name="ce8" table:formula="of:=OR([.$T42]=1;[.$T42]=2;[.$T42]=3)" office:value-type="boolean" office:boolean-value="false" calcext:value-type="boolean">
            <text:p>FALSE</text:p>
          </table:table-cell>
          <table:table-cell table:formula="of:=IF([.X42];[.$Q42];0)" office:value-type="float" office:value="0" calcext:value-type="float">
            <text:p>0</text:p>
          </table:table-cell>
          <table:table-cell table:style-name="ce8" table:formula="of:=AND(OR([.$T42]=4;[.$T42]=5);NOT([.$S42]=3);[.$Q42]&lt;0)" office:value-type="boolean" office:boolean-value="true" calcext:value-type="boolean">
            <text:p>TRUE</text:p>
          </table:table-cell>
          <table:table-cell table:formula="of:=IF([.Z42];[.$Q42];0)" office:value-type="float" office:value="-9" calcext:value-type="float">
            <text:p>-9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table:formula="of:=[.E43]*RANDBETWEEN(([.F43]*(1-15/100))*100;([.F43]*(1+15/100))*100)/100" office:value-type="float" office:value="-201.53" calcext:value-type="float">
            <text:p>-201.53</text:p>
          </table:table-cell>
          <table:table-cell table:style-name="ce6" office:value-type="date" office:date-value="2017-09-11" calcext:value-type="date">
            <text:p>2017-09-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7 Factures-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212.12" calcext:value-type="float">
            <text:p>-212.12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8" table:formula="of:=OR([.$S43]=1;[.$S43]=2)" office:value-type="boolean" office:boolean-value="false" calcext:value-type="boolean">
            <text:p>FALSE</text:p>
          </table:table-cell>
          <table:table-cell table:formula="of:=IF([.U43];[.$Q43];0)" office:value-type="float" office:value="0" calcext:value-type="float">
            <text:p>0</text:p>
          </table:table-cell>
          <table:table-cell table:style-name="ce8" table:formula="of:=OR([.$S43]=1;[.$S43]=2)" office:value-type="boolean" office:boolean-value="false" calcext:value-type="boolean">
            <text:p>FALSE</text:p>
          </table:table-cell>
          <table:table-cell table:style-name="ce8" table:formula="of:=OR([.$T43]=1;[.$T43]=2;[.$T43]=3)" office:value-type="boolean" office:boolean-value="false" calcext:value-type="boolean">
            <text:p>FALSE</text:p>
          </table:table-cell>
          <table:table-cell table:formula="of:=IF([.X43];[.$Q43];0)" office:value-type="float" office:value="0" calcext:value-type="float">
            <text:p>0</text:p>
          </table:table-cell>
          <table:table-cell table:style-name="ce8" table:formula="of:=AND(OR([.$T43]=4;[.$T43]=5);NOT([.$S43]=3);[.$Q43]&lt;0)" office:value-type="boolean" office:boolean-value="true" calcext:value-type="boolean">
            <text:p>TRUE</text:p>
          </table:table-cell>
          <table:table-cell table:formula="of:=IF([.Z43];[.$Q43];0)" office:value-type="float" office:value="-212.12" calcext:value-type="float">
            <text:p>-212.12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1400</text:p>
          </table:table-cell>
          <table:table-cell office:value-type="float" office:value="43" calcext:value-type="float">
            <text:p>43</text:p>
          </table:table-cell>
          <table:table-cell table:formula="of:=[.E44]*RANDBETWEEN(([.F44]*(1-15/100))*100;([.F44]*(1+15/100))*100)/100" office:value-type="float" office:value="1311.87" calcext:value-type="float">
            <text:p>1311.87</text:p>
          </table:table-cell>
          <table:table-cell table:style-name="ce6"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1 Rev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499.11" calcext:value-type="float">
            <text:p>1499.11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table:formula="of:=OR([.$S44]=1;[.$S44]=2)" office:value-type="boolean" office:boolean-value="true" calcext:value-type="boolean">
            <text:p>TRUE</text:p>
          </table:table-cell>
          <table:table-cell table:formula="of:=IF([.U44];[.$Q44];0)" office:value-type="float" office:value="1499.11" calcext:value-type="float">
            <text:p>1499.11</text:p>
          </table:table-cell>
          <table:table-cell table:style-name="ce8" table:formula="of:=OR([.$S44]=1;[.$S44]=2)" office:value-type="boolean" office:boolean-value="true" calcext:value-type="boolean">
            <text:p>TRUE</text:p>
          </table:table-cell>
          <table:table-cell table:style-name="ce8" table:formula="of:=OR([.$T44]=1;[.$T44]=2;[.$T44]=3)" office:value-type="boolean" office:boolean-value="false" calcext:value-type="boolean">
            <text:p>FALSE</text:p>
          </table:table-cell>
          <table:table-cell table:formula="of:=IF([.X44];[.$Q44];0)" office:value-type="float" office:value="0" calcext:value-type="float">
            <text:p>0</text:p>
          </table:table-cell>
          <table:table-cell table:style-name="ce8" table:formula="of:=AND(OR([.$T44]=4;[.$T44]=5);NOT([.$S44]=3);[.$Q44]&lt;0)" office:value-type="boolean" office:boolean-value="false" calcext:value-type="boolean">
            <text:p>FALSE</text:p>
          </table:table-cell>
          <table:table-cell table:formula="of:=IF([.Z44];[.$Q44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500</text:p>
          </table:table-cell>
          <table:table-cell office:value-type="float" office:value="44" calcext:value-type="float">
            <text:p>44</text:p>
          </table:table-cell>
          <table:table-cell table:formula="of:=[.H19]" office:value-type="float" office:value="-513.41" calcext:value-type="float">
            <text:p>-513.41</text:p>
          </table:table-cell>
          <table:table-cell table:style-name="ce6" office:value-type="date" office:date-value="2017-09-13" calcext:value-type="date">
            <text:p>2017-09-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6 Autres-C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490.32" calcext:value-type="float">
            <text:p>-490.32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OR([.$S45]=1;[.$S45]=2)" office:value-type="boolean" office:boolean-value="false" calcext:value-type="boolean">
            <text:p>FALSE</text:p>
          </table:table-cell>
          <table:table-cell table:formula="of:=IF([.U45];[.$Q45];0)" office:value-type="float" office:value="0" calcext:value-type="float">
            <text:p>0</text:p>
          </table:table-cell>
          <table:table-cell table:style-name="ce8" table:formula="of:=OR([.$S45]=1;[.$S45]=2)" office:value-type="boolean" office:boolean-value="false" calcext:value-type="boolean">
            <text:p>FALSE</text:p>
          </table:table-cell>
          <table:table-cell table:style-name="ce8" table:formula="of:=OR([.$T45]=1;[.$T45]=2;[.$T45]=3)" office:value-type="boolean" office:boolean-value="false" calcext:value-type="boolean">
            <text:p>FALSE</text:p>
          </table:table-cell>
          <table:table-cell table:formula="of:=IF([.X45];[.$Q45];0)" office:value-type="float" office:value="0" calcext:value-type="float">
            <text:p>0</text:p>
          </table:table-cell>
          <table:table-cell table:style-name="ce8" table:formula="of:=AND(OR([.$T45]=4;[.$T45]=5);NOT([.$S45]=3);[.$Q45]&lt;0)" office:value-type="boolean" office:boolean-value="true" calcext:value-type="boolean">
            <text:p>TRUE</text:p>
          </table:table-cell>
          <table:table-cell table:formula="of:=IF([.Z45];[.$Q45];0)" office:value-type="float" office:value="-490.32" calcext:value-type="float">
            <text:p>-490.32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500</text:p>
          </table:table-cell>
          <table:table-cell office:value-type="float" office:value="45" calcext:value-type="float">
            <text:p>45</text:p>
          </table:table-cell>
          <table:table-cell table:formula="of:=[.H20]" office:value-type="float" office:value="513.41" calcext:value-type="float">
            <text:p>513.41</text:p>
          </table:table-cell>
          <table:table-cell table:style-name="ce6" office:value-type="date" office:date-value="2017-09-13" calcext:value-type="date">
            <text:p>2017-09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6 Credit EUR</text:p>
          </table:table-cell>
          <table:table-cell office:value-type="string" calcext:value-type="string">
            <text:p>S6 Autres-C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90.32" calcext:value-type="float">
            <text:p>490.32</text:p>
          </table:table-cell>
          <table:table-cell office:value-type="date" office:date-value="2017-09-13" calcext:value-type="date">
            <text:p>2017-09-13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OR([.$S46]=1;[.$S46]=2)" office:value-type="boolean" office:boolean-value="false" calcext:value-type="boolean">
            <text:p>FALSE</text:p>
          </table:table-cell>
          <table:table-cell table:formula="of:=IF([.U46];[.$Q46];0)" office:value-type="float" office:value="0" calcext:value-type="float">
            <text:p>0</text:p>
          </table:table-cell>
          <table:table-cell table:style-name="ce8" table:formula="of:=OR([.$S46]=1;[.$S46]=2)" office:value-type="boolean" office:boolean-value="false" calcext:value-type="boolean">
            <text:p>FALSE</text:p>
          </table:table-cell>
          <table:table-cell table:style-name="ce8" table:formula="of:=OR([.$T46]=1;[.$T46]=2;[.$T46]=3)" office:value-type="boolean" office:boolean-value="false" calcext:value-type="boolean">
            <text:p>FALSE</text:p>
          </table:table-cell>
          <table:table-cell table:formula="of:=IF([.X46];[.$Q46];0)" office:value-type="float" office:value="0" calcext:value-type="float">
            <text:p>0</text:p>
          </table:table-cell>
          <table:table-cell table:style-name="ce8" table:formula="of:=AND(OR([.$T46]=4;[.$T46]=5);NOT([.$S46]=3);[.$Q46]&lt;0)" office:value-type="boolean" office:boolean-value="false" calcext:value-type="boolean">
            <text:p>FALSE</text:p>
          </table:table-cell>
          <table:table-cell table:formula="of:=IF([.Z46];[.$Q46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E47]*RANDBETWEEN(([.F47]*(1-15/100))*100;([.F47]*(1+15/100))*100)/100" office:value-type="float" office:value="-13.21" calcext:value-type="float">
            <text:p>-13.21</text:p>
          </table:table-cell>
          <table:table-cell table:style-name="ce6" office:value-type="date" office:date-value="2017-09-13" calcext:value-type="date">
            <text:p>2017-09-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7 Factures-A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74.6" calcext:value-type="float">
            <text:p>-74.6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OR([.$S47]=1;[.$S47]=2)" office:value-type="boolean" office:boolean-value="false" calcext:value-type="boolean">
            <text:p>FALSE</text:p>
          </table:table-cell>
          <table:table-cell table:formula="of:=IF([.U47];[.$Q47];0)" office:value-type="float" office:value="0" calcext:value-type="float">
            <text:p>0</text:p>
          </table:table-cell>
          <table:table-cell table:style-name="ce8" table:formula="of:=OR([.$S47]=1;[.$S47]=2)" office:value-type="boolean" office:boolean-value="false" calcext:value-type="boolean">
            <text:p>FALSE</text:p>
          </table:table-cell>
          <table:table-cell table:style-name="ce8" table:formula="of:=OR([.$T47]=1;[.$T47]=2;[.$T47]=3)" office:value-type="boolean" office:boolean-value="false" calcext:value-type="boolean">
            <text:p>FALSE</text:p>
          </table:table-cell>
          <table:table-cell table:formula="of:=IF([.X47];[.$Q47];0)" office:value-type="float" office:value="0" calcext:value-type="float">
            <text:p>0</text:p>
          </table:table-cell>
          <table:table-cell table:style-name="ce8" table:formula="of:=AND(OR([.$T47]=4;[.$T47]=5);NOT([.$S47]=3);[.$Q47]&lt;0)" office:value-type="boolean" office:boolean-value="true" calcext:value-type="boolean">
            <text:p>TRUE</text:p>
          </table:table-cell>
          <table:table-cell table:formula="of:=IF([.Z47];[.$Q47];0)" office:value-type="float" office:value="-74.6" calcext:value-type="float">
            <text:p>-74.6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5000</text:p>
          </table:table-cell>
          <table:table-cell office:value-type="float" office:value="47" calcext:value-type="float">
            <text:p>47</text:p>
          </table:table-cell>
          <table:table-cell table:formula="of:=[.E48]*RANDBETWEEN(([.F48]*(1-15/100))*100;([.F48]*(1+15/100))*100)/100" office:value-type="float" office:value="4904.04" calcext:value-type="float">
            <text:p>4904.04</text:p>
          </table:table-cell>
          <table:table-cell table:style-name="ce6" office:value-type="date" office:date-value="2017-09-19" calcext:value-type="date">
            <text:p>2017-09-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2 Rev-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725.81" calcext:value-type="float">
            <text:p>4725.81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table:formula="of:=OR([.$S48]=1;[.$S48]=2)" office:value-type="boolean" office:boolean-value="true" calcext:value-type="boolean">
            <text:p>TRUE</text:p>
          </table:table-cell>
          <table:table-cell table:formula="of:=IF([.U48];[.$Q48];0)" office:value-type="float" office:value="4725.81" calcext:value-type="float">
            <text:p>4725.81</text:p>
          </table:table-cell>
          <table:table-cell table:style-name="ce8" table:formula="of:=OR([.$S48]=1;[.$S48]=2)" office:value-type="boolean" office:boolean-value="true" calcext:value-type="boolean">
            <text:p>TRUE</text:p>
          </table:table-cell>
          <table:table-cell table:style-name="ce8" table:formula="of:=OR([.$T48]=1;[.$T48]=2;[.$T48]=3)" office:value-type="boolean" office:boolean-value="false" calcext:value-type="boolean">
            <text:p>FALSE</text:p>
          </table:table-cell>
          <table:table-cell table:formula="of:=IF([.X48];[.$Q48];0)" office:value-type="float" office:value="0" calcext:value-type="float">
            <text:p>0</text:p>
          </table:table-cell>
          <table:table-cell table:style-name="ce8" table:formula="of:=AND(OR([.$T48]=4;[.$T48]=5);NOT([.$S48]=3);[.$Q48]&lt;0)" office:value-type="boolean" office:boolean-value="false" calcext:value-type="boolean">
            <text:p>FALSE</text:p>
          </table:table-cell>
          <table:table-cell table:formula="of:=IF([.Z48];[.$Q48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-1</text:p>
          </table:table-cell>
          <table:table-cell table:style-name="ce4" office:value-type="string" calcext:value-type="string">
            <text:p>3000</text:p>
          </table:table-cell>
          <table:table-cell office:value-type="float" office:value="48" calcext:value-type="float">
            <text:p>48</text:p>
          </table:table-cell>
          <table:table-cell table:formula="of:=[.E49]*RANDBETWEEN(([.F49]*(1-15/100))*100;([.F49]*(1+15/100))*100)/100" office:value-type="float" office:value="-2973.39" calcext:value-type="float">
            <text:p>-2973.39</text:p>
          </table:table-cell>
          <table:table-cell table:style-name="ce6" office:value-type="date" office:date-value="2017-09-19" calcext:value-type="date">
            <text:p>2017-09-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 Courant EUR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3041.13" calcext:value-type="float">
            <text:p>-3041.1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OR([.$S49]=1;[.$S49]=2)" office:value-type="boolean" office:boolean-value="false" calcext:value-type="boolean">
            <text:p>FALSE</text:p>
          </table:table-cell>
          <table:table-cell table:formula="of:=IF([.U49];[.$Q49];0)" office:value-type="float" office:value="0" calcext:value-type="float">
            <text:p>0</text:p>
          </table:table-cell>
          <table:table-cell table:style-name="ce8" table:formula="of:=OR([.$S49]=1;[.$S49]=2)" office:value-type="boolean" office:boolean-value="false" calcext:value-type="boolean">
            <text:p>FALSE</text:p>
          </table:table-cell>
          <table:table-cell table:style-name="ce8" table:formula="of:=OR([.$T49]=1;[.$T49]=2;[.$T49]=3)" office:value-type="boolean" office:boolean-value="false" calcext:value-type="boolean">
            <text:p>FALSE</text:p>
          </table:table-cell>
          <table:table-cell table:formula="of:=IF([.X49];[.$Q49];0)" office:value-type="float" office:value="0" calcext:value-type="float">
            <text:p>0</text:p>
          </table:table-cell>
          <table:table-cell table:style-name="ce8" table:formula="of:=AND(OR([.$T49]=4;[.$T49]=5);NOT([.$S49]=3);[.$Q49]&lt;0)" office:value-type="boolean" office:boolean-value="false" calcext:value-type="boolean">
            <text:p>FALSE</text:p>
          </table:table-cell>
          <table:table-cell table:formula="of:=IF([.Z49];[.$Q49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3000</text:p>
          </table:table-cell>
          <table:table-cell office:value-type="float" office:value="49" calcext:value-type="float">
            <text:p>49</text:p>
          </table:table-cell>
          <table:table-cell table:formula="of:=[.E50]*RANDBETWEEN(([.F50]*(1-15/100))*100;([.F50]*(1+15/100))*100)/100" office:value-type="float" office:value="3170.13" calcext:value-type="float">
            <text:p>3170.13</text:p>
          </table:table-cell>
          <table:table-cell table:style-name="ce6" office:value-type="date" office:date-value="2017-09-19" calcext:value-type="date">
            <text:p>2017-09-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8 Credit USD</text:p>
          </table:table-cell>
          <table:table-cell office:value-type="string" calcext:value-type="string">
            <text:p>S3 Transferts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442.53" calcext:value-type="float">
            <text:p>3442.5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table:formula="of:=OR([.$S50]=1;[.$S50]=2)" office:value-type="boolean" office:boolean-value="false" calcext:value-type="boolean">
            <text:p>FALSE</text:p>
          </table:table-cell>
          <table:table-cell table:formula="of:=IF([.U50];[.$Q50];0)" office:value-type="float" office:value="0" calcext:value-type="float">
            <text:p>0</text:p>
          </table:table-cell>
          <table:table-cell table:style-name="ce8" table:formula="of:=OR([.$S50]=1;[.$S50]=2)" office:value-type="boolean" office:boolean-value="false" calcext:value-type="boolean">
            <text:p>FALSE</text:p>
          </table:table-cell>
          <table:table-cell table:style-name="ce8" table:formula="of:=OR([.$T50]=1;[.$T50]=2;[.$T50]=3)" office:value-type="boolean" office:boolean-value="false" calcext:value-type="boolean">
            <text:p>FALSE</text:p>
          </table:table-cell>
          <table:table-cell table:formula="of:=IF([.X50];[.$Q50];0)" office:value-type="float" office:value="0" calcext:value-type="float">
            <text:p>0</text:p>
          </table:table-cell>
          <table:table-cell table:style-name="ce8" table:formula="of:=AND(OR([.$T50]=4;[.$T50]=5);NOT([.$S50]=3);[.$Q50]&lt;0)" office:value-type="boolean" office:boolean-value="false" calcext:value-type="boolean">
            <text:p>FALSE</text:p>
          </table:table-cell>
          <table:table-cell table:formula="of:=IF([.Z50];[.$Q50]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" office:value-type="string" calcext:value-type="string">
            <text:p>-1</text:p>
          </table:table-cell>
          <table:table-cell table:style-name="ce4" table:formula="of:=RANDBETWEEN(5;200)"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table:formula="of:=[.E51]*RANDBETWEEN(([.F51]*(1-15/100))*100;([.F51]*(1+15/100))*100)/100" office:value-type="float" office:value="-196.19" calcext:value-type="float">
            <text:p>-196.19</text:p>
          </table:table-cell>
          <table:table-cell table:style-name="ce6" office:value-type="date" office:date-value="2017-09-19" calcext:value-type="date">
            <text:p>2017-09-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 Courant USD</text:p>
          </table:table-cell>
          <table:table-cell office:value-type="string" calcext:value-type="string">
            <text:p>S8 Factures-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7.93" calcext:value-type="float">
            <text:p>-7.9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OR([.$S51]=1;[.$S51]=2)" office:value-type="boolean" office:boolean-value="false" calcext:value-type="boolean">
            <text:p>FALSE</text:p>
          </table:table-cell>
          <table:table-cell table:formula="of:=IF([.U51];[.$Q51];0)" office:value-type="float" office:value="0" calcext:value-type="float">
            <text:p>0</text:p>
          </table:table-cell>
          <table:table-cell table:style-name="ce8" table:formula="of:=OR([.$S51]=1;[.$S51]=2)" office:value-type="boolean" office:boolean-value="false" calcext:value-type="boolean">
            <text:p>FALSE</text:p>
          </table:table-cell>
          <table:table-cell table:style-name="ce8" table:formula="of:=OR([.$T51]=1;[.$T51]=2;[.$T51]=3)" office:value-type="boolean" office:boolean-value="false" calcext:value-type="boolean">
            <text:p>FALSE</text:p>
          </table:table-cell>
          <table:table-cell table:formula="of:=IF([.X51];[.$Q51];0)" office:value-type="float" office:value="0" calcext:value-type="float">
            <text:p>0</text:p>
          </table:table-cell>
          <table:table-cell table:style-name="ce8" table:formula="of:=AND(OR([.$T51]=4;[.$T51]=5);NOT([.$S51]=3);[.$Q51]&lt;0)" office:value-type="boolean" office:boolean-value="true" calcext:value-type="boolean">
            <text:p>TRUE</text:p>
          </table:table-cell>
          <table:table-cell table:formula="of:=IF([.Z51];[.$Q51];0)" office:value-type="float" office:value="-7.93" calcext:value-type="float">
            <text:p>-7.93</text:p>
          </table:table-cell>
          <table:table-cell table:number-columns-repeated="985"/>
        </table:table-row>
        <table:table-row table:style-name="ro1"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86"/>
        </table:table-row>
        <table:table-row table:style-name="ro1">
          <table:table-cell table:number-columns-repeated="16"/>
          <table:table-cell table:formula="of:=SUM([.Q2:.Q32])" office:value-type="float" office:value="-120256.79" calcext:value-type="float">
            <text:p>-120256.79</text:p>
          </table:table-cell>
          <table:table-cell office:value-type="string" calcext:value-type="string">
            <text:p>Aout</text:p>
          </table:table-cell>
          <table:table-cell table:number-columns-repeated="3"/>
          <table:table-cell table:formula="of:=SUM([.V2:.V32])" office:value-type="float" office:value="13034.65" calcext:value-type="float">
            <text:p>13034.65</text:p>
          </table:table-cell>
          <table:table-cell table:number-columns-repeated="2"/>
          <table:table-cell table:formula="of:=SUM([.Y2:.Y32])" office:value-type="float" office:value="283.99" calcext:value-type="float">
            <text:p>283.99</text:p>
          </table:table-cell>
          <table:table-cell/>
          <table:table-cell table:formula="of:=ABS(SUM([.AA2:.AA32]))" office:value-type="float" office:value="2687.48" calcext:value-type="float">
            <text:p>2687.48</text:p>
          </table:table-cell>
          <table:table-cell table:number-columns-repeated="985"/>
        </table:table-row>
        <table:table-row table:style-name="ro1">
          <table:table-cell table:number-columns-repeated="16"/>
          <table:table-cell table:formula="of:=SUM([.Q33:.Q51])" office:value-type="float" office:value="5906.78" calcext:value-type="float">
            <text:p>5906.78</text:p>
          </table:table-cell>
          <table:table-cell office:value-type="string" calcext:value-type="string">
            <text:p>Septembre</text:p>
          </table:table-cell>
          <table:table-cell table:number-columns-repeated="3"/>
          <table:table-cell table:formula="of:=SUM([.V33:.V51])" office:value-type="float" office:value="6224.92" calcext:value-type="float">
            <text:p>6224.92</text:p>
          </table:table-cell>
          <table:table-cell table:number-columns-repeated="2"/>
          <table:table-cell table:formula="of:=SUM([.Y33:.Y51])" office:value-type="float" office:value="275.89" calcext:value-type="float">
            <text:p>275.89</text:p>
          </table:table-cell>
          <table:table-cell/>
          <table:table-cell table:formula="of:=ABS(SUM([.AA33:.AA51]))" office:value-type="float" office:value="1490.24" calcext:value-type="float">
            <text:p>1490.24</text:p>
          </table:table-cell>
          <table:table-cell table:number-columns-repeated="985"/>
        </table:table-row>
        <table:table-row table:style-name="ro1">
          <table:table-cell table:number-columns-repeated="16"/>
          <table:table-cell table:formula="of:=[.Q53]+[.Q54]" office:value-type="float" office:value="-114350.01" calcext:value-type="float">
            <text:p>-114350.01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table:formula="of:=SUM([.V2:.V51])" office:value-type="float" office:value="19259.57" calcext:value-type="float">
            <text:p>19259.57</text:p>
          </table:table-cell>
          <table:table-cell table:number-columns-repeated="2"/>
          <table:table-cell table:formula="of:=SUM([.Y2:.Y51])" office:value-type="float" office:value="559.88" calcext:value-type="float">
            <text:p>559.88</text:p>
          </table:table-cell>
          <table:table-cell/>
          <table:table-cell table:formula="of:=ABS(SUM([.AA2:.AA51]))" office:value-type="float" office:value="4177.72" calcext:value-type="float">
            <text:p>4177.72</text:p>
          </table:table-cell>
          <table:table-cell table:number-columns-repeated="985"/>
        </table:table-row>
        <table:table-row table:style-name="ro1" table:number-rows-repeated="1048520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" table:default-cell-style-name="ce10"/>
        <table:table-column table:style-name="co1" table:number-columns-repeated="5" table:default-cell-style-name="Default"/>
        <table:table-column table:style-name="co5" table:number-columns-repeated="2" table:default-cell-style-name="Default"/>
        <table:table-column table:style-name="co1" table:number-columns-repeated="1000" table:default-cell-style-name="Default"/>
        <table:table-row table:style-name="ro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cat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Epargne</text:p>
          </table:table-cell>
          <table:table-cell office:value-type="string" calcext:value-type="string">
            <text:p>Dépenses</text:p>
          </table:table-cell>
          <table:table-cell office:value-type="string" calcext:value-type="string">
            <text:p>Soldes</text:p>
          </table:table-cell>
          <table:table-cell office:value-type="string" calcext:value-type="string">
            <text:p>Solde Dettes</text:p>
          </table:table-cell>
          <table:table-cell office:value-type="string" calcext:value-type="string">
            <text:p>Solde EUR</text:p>
          </table:table-cell>
          <table:table-cell office:value-type="string" calcext:value-type="string">
            <text:p>Solde USD</text:p>
          </table:table-cell>
          <table:table-cell office:value-type="string" calcext:value-type="string">
            <text:p>S4 Autres-A</text:p>
          </table:table-cell>
          <table:table-cell office:value-type="string" calcext:value-type="string">
            <text:p>S5 Autres-B</text:p>
          </table:table-cell>
          <table:table-cell office:value-type="string" calcext:value-type="string">
            <text:p>S6 Autres-C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S7 Factures-A</text:p>
          </table:table-cell>
          <table:table-cell office:value-type="string" calcext:value-type="string">
            <text:p>S8 Factures-B</text:p>
          </table:table-cell>
          <table:table-cell office:value-type="string" calcext:value-type="string">
            <text:p>FACTUR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2530.84" calcext:value-type="float">
            <text:p>-22530.84</text:p>
          </table:table-cell>
          <table:table-cell table:style-name="ce2" office:value-type="string" calcext:value-type="string">
            <text:p>2017-08-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res - Autres-C</text:p>
          </table:table-cell>
          <table:table-cell office:value-type="string" calcext:value-type="string">
            <text:p>B1 - C6 - EUR</text:p>
          </table:table-cell>
          <table:table-cell table:formula="of:=IF([.$D2]=1;[.$B2];0)" office:value-type="float" office:value="0" calcext:value-type="float">
            <text:p>0</text:p>
          </table:table-cell>
          <table:table-cell table:formula="of:=IF(OR([.$F2]=1;[.$F2]=2;[.$F2]=3);[.$B2];0)" office:value-type="float" office:value="0" calcext:value-type="float">
            <text:p>0</text:p>
          </table:table-cell>
          <table:table-cell table:formula="of:=IF(AND([.$I2]=1;[.$B2]&lt;0;NOT([.$D2]=2));[.$B2];0)" office:value-type="float" office:value="0" calcext:value-type="float">
            <text:p>0</text:p>
          </table:table-cell>
          <table:table-cell table:formula="of:=IF(NOT([.$I2]=3);[.$B2];0)" office:value-type="float" office:value="0" calcext:value-type="float">
            <text:p>0</text:p>
          </table:table-cell>
          <table:table-cell table:formula="of:=IF([.$I2]=3;[.$B2];0)" office:value-type="float" office:value="-22530.84" calcext:value-type="float">
            <text:p>-22530.84</text:p>
          </table:table-cell>
          <table:table-cell table:formula="of:=IF(AND(NOT([.$I2]=3);[.$H2]=2);[.$B2];0)" office:value-type="float" office:value="0" calcext:value-type="float">
            <text:p>0</text:p>
          </table:table-cell>
          <table:table-cell table:formula="of:=IF(AND(NOT([.$I2]=3);[.$H2]=3);[.$B2];0)" office:value-type="float" office:value="0" calcext:value-type="float">
            <text:p>0</text:p>
          </table:table-cell>
          <table:table-cell table:formula="of:=IF(AND([.$E2]=4;NOT([.$I2]=3));[.$B2];0)" office:value-type="float" office:value="0" calcext:value-type="float">
            <text:p>0</text:p>
          </table:table-cell>
          <table:table-cell table:formula="of:=IF(AND([.$E2]=5;NOT([.$I2]=3));[.$B2];0)" office:value-type="float" office:value="0" calcext:value-type="float">
            <text:p>0</text:p>
          </table:table-cell>
          <table:table-cell table:formula="of:=IF(AND([.$E2]=6;NOT([.$I2]=3));[.$B2];0)" office:value-type="float" office:value="0" calcext:value-type="float">
            <text:p>0</text:p>
          </table:table-cell>
          <table:table-cell table:formula="of:=[.S2]+[.T2]+[.U2]" office:value-type="float" office:value="0" calcext:value-type="float">
            <text:p>0</text:p>
          </table:table-cell>
          <table:table-cell table:formula="of:=IF(AND([.$E2]=7;NOT([.$I2]=3));[.$B2];0)" office:value-type="float" office:value="0" calcext:value-type="float">
            <text:p>0</text:p>
          </table:table-cell>
          <table:table-cell table:formula="of:=IF(AND([.$E2]=8;NOT([.$I2]=3));[.$B2];0)" office:value-type="float" office:value="0" calcext:value-type="float">
            <text:p>0</text:p>
          </table:table-cell>
          <table:table-cell table:formula="of:=[.W2]+[.X2]" office:value-type="float" office:value="0" calcext:value-type="float">
            <text:p>0</text:p>
          </table:table-cell>
          <table:table-cell table:formula="of:=IF([.$F2]=1;[.$B2];0)" office:value-type="float" office:value="0" calcext:value-type="float">
            <text:p>0</text:p>
          </table:table-cell>
          <table:table-cell table:formula="of:=IF([.$F2]=2;[.$B2];0)" office:value-type="float" office:value="0" calcext:value-type="float">
            <text:p>0</text:p>
          </table:table-cell>
          <table:table-cell table:formula="of:=IF([.$F2]=3;[.$B2];0)" office:value-type="float" office:value="0" calcext:value-type="float">
            <text:p>0</text:p>
          </table:table-cell>
          <table:table-cell table:formula="of:=IF([.$F2]=4;[.$B2];0)" office:value-type="float" office:value="0" calcext:value-type="float">
            <text:p>0</text:p>
          </table:table-cell>
          <table:table-cell table:formula="of:=IF([.$F2]=5;[.$B2];0)" office:value-type="float" office:value="0" calcext:value-type="float">
            <text:p>0</text:p>
          </table:table-cell>
          <table:table-cell table:formula="of:=IF([.$F2]=6;[.$B2];0)" office:value-type="float" office:value="-22530.84" calcext:value-type="float">
            <text:p>-22530.84</text:p>
          </table:table-cell>
          <table:table-cell table:formula="of:=IF([.$F2]=7;[.$B2];0)" office:value-type="float" office:value="0" calcext:value-type="float">
            <text:p>0</text:p>
          </table:table-cell>
          <table:table-cell table:formula="of:=IF([.$F2]=8;[.$B2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90.46" calcext:value-type="float">
            <text:p>4990.46</text:p>
          </table:table-cell>
          <table:table-cell table:style-name="ce2" office:value-type="string" calcext:value-type="string">
            <text:p>2017-08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nus - Revenus-b</text:p>
          </table:table-cell>
          <table:table-cell office:value-type="string" calcext:value-type="string">
            <text:p>B1 - C4 - EUR</text:p>
          </table:table-cell>
          <table:table-cell table:formula="of:=IF([.$D3]=1;[.$B3];0)" office:value-type="float" office:value="4990.46" calcext:value-type="float">
            <text:p>4990.46</text:p>
          </table:table-cell>
          <table:table-cell table:formula="of:=IF(OR([.$F3]=1;[.$F3]=2;[.$F3]=3);[.$B3];0)" office:value-type="float" office:value="0" calcext:value-type="float">
            <text:p>0</text:p>
          </table:table-cell>
          <table:table-cell table:formula="of:=IF(AND([.$I3]=1;[.$B3]&lt;0;NOT([.$D3]=2));[.$B3];0)" office:value-type="float" office:value="0" calcext:value-type="float">
            <text:p>0</text:p>
          </table:table-cell>
          <table:table-cell table:formula="of:=IF(NOT([.$I3]=3);[.$B3];0)" office:value-type="float" office:value="4990.46" calcext:value-type="float">
            <text:p>4990.46</text:p>
          </table:table-cell>
          <table:table-cell table:formula="of:=IF([.$I3]=3;[.$B3];0)" office:value-type="float" office:value="0" calcext:value-type="float">
            <text:p>0</text:p>
          </table:table-cell>
          <table:table-cell table:formula="of:=IF(AND(NOT([.$I3]=3);[.$H3]=2);[.$B3];0)" office:value-type="float" office:value="4990.46" calcext:value-type="float">
            <text:p>4990.46</text:p>
          </table:table-cell>
          <table:table-cell table:formula="of:=IF(AND(NOT([.$I3]=3);[.$H3]=3);[.$B3];0)" office:value-type="float" office:value="0" calcext:value-type="float">
            <text:p>0</text:p>
          </table:table-cell>
          <table:table-cell table:formula="of:=IF(AND([.$E3]=4;NOT([.$I3]=3));[.$B3];0)" office:value-type="float" office:value="0" calcext:value-type="float">
            <text:p>0</text:p>
          </table:table-cell>
          <table:table-cell table:formula="of:=IF(AND([.$E3]=5;NOT([.$I3]=3));[.$B3];0)" office:value-type="float" office:value="0" calcext:value-type="float">
            <text:p>0</text:p>
          </table:table-cell>
          <table:table-cell table:formula="of:=IF(AND([.$E3]=6;NOT([.$I3]=3));[.$B3];0)" office:value-type="float" office:value="0" calcext:value-type="float">
            <text:p>0</text:p>
          </table:table-cell>
          <table:table-cell table:formula="of:=[.S3]+[.T3]+[.U3]" office:value-type="float" office:value="0" calcext:value-type="float">
            <text:p>0</text:p>
          </table:table-cell>
          <table:table-cell table:formula="of:=IF(AND([.$E3]=7;NOT([.$I3]=3));[.$B3];0)" office:value-type="float" office:value="0" calcext:value-type="float">
            <text:p>0</text:p>
          </table:table-cell>
          <table:table-cell table:formula="of:=IF(AND([.$E3]=8;NOT([.$I3]=3));[.$B3];0)" office:value-type="float" office:value="0" calcext:value-type="float">
            <text:p>0</text:p>
          </table:table-cell>
          <table:table-cell table:formula="of:=[.W3]+[.X3]" office:value-type="float" office:value="0" calcext:value-type="float">
            <text:p>0</text:p>
          </table:table-cell>
          <table:table-cell table:formula="of:=IF([.$F3]=1;[.$B3];0)" office:value-type="float" office:value="0" calcext:value-type="float">
            <text:p>0</text:p>
          </table:table-cell>
          <table:table-cell table:formula="of:=IF([.$F3]=2;[.$B3];0)" office:value-type="float" office:value="0" calcext:value-type="float">
            <text:p>0</text:p>
          </table:table-cell>
          <table:table-cell table:formula="of:=IF([.$F3]=3;[.$B3];0)" office:value-type="float" office:value="0" calcext:value-type="float">
            <text:p>0</text:p>
          </table:table-cell>
          <table:table-cell table:formula="of:=IF([.$F3]=4;[.$B3];0)" office:value-type="float" office:value="4990.46" calcext:value-type="float">
            <text:p>4990.46</text:p>
          </table:table-cell>
          <table:table-cell table:formula="of:=IF([.$F3]=5;[.$B3];0)" office:value-type="float" office:value="0" calcext:value-type="float">
            <text:p>0</text:p>
          </table:table-cell>
          <table:table-cell table:formula="of:=IF([.$F3]=6;[.$B3];0)" office:value-type="float" office:value="0" calcext:value-type="float">
            <text:p>0</text:p>
          </table:table-cell>
          <table:table-cell table:formula="of:=IF([.$F3]=7;[.$B3];0)" office:value-type="float" office:value="0" calcext:value-type="float">
            <text:p>0</text:p>
          </table:table-cell>
          <table:table-cell table:formula="of:=IF([.$F3]=8;[.$B3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195.51" calcext:value-type="float">
            <text:p>-2195.51</text:p>
          </table:table-cell>
          <table:table-cell table:style-name="ce2" office:value-type="string" calcext:value-type="string">
            <text:p>2017-08-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1 - C4 - EUR</text:p>
          </table:table-cell>
          <table:table-cell table:formula="of:=IF([.$D4]=1;[.$B4];0)" office:value-type="float" office:value="0" calcext:value-type="float">
            <text:p>0</text:p>
          </table:table-cell>
          <table:table-cell table:formula="of:=IF(OR([.$F4]=1;[.$F4]=2;[.$F4]=3);[.$B4];0)" office:value-type="float" office:value="0" calcext:value-type="float">
            <text:p>0</text:p>
          </table:table-cell>
          <table:table-cell table:formula="of:=IF(AND([.$I4]=1;[.$B4]&lt;0;NOT([.$D4]=2));[.$B4];0)" office:value-type="float" office:value="0" calcext:value-type="float">
            <text:p>0</text:p>
          </table:table-cell>
          <table:table-cell table:formula="of:=IF(NOT([.$I4]=3);[.$B4];0)" office:value-type="float" office:value="-2195.51" calcext:value-type="float">
            <text:p>-2195.51</text:p>
          </table:table-cell>
          <table:table-cell table:formula="of:=IF([.$I4]=3;[.$B4];0)" office:value-type="float" office:value="0" calcext:value-type="float">
            <text:p>0</text:p>
          </table:table-cell>
          <table:table-cell table:formula="of:=IF(AND(NOT([.$I4]=3);[.$H4]=2);[.$B4];0)" office:value-type="float" office:value="-2195.51" calcext:value-type="float">
            <text:p>-2195.51</text:p>
          </table:table-cell>
          <table:table-cell table:formula="of:=IF(AND(NOT([.$I4]=3);[.$H4]=3);[.$B4];0)" office:value-type="float" office:value="0" calcext:value-type="float">
            <text:p>0</text:p>
          </table:table-cell>
          <table:table-cell table:formula="of:=IF(AND([.$E4]=4;NOT([.$I4]=3));[.$B4];0)" office:value-type="float" office:value="0" calcext:value-type="float">
            <text:p>0</text:p>
          </table:table-cell>
          <table:table-cell table:formula="of:=IF(AND([.$E4]=5;NOT([.$I4]=3));[.$B4];0)" office:value-type="float" office:value="0" calcext:value-type="float">
            <text:p>0</text:p>
          </table:table-cell>
          <table:table-cell table:formula="of:=IF(AND([.$E4]=6;NOT([.$I4]=3));[.$B4];0)" office:value-type="float" office:value="0" calcext:value-type="float">
            <text:p>0</text:p>
          </table:table-cell>
          <table:table-cell table:formula="of:=[.S4]+[.T4]+[.U4]" office:value-type="float" office:value="0" calcext:value-type="float">
            <text:p>0</text:p>
          </table:table-cell>
          <table:table-cell table:formula="of:=IF(AND([.$E4]=7;NOT([.$I4]=3));[.$B4];0)" office:value-type="float" office:value="0" calcext:value-type="float">
            <text:p>0</text:p>
          </table:table-cell>
          <table:table-cell table:formula="of:=IF(AND([.$E4]=8;NOT([.$I4]=3));[.$B4];0)" office:value-type="float" office:value="0" calcext:value-type="float">
            <text:p>0</text:p>
          </table:table-cell>
          <table:table-cell table:formula="of:=[.W4]+[.X4]" office:value-type="float" office:value="0" calcext:value-type="float">
            <text:p>0</text:p>
          </table:table-cell>
          <table:table-cell table:formula="of:=IF([.$F4]=1;[.$B4];0)" office:value-type="float" office:value="0" calcext:value-type="float">
            <text:p>0</text:p>
          </table:table-cell>
          <table:table-cell table:formula="of:=IF([.$F4]=2;[.$B4];0)" office:value-type="float" office:value="0" calcext:value-type="float">
            <text:p>0</text:p>
          </table:table-cell>
          <table:table-cell table:formula="of:=IF([.$F4]=3;[.$B4];0)" office:value-type="float" office:value="0" calcext:value-type="float">
            <text:p>0</text:p>
          </table:table-cell>
          <table:table-cell table:formula="of:=IF([.$F4]=4;[.$B4];0)" office:value-type="float" office:value="-2195.51" calcext:value-type="float">
            <text:p>-2195.51</text:p>
          </table:table-cell>
          <table:table-cell table:formula="of:=IF([.$F4]=5;[.$B4];0)" office:value-type="float" office:value="0" calcext:value-type="float">
            <text:p>0</text:p>
          </table:table-cell>
          <table:table-cell table:formula="of:=IF([.$F4]=6;[.$B4];0)" office:value-type="float" office:value="0" calcext:value-type="float">
            <text:p>0</text:p>
          </table:table-cell>
          <table:table-cell table:formula="of:=IF([.$F4]=7;[.$B4];0)" office:value-type="float" office:value="0" calcext:value-type="float">
            <text:p>0</text:p>
          </table:table-cell>
          <table:table-cell table:formula="of:=IF([.$F4]=8;[.$B4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060.72" calcext:value-type="float">
            <text:p>-19060.72</text:p>
          </table:table-cell>
          <table:table-cell table:style-name="ce2" office:value-type="string" calcext:value-type="string">
            <text:p>2017-08-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tres - Autres-B</text:p>
          </table:table-cell>
          <table:table-cell office:value-type="string" calcext:value-type="string">
            <text:p>B2 - C8 - USD</text:p>
          </table:table-cell>
          <table:table-cell table:formula="of:=IF([.$D5]=1;[.$B5];0)" office:value-type="float" office:value="0" calcext:value-type="float">
            <text:p>0</text:p>
          </table:table-cell>
          <table:table-cell table:formula="of:=IF(OR([.$F5]=1;[.$F5]=2;[.$F5]=3);[.$B5];0)" office:value-type="float" office:value="0" calcext:value-type="float">
            <text:p>0</text:p>
          </table:table-cell>
          <table:table-cell table:formula="of:=IF(AND([.$I5]=1;[.$B5]&lt;0;NOT([.$D5]=2));[.$B5];0)" office:value-type="float" office:value="0" calcext:value-type="float">
            <text:p>0</text:p>
          </table:table-cell>
          <table:table-cell table:formula="of:=IF(NOT([.$I5]=3);[.$B5];0)" office:value-type="float" office:value="0" calcext:value-type="float">
            <text:p>0</text:p>
          </table:table-cell>
          <table:table-cell table:formula="of:=IF([.$I5]=3;[.$B5];0)" office:value-type="float" office:value="-19060.72" calcext:value-type="float">
            <text:p>-19060.72</text:p>
          </table:table-cell>
          <table:table-cell table:formula="of:=IF(AND(NOT([.$I5]=3);[.$H5]=2);[.$B5];0)" office:value-type="float" office:value="0" calcext:value-type="float">
            <text:p>0</text:p>
          </table:table-cell>
          <table:table-cell table:formula="of:=IF(AND(NOT([.$I5]=3);[.$H5]=3);[.$B5];0)" office:value-type="float" office:value="0" calcext:value-type="float">
            <text:p>0</text:p>
          </table:table-cell>
          <table:table-cell table:formula="of:=IF(AND([.$E5]=4;NOT([.$I5]=3));[.$B5];0)" office:value-type="float" office:value="0" calcext:value-type="float">
            <text:p>0</text:p>
          </table:table-cell>
          <table:table-cell table:formula="of:=IF(AND([.$E5]=5;NOT([.$I5]=3));[.$B5];0)" office:value-type="float" office:value="0" calcext:value-type="float">
            <text:p>0</text:p>
          </table:table-cell>
          <table:table-cell table:formula="of:=IF(AND([.$E5]=6;NOT([.$I5]=3));[.$B5];0)" office:value-type="float" office:value="0" calcext:value-type="float">
            <text:p>0</text:p>
          </table:table-cell>
          <table:table-cell table:formula="of:=[.S5]+[.T5]+[.U5]" office:value-type="float" office:value="0" calcext:value-type="float">
            <text:p>0</text:p>
          </table:table-cell>
          <table:table-cell table:formula="of:=IF(AND([.$E5]=7;NOT([.$I5]=3));[.$B5];0)" office:value-type="float" office:value="0" calcext:value-type="float">
            <text:p>0</text:p>
          </table:table-cell>
          <table:table-cell table:formula="of:=IF(AND([.$E5]=8;NOT([.$I5]=3));[.$B5];0)" office:value-type="float" office:value="0" calcext:value-type="float">
            <text:p>0</text:p>
          </table:table-cell>
          <table:table-cell table:formula="of:=[.W5]+[.X5]" office:value-type="float" office:value="0" calcext:value-type="float">
            <text:p>0</text:p>
          </table:table-cell>
          <table:table-cell table:formula="of:=IF([.$F5]=1;[.$B5];0)" office:value-type="float" office:value="0" calcext:value-type="float">
            <text:p>0</text:p>
          </table:table-cell>
          <table:table-cell table:formula="of:=IF([.$F5]=2;[.$B5];0)" office:value-type="float" office:value="0" calcext:value-type="float">
            <text:p>0</text:p>
          </table:table-cell>
          <table:table-cell table:formula="of:=IF([.$F5]=3;[.$B5];0)" office:value-type="float" office:value="0" calcext:value-type="float">
            <text:p>0</text:p>
          </table:table-cell>
          <table:table-cell table:formula="of:=IF([.$F5]=4;[.$B5];0)" office:value-type="float" office:value="0" calcext:value-type="float">
            <text:p>0</text:p>
          </table:table-cell>
          <table:table-cell table:formula="of:=IF([.$F5]=5;[.$B5];0)" office:value-type="float" office:value="0" calcext:value-type="float">
            <text:p>0</text:p>
          </table:table-cell>
          <table:table-cell table:formula="of:=IF([.$F5]=6;[.$B5];0)" office:value-type="float" office:value="0" calcext:value-type="float">
            <text:p>0</text:p>
          </table:table-cell>
          <table:table-cell table:formula="of:=IF([.$F5]=7;[.$B5];0)" office:value-type="float" office:value="0" calcext:value-type="float">
            <text:p>0</text:p>
          </table:table-cell>
          <table:table-cell table:formula="of:=IF([.$F5]=8;[.$B5];0)" office:value-type="float" office:value="-19060.72" calcext:value-type="float">
            <text:p>-19060.72</text:p>
          </table:table-cell>
          <table:table-cell table:number-columns-repeated="9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5574.54" calcext:value-type="float">
            <text:p>-105574.54</text:p>
          </table:table-cell>
          <table:table-cell table:style-name="ce2" office:value-type="string" calcext:value-type="string">
            <text:p>2017-08-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tres - Autres-C</text:p>
          </table:table-cell>
          <table:table-cell office:value-type="string" calcext:value-type="string">
            <text:p>B1 - C7 - USD</text:p>
          </table:table-cell>
          <table:table-cell table:formula="of:=IF([.$D6]=1;[.$B6];0)" office:value-type="float" office:value="0" calcext:value-type="float">
            <text:p>0</text:p>
          </table:table-cell>
          <table:table-cell table:formula="of:=IF(OR([.$F6]=1;[.$F6]=2;[.$F6]=3);[.$B6];0)" office:value-type="float" office:value="0" calcext:value-type="float">
            <text:p>0</text:p>
          </table:table-cell>
          <table:table-cell table:formula="of:=IF(AND([.$I6]=1;[.$B6]&lt;0;NOT([.$D6]=2));[.$B6];0)" office:value-type="float" office:value="0" calcext:value-type="float">
            <text:p>0</text:p>
          </table:table-cell>
          <table:table-cell table:formula="of:=IF(NOT([.$I6]=3);[.$B6];0)" office:value-type="float" office:value="0" calcext:value-type="float">
            <text:p>0</text:p>
          </table:table-cell>
          <table:table-cell table:formula="of:=IF([.$I6]=3;[.$B6];0)" office:value-type="float" office:value="-105574.54" calcext:value-type="float">
            <text:p>-105574.54</text:p>
          </table:table-cell>
          <table:table-cell table:formula="of:=IF(AND(NOT([.$I6]=3);[.$H6]=2);[.$B6];0)" office:value-type="float" office:value="0" calcext:value-type="float">
            <text:p>0</text:p>
          </table:table-cell>
          <table:table-cell table:formula="of:=IF(AND(NOT([.$I6]=3);[.$H6]=3);[.$B6];0)" office:value-type="float" office:value="0" calcext:value-type="float">
            <text:p>0</text:p>
          </table:table-cell>
          <table:table-cell table:formula="of:=IF(AND([.$E6]=4;NOT([.$I6]=3));[.$B6];0)" office:value-type="float" office:value="0" calcext:value-type="float">
            <text:p>0</text:p>
          </table:table-cell>
          <table:table-cell table:formula="of:=IF(AND([.$E6]=5;NOT([.$I6]=3));[.$B6];0)" office:value-type="float" office:value="0" calcext:value-type="float">
            <text:p>0</text:p>
          </table:table-cell>
          <table:table-cell table:formula="of:=IF(AND([.$E6]=6;NOT([.$I6]=3));[.$B6];0)" office:value-type="float" office:value="0" calcext:value-type="float">
            <text:p>0</text:p>
          </table:table-cell>
          <table:table-cell table:formula="of:=[.S6]+[.T6]+[.U6]" office:value-type="float" office:value="0" calcext:value-type="float">
            <text:p>0</text:p>
          </table:table-cell>
          <table:table-cell table:formula="of:=IF(AND([.$E6]=7;NOT([.$I6]=3));[.$B6];0)" office:value-type="float" office:value="0" calcext:value-type="float">
            <text:p>0</text:p>
          </table:table-cell>
          <table:table-cell table:formula="of:=IF(AND([.$E6]=8;NOT([.$I6]=3));[.$B6];0)" office:value-type="float" office:value="0" calcext:value-type="float">
            <text:p>0</text:p>
          </table:table-cell>
          <table:table-cell table:formula="of:=[.W6]+[.X6]" office:value-type="float" office:value="0" calcext:value-type="float">
            <text:p>0</text:p>
          </table:table-cell>
          <table:table-cell table:formula="of:=IF([.$F6]=1;[.$B6];0)" office:value-type="float" office:value="0" calcext:value-type="float">
            <text:p>0</text:p>
          </table:table-cell>
          <table:table-cell table:formula="of:=IF([.$F6]=2;[.$B6];0)" office:value-type="float" office:value="0" calcext:value-type="float">
            <text:p>0</text:p>
          </table:table-cell>
          <table:table-cell table:formula="of:=IF([.$F6]=3;[.$B6];0)" office:value-type="float" office:value="0" calcext:value-type="float">
            <text:p>0</text:p>
          </table:table-cell>
          <table:table-cell table:formula="of:=IF([.$F6]=4;[.$B6];0)" office:value-type="float" office:value="0" calcext:value-type="float">
            <text:p>0</text:p>
          </table:table-cell>
          <table:table-cell table:formula="of:=IF([.$F6]=5;[.$B6];0)" office:value-type="float" office:value="0" calcext:value-type="float">
            <text:p>0</text:p>
          </table:table-cell>
          <table:table-cell table:formula="of:=IF([.$F6]=6;[.$B6];0)" office:value-type="float" office:value="0" calcext:value-type="float">
            <text:p>0</text:p>
          </table:table-cell>
          <table:table-cell table:formula="of:=IF([.$F6]=7;[.$B6];0)" office:value-type="float" office:value="-105574.54" calcext:value-type="float">
            <text:p>-105574.54</text:p>
          </table:table-cell>
          <table:table-cell table:formula="of:=IF([.$F6]=8;[.$B6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60.07" calcext:value-type="float">
            <text:p>2760.07</text:p>
          </table:table-cell>
          <table:table-cell table:style-name="ce2" office:value-type="string" calcext:value-type="string">
            <text:p>2017-08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nus - Revenus</text:p>
          </table:table-cell>
          <table:table-cell office:value-type="string" calcext:value-type="string">
            <text:p>B2 - C5 - USD</text:p>
          </table:table-cell>
          <table:table-cell table:formula="of:=IF([.$D7]=1;[.$B7];0)" office:value-type="float" office:value="2760.07" calcext:value-type="float">
            <text:p>2760.07</text:p>
          </table:table-cell>
          <table:table-cell table:formula="of:=IF(OR([.$F7]=1;[.$F7]=2;[.$F7]=3);[.$B7];0)" office:value-type="float" office:value="0" calcext:value-type="float">
            <text:p>0</text:p>
          </table:table-cell>
          <table:table-cell table:formula="of:=IF(AND([.$I7]=1;[.$B7]&lt;0;NOT([.$D7]=2));[.$B7];0)" office:value-type="float" office:value="0" calcext:value-type="float">
            <text:p>0</text:p>
          </table:table-cell>
          <table:table-cell table:formula="of:=IF(NOT([.$I7]=3);[.$B7];0)" office:value-type="float" office:value="2760.07" calcext:value-type="float">
            <text:p>2760.07</text:p>
          </table:table-cell>
          <table:table-cell table:formula="of:=IF([.$I7]=3;[.$B7];0)" office:value-type="float" office:value="0" calcext:value-type="float">
            <text:p>0</text:p>
          </table:table-cell>
          <table:table-cell table:formula="of:=IF(AND(NOT([.$I7]=3);[.$H7]=2);[.$B7];0)" office:value-type="float" office:value="0" calcext:value-type="float">
            <text:p>0</text:p>
          </table:table-cell>
          <table:table-cell table:formula="of:=IF(AND(NOT([.$I7]=3);[.$H7]=3);[.$B7];0)" office:value-type="float" office:value="2760.07" calcext:value-type="float">
            <text:p>2760.07</text:p>
          </table:table-cell>
          <table:table-cell table:formula="of:=IF(AND([.$E7]=4;NOT([.$I7]=3));[.$B7];0)" office:value-type="float" office:value="0" calcext:value-type="float">
            <text:p>0</text:p>
          </table:table-cell>
          <table:table-cell table:formula="of:=IF(AND([.$E7]=5;NOT([.$I7]=3));[.$B7];0)" office:value-type="float" office:value="0" calcext:value-type="float">
            <text:p>0</text:p>
          </table:table-cell>
          <table:table-cell table:formula="of:=IF(AND([.$E7]=6;NOT([.$I7]=3));[.$B7];0)" office:value-type="float" office:value="0" calcext:value-type="float">
            <text:p>0</text:p>
          </table:table-cell>
          <table:table-cell table:formula="of:=[.S7]+[.T7]+[.U7]" office:value-type="float" office:value="0" calcext:value-type="float">
            <text:p>0</text:p>
          </table:table-cell>
          <table:table-cell table:formula="of:=IF(AND([.$E7]=7;NOT([.$I7]=3));[.$B7];0)" office:value-type="float" office:value="0" calcext:value-type="float">
            <text:p>0</text:p>
          </table:table-cell>
          <table:table-cell table:formula="of:=IF(AND([.$E7]=8;NOT([.$I7]=3));[.$B7];0)" office:value-type="float" office:value="0" calcext:value-type="float">
            <text:p>0</text:p>
          </table:table-cell>
          <table:table-cell table:formula="of:=[.W7]+[.X7]" office:value-type="float" office:value="0" calcext:value-type="float">
            <text:p>0</text:p>
          </table:table-cell>
          <table:table-cell table:formula="of:=IF([.$F7]=1;[.$B7];0)" office:value-type="float" office:value="0" calcext:value-type="float">
            <text:p>0</text:p>
          </table:table-cell>
          <table:table-cell table:formula="of:=IF([.$F7]=2;[.$B7];0)" office:value-type="float" office:value="0" calcext:value-type="float">
            <text:p>0</text:p>
          </table:table-cell>
          <table:table-cell table:formula="of:=IF([.$F7]=3;[.$B7];0)" office:value-type="float" office:value="0" calcext:value-type="float">
            <text:p>0</text:p>
          </table:table-cell>
          <table:table-cell table:formula="of:=IF([.$F7]=4;[.$B7];0)" office:value-type="float" office:value="0" calcext:value-type="float">
            <text:p>0</text:p>
          </table:table-cell>
          <table:table-cell table:formula="of:=IF([.$F7]=5;[.$B7];0)" office:value-type="float" office:value="2760.07" calcext:value-type="float">
            <text:p>2760.07</text:p>
          </table:table-cell>
          <table:table-cell table:formula="of:=IF([.$F7]=6;[.$B7];0)" office:value-type="float" office:value="0" calcext:value-type="float">
            <text:p>0</text:p>
          </table:table-cell>
          <table:table-cell table:formula="of:=IF([.$F7]=7;[.$B7];0)" office:value-type="float" office:value="0" calcext:value-type="float">
            <text:p>0</text:p>
          </table:table-cell>
          <table:table-cell table:formula="of:=IF([.$F7]=8;[.$B7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45.86" calcext:value-type="float">
            <text:p>-145.86</text:p>
          </table:table-cell>
          <table:table-cell table:style-name="ce2" office:value-type="string" calcext:value-type="string">
            <text:p>2017-08-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A</text:p>
          </table:table-cell>
          <table:table-cell office:value-type="string" calcext:value-type="string">
            <text:p>B1 - C4 - EUR</text:p>
          </table:table-cell>
          <table:table-cell table:formula="of:=IF([.$D8]=1;[.$B8];0)" office:value-type="float" office:value="0" calcext:value-type="float">
            <text:p>0</text:p>
          </table:table-cell>
          <table:table-cell table:formula="of:=IF(OR([.$F8]=1;[.$F8]=2;[.$F8]=3);[.$B8];0)" office:value-type="float" office:value="0" calcext:value-type="float">
            <text:p>0</text:p>
          </table:table-cell>
          <table:table-cell table:formula="of:=IF(AND([.$I8]=1;[.$B8]&lt;0;NOT([.$D8]=2));[.$B8];0)" office:value-type="float" office:value="-145.86" calcext:value-type="float">
            <text:p>-145.86</text:p>
          </table:table-cell>
          <table:table-cell table:formula="of:=IF(NOT([.$I8]=3);[.$B8];0)" office:value-type="float" office:value="-145.86" calcext:value-type="float">
            <text:p>-145.86</text:p>
          </table:table-cell>
          <table:table-cell table:formula="of:=IF([.$I8]=3;[.$B8];0)" office:value-type="float" office:value="0" calcext:value-type="float">
            <text:p>0</text:p>
          </table:table-cell>
          <table:table-cell table:formula="of:=IF(AND(NOT([.$I8]=3);[.$H8]=2);[.$B8];0)" office:value-type="float" office:value="-145.86" calcext:value-type="float">
            <text:p>-145.86</text:p>
          </table:table-cell>
          <table:table-cell table:formula="of:=IF(AND(NOT([.$I8]=3);[.$H8]=3);[.$B8];0)" office:value-type="float" office:value="0" calcext:value-type="float">
            <text:p>0</text:p>
          </table:table-cell>
          <table:table-cell table:formula="of:=IF(AND([.$E8]=4;NOT([.$I8]=3));[.$B8];0)" office:value-type="float" office:value="-145.86" calcext:value-type="float">
            <text:p>-145.86</text:p>
          </table:table-cell>
          <table:table-cell table:formula="of:=IF(AND([.$E8]=5;NOT([.$I8]=3));[.$B8];0)" office:value-type="float" office:value="0" calcext:value-type="float">
            <text:p>0</text:p>
          </table:table-cell>
          <table:table-cell table:formula="of:=IF(AND([.$E8]=6;NOT([.$I8]=3));[.$B8];0)" office:value-type="float" office:value="0" calcext:value-type="float">
            <text:p>0</text:p>
          </table:table-cell>
          <table:table-cell table:formula="of:=[.S8]+[.T8]+[.U8]" office:value-type="float" office:value="-145.86" calcext:value-type="float">
            <text:p>-145.86</text:p>
          </table:table-cell>
          <table:table-cell table:formula="of:=IF(AND([.$E8]=7;NOT([.$I8]=3));[.$B8];0)" office:value-type="float" office:value="0" calcext:value-type="float">
            <text:p>0</text:p>
          </table:table-cell>
          <table:table-cell table:formula="of:=IF(AND([.$E8]=8;NOT([.$I8]=3));[.$B8];0)" office:value-type="float" office:value="0" calcext:value-type="float">
            <text:p>0</text:p>
          </table:table-cell>
          <table:table-cell table:formula="of:=[.W8]+[.X8]" office:value-type="float" office:value="0" calcext:value-type="float">
            <text:p>0</text:p>
          </table:table-cell>
          <table:table-cell table:formula="of:=IF([.$F8]=1;[.$B8];0)" office:value-type="float" office:value="0" calcext:value-type="float">
            <text:p>0</text:p>
          </table:table-cell>
          <table:table-cell table:formula="of:=IF([.$F8]=2;[.$B8];0)" office:value-type="float" office:value="0" calcext:value-type="float">
            <text:p>0</text:p>
          </table:table-cell>
          <table:table-cell table:formula="of:=IF([.$F8]=3;[.$B8];0)" office:value-type="float" office:value="0" calcext:value-type="float">
            <text:p>0</text:p>
          </table:table-cell>
          <table:table-cell table:formula="of:=IF([.$F8]=4;[.$B8];0)" office:value-type="float" office:value="-145.86" calcext:value-type="float">
            <text:p>-145.86</text:p>
          </table:table-cell>
          <table:table-cell table:formula="of:=IF([.$F8]=5;[.$B8];0)" office:value-type="float" office:value="0" calcext:value-type="float">
            <text:p>0</text:p>
          </table:table-cell>
          <table:table-cell table:formula="of:=IF([.$F8]=6;[.$B8];0)" office:value-type="float" office:value="0" calcext:value-type="float">
            <text:p>0</text:p>
          </table:table-cell>
          <table:table-cell table:formula="of:=IF([.$F8]=7;[.$B8];0)" office:value-type="float" office:value="0" calcext:value-type="float">
            <text:p>0</text:p>
          </table:table-cell>
          <table:table-cell table:formula="of:=IF([.$F8]=8;[.$B8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8" calcext:value-type="float">
            <text:p>-6.8</text:p>
          </table:table-cell>
          <table:table-cell table:style-name="ce2" office:value-type="string" calcext:value-type="string">
            <text:p>2017-08-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A</text:p>
          </table:table-cell>
          <table:table-cell office:value-type="string" calcext:value-type="string">
            <text:p>B1 - C4 - EUR</text:p>
          </table:table-cell>
          <table:table-cell table:formula="of:=IF([.$D9]=1;[.$B9];0)" office:value-type="float" office:value="0" calcext:value-type="float">
            <text:p>0</text:p>
          </table:table-cell>
          <table:table-cell table:formula="of:=IF(OR([.$F9]=1;[.$F9]=2;[.$F9]=3);[.$B9];0)" office:value-type="float" office:value="0" calcext:value-type="float">
            <text:p>0</text:p>
          </table:table-cell>
          <table:table-cell table:formula="of:=IF(AND([.$I9]=1;[.$B9]&lt;0;NOT([.$D9]=2));[.$B9];0)" office:value-type="float" office:value="-6.8" calcext:value-type="float">
            <text:p>-6.8</text:p>
          </table:table-cell>
          <table:table-cell table:formula="of:=IF(NOT([.$I9]=3);[.$B9];0)" office:value-type="float" office:value="-6.8" calcext:value-type="float">
            <text:p>-6.8</text:p>
          </table:table-cell>
          <table:table-cell table:formula="of:=IF([.$I9]=3;[.$B9];0)" office:value-type="float" office:value="0" calcext:value-type="float">
            <text:p>0</text:p>
          </table:table-cell>
          <table:table-cell table:formula="of:=IF(AND(NOT([.$I9]=3);[.$H9]=2);[.$B9];0)" office:value-type="float" office:value="-6.8" calcext:value-type="float">
            <text:p>-6.8</text:p>
          </table:table-cell>
          <table:table-cell table:formula="of:=IF(AND(NOT([.$I9]=3);[.$H9]=3);[.$B9];0)" office:value-type="float" office:value="0" calcext:value-type="float">
            <text:p>0</text:p>
          </table:table-cell>
          <table:table-cell table:formula="of:=IF(AND([.$E9]=4;NOT([.$I9]=3));[.$B9];0)" office:value-type="float" office:value="-6.8" calcext:value-type="float">
            <text:p>-6.8</text:p>
          </table:table-cell>
          <table:table-cell table:formula="of:=IF(AND([.$E9]=5;NOT([.$I9]=3));[.$B9];0)" office:value-type="float" office:value="0" calcext:value-type="float">
            <text:p>0</text:p>
          </table:table-cell>
          <table:table-cell table:formula="of:=IF(AND([.$E9]=6;NOT([.$I9]=3));[.$B9];0)" office:value-type="float" office:value="0" calcext:value-type="float">
            <text:p>0</text:p>
          </table:table-cell>
          <table:table-cell table:formula="of:=[.S9]+[.T9]+[.U9]" office:value-type="float" office:value="-6.8" calcext:value-type="float">
            <text:p>-6.8</text:p>
          </table:table-cell>
          <table:table-cell table:formula="of:=IF(AND([.$E9]=7;NOT([.$I9]=3));[.$B9];0)" office:value-type="float" office:value="0" calcext:value-type="float">
            <text:p>0</text:p>
          </table:table-cell>
          <table:table-cell table:formula="of:=IF(AND([.$E9]=8;NOT([.$I9]=3));[.$B9];0)" office:value-type="float" office:value="0" calcext:value-type="float">
            <text:p>0</text:p>
          </table:table-cell>
          <table:table-cell table:formula="of:=[.W9]+[.X9]" office:value-type="float" office:value="0" calcext:value-type="float">
            <text:p>0</text:p>
          </table:table-cell>
          <table:table-cell table:formula="of:=IF([.$F9]=1;[.$B9];0)" office:value-type="float" office:value="0" calcext:value-type="float">
            <text:p>0</text:p>
          </table:table-cell>
          <table:table-cell table:formula="of:=IF([.$F9]=2;[.$B9];0)" office:value-type="float" office:value="0" calcext:value-type="float">
            <text:p>0</text:p>
          </table:table-cell>
          <table:table-cell table:formula="of:=IF([.$F9]=3;[.$B9];0)" office:value-type="float" office:value="0" calcext:value-type="float">
            <text:p>0</text:p>
          </table:table-cell>
          <table:table-cell table:formula="of:=IF([.$F9]=4;[.$B9];0)" office:value-type="float" office:value="-6.8" calcext:value-type="float">
            <text:p>-6.8</text:p>
          </table:table-cell>
          <table:table-cell table:formula="of:=IF([.$F9]=5;[.$B9];0)" office:value-type="float" office:value="0" calcext:value-type="float">
            <text:p>0</text:p>
          </table:table-cell>
          <table:table-cell table:formula="of:=IF([.$F9]=6;[.$B9];0)" office:value-type="float" office:value="0" calcext:value-type="float">
            <text:p>0</text:p>
          </table:table-cell>
          <table:table-cell table:formula="of:=IF([.$F9]=7;[.$B9];0)" office:value-type="float" office:value="0" calcext:value-type="float">
            <text:p>0</text:p>
          </table:table-cell>
          <table:table-cell table:formula="of:=IF([.$F9]=8;[.$B9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32.26" calcext:value-type="float">
            <text:p>2532.26</text:p>
          </table:table-cell>
          <table:table-cell table:style-name="ce2" office:value-type="string" calcext:value-type="string">
            <text:p>2017-08-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nus - Revenus-b</text:p>
          </table:table-cell>
          <table:table-cell office:value-type="string" calcext:value-type="string">
            <text:p>B1 - C4 - EUR</text:p>
          </table:table-cell>
          <table:table-cell table:formula="of:=IF([.$D10]=1;[.$B10];0)" office:value-type="float" office:value="2532.26" calcext:value-type="float">
            <text:p>2532.26</text:p>
          </table:table-cell>
          <table:table-cell table:formula="of:=IF(OR([.$F10]=1;[.$F10]=2;[.$F10]=3);[.$B10];0)" office:value-type="float" office:value="0" calcext:value-type="float">
            <text:p>0</text:p>
          </table:table-cell>
          <table:table-cell table:formula="of:=IF(AND([.$I10]=1;[.$B10]&lt;0;NOT([.$D10]=2));[.$B10];0)" office:value-type="float" office:value="0" calcext:value-type="float">
            <text:p>0</text:p>
          </table:table-cell>
          <table:table-cell table:formula="of:=IF(NOT([.$I10]=3);[.$B10];0)" office:value-type="float" office:value="2532.26" calcext:value-type="float">
            <text:p>2532.26</text:p>
          </table:table-cell>
          <table:table-cell table:formula="of:=IF([.$I10]=3;[.$B10];0)" office:value-type="float" office:value="0" calcext:value-type="float">
            <text:p>0</text:p>
          </table:table-cell>
          <table:table-cell table:formula="of:=IF(AND(NOT([.$I10]=3);[.$H10]=2);[.$B10];0)" office:value-type="float" office:value="2532.26" calcext:value-type="float">
            <text:p>2532.26</text:p>
          </table:table-cell>
          <table:table-cell table:formula="of:=IF(AND(NOT([.$I10]=3);[.$H10]=3);[.$B10];0)" office:value-type="float" office:value="0" calcext:value-type="float">
            <text:p>0</text:p>
          </table:table-cell>
          <table:table-cell table:formula="of:=IF(AND([.$E10]=4;NOT([.$I10]=3));[.$B10];0)" office:value-type="float" office:value="0" calcext:value-type="float">
            <text:p>0</text:p>
          </table:table-cell>
          <table:table-cell table:formula="of:=IF(AND([.$E10]=5;NOT([.$I10]=3));[.$B10];0)" office:value-type="float" office:value="0" calcext:value-type="float">
            <text:p>0</text:p>
          </table:table-cell>
          <table:table-cell table:formula="of:=IF(AND([.$E10]=6;NOT([.$I10]=3));[.$B10];0)" office:value-type="float" office:value="0" calcext:value-type="float">
            <text:p>0</text:p>
          </table:table-cell>
          <table:table-cell table:formula="of:=[.S10]+[.T10]+[.U10]" office:value-type="float" office:value="0" calcext:value-type="float">
            <text:p>0</text:p>
          </table:table-cell>
          <table:table-cell table:formula="of:=IF(AND([.$E10]=7;NOT([.$I10]=3));[.$B10];0)" office:value-type="float" office:value="0" calcext:value-type="float">
            <text:p>0</text:p>
          </table:table-cell>
          <table:table-cell table:formula="of:=IF(AND([.$E10]=8;NOT([.$I10]=3));[.$B10];0)" office:value-type="float" office:value="0" calcext:value-type="float">
            <text:p>0</text:p>
          </table:table-cell>
          <table:table-cell table:formula="of:=[.W10]+[.X10]" office:value-type="float" office:value="0" calcext:value-type="float">
            <text:p>0</text:p>
          </table:table-cell>
          <table:table-cell table:formula="of:=IF([.$F10]=1;[.$B10];0)" office:value-type="float" office:value="0" calcext:value-type="float">
            <text:p>0</text:p>
          </table:table-cell>
          <table:table-cell table:formula="of:=IF([.$F10]=2;[.$B10];0)" office:value-type="float" office:value="0" calcext:value-type="float">
            <text:p>0</text:p>
          </table:table-cell>
          <table:table-cell table:formula="of:=IF([.$F10]=3;[.$B10];0)" office:value-type="float" office:value="0" calcext:value-type="float">
            <text:p>0</text:p>
          </table:table-cell>
          <table:table-cell table:formula="of:=IF([.$F10]=4;[.$B10];0)" office:value-type="float" office:value="2532.26" calcext:value-type="float">
            <text:p>2532.26</text:p>
          </table:table-cell>
          <table:table-cell table:formula="of:=IF([.$F10]=5;[.$B10];0)" office:value-type="float" office:value="0" calcext:value-type="float">
            <text:p>0</text:p>
          </table:table-cell>
          <table:table-cell table:formula="of:=IF([.$F10]=6;[.$B10];0)" office:value-type="float" office:value="0" calcext:value-type="float">
            <text:p>0</text:p>
          </table:table-cell>
          <table:table-cell table:formula="of:=IF([.$F10]=7;[.$B10];0)" office:value-type="float" office:value="0" calcext:value-type="float">
            <text:p>0</text:p>
          </table:table-cell>
          <table:table-cell table:formula="of:=IF([.$F10]=8;[.$B10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38" calcext:value-type="float">
            <text:p>-138</text:p>
          </table:table-cell>
          <table:table-cell table:style-name="ce2" office:value-type="string" calcext:value-type="string">
            <text:p>2017-08-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A</text:p>
          </table:table-cell>
          <table:table-cell office:value-type="string" calcext:value-type="string">
            <text:p>B2 - C5 - USD</text:p>
          </table:table-cell>
          <table:table-cell table:formula="of:=IF([.$D11]=1;[.$B11];0)" office:value-type="float" office:value="0" calcext:value-type="float">
            <text:p>0</text:p>
          </table:table-cell>
          <table:table-cell table:formula="of:=IF(OR([.$F11]=1;[.$F11]=2;[.$F11]=3);[.$B11];0)" office:value-type="float" office:value="0" calcext:value-type="float">
            <text:p>0</text:p>
          </table:table-cell>
          <table:table-cell table:formula="of:=IF(AND([.$I11]=1;[.$B11]&lt;0;NOT([.$D11]=2));[.$B11];0)" office:value-type="float" office:value="-138" calcext:value-type="float">
            <text:p>-138</text:p>
          </table:table-cell>
          <table:table-cell table:formula="of:=IF(NOT([.$I11]=3);[.$B11];0)" office:value-type="float" office:value="-138" calcext:value-type="float">
            <text:p>-138</text:p>
          </table:table-cell>
          <table:table-cell table:formula="of:=IF([.$I11]=3;[.$B11];0)" office:value-type="float" office:value="0" calcext:value-type="float">
            <text:p>0</text:p>
          </table:table-cell>
          <table:table-cell table:formula="of:=IF(AND(NOT([.$I11]=3);[.$H11]=2);[.$B11];0)" office:value-type="float" office:value="0" calcext:value-type="float">
            <text:p>0</text:p>
          </table:table-cell>
          <table:table-cell table:formula="of:=IF(AND(NOT([.$I11]=3);[.$H11]=3);[.$B11];0)" office:value-type="float" office:value="-138" calcext:value-type="float">
            <text:p>-138</text:p>
          </table:table-cell>
          <table:table-cell table:formula="of:=IF(AND([.$E11]=4;NOT([.$I11]=3));[.$B11];0)" office:value-type="float" office:value="0" calcext:value-type="float">
            <text:p>0</text:p>
          </table:table-cell>
          <table:table-cell table:formula="of:=IF(AND([.$E11]=5;NOT([.$I11]=3));[.$B11];0)" office:value-type="float" office:value="0" calcext:value-type="float">
            <text:p>0</text:p>
          </table:table-cell>
          <table:table-cell table:formula="of:=IF(AND([.$E11]=6;NOT([.$I11]=3));[.$B11];0)" office:value-type="float" office:value="0" calcext:value-type="float">
            <text:p>0</text:p>
          </table:table-cell>
          <table:table-cell table:formula="of:=[.S11]+[.T11]+[.U11]" office:value-type="float" office:value="0" calcext:value-type="float">
            <text:p>0</text:p>
          </table:table-cell>
          <table:table-cell table:formula="of:=IF(AND([.$E11]=7;NOT([.$I11]=3));[.$B11];0)" office:value-type="float" office:value="-138" calcext:value-type="float">
            <text:p>-138</text:p>
          </table:table-cell>
          <table:table-cell table:formula="of:=IF(AND([.$E11]=8;NOT([.$I11]=3));[.$B11];0)" office:value-type="float" office:value="0" calcext:value-type="float">
            <text:p>0</text:p>
          </table:table-cell>
          <table:table-cell table:formula="of:=[.W11]+[.X11]" office:value-type="float" office:value="-138" calcext:value-type="float">
            <text:p>-138</text:p>
          </table:table-cell>
          <table:table-cell table:formula="of:=IF([.$F11]=1;[.$B11];0)" office:value-type="float" office:value="0" calcext:value-type="float">
            <text:p>0</text:p>
          </table:table-cell>
          <table:table-cell table:formula="of:=IF([.$F11]=2;[.$B11];0)" office:value-type="float" office:value="0" calcext:value-type="float">
            <text:p>0</text:p>
          </table:table-cell>
          <table:table-cell table:formula="of:=IF([.$F11]=3;[.$B11];0)" office:value-type="float" office:value="0" calcext:value-type="float">
            <text:p>0</text:p>
          </table:table-cell>
          <table:table-cell table:formula="of:=IF([.$F11]=4;[.$B11];0)" office:value-type="float" office:value="0" calcext:value-type="float">
            <text:p>0</text:p>
          </table:table-cell>
          <table:table-cell table:formula="of:=IF([.$F11]=5;[.$B11];0)" office:value-type="float" office:value="-138" calcext:value-type="float">
            <text:p>-138</text:p>
          </table:table-cell>
          <table:table-cell table:formula="of:=IF([.$F11]=6;[.$B11];0)" office:value-type="float" office:value="0" calcext:value-type="float">
            <text:p>0</text:p>
          </table:table-cell>
          <table:table-cell table:formula="of:=IF([.$F11]=7;[.$B11];0)" office:value-type="float" office:value="0" calcext:value-type="float">
            <text:p>0</text:p>
          </table:table-cell>
          <table:table-cell table:formula="of:=IF([.$F11]=8;[.$B11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49.93" calcext:value-type="float">
            <text:p>-1649.93</text:p>
          </table:table-cell>
          <table:table-cell table:style-name="ce2" office:value-type="string" calcext:value-type="string">
            <text:p>2017-08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1 - C4 - EUR</text:p>
          </table:table-cell>
          <table:table-cell table:formula="of:=IF([.$D12]=1;[.$B12];0)" office:value-type="float" office:value="0" calcext:value-type="float">
            <text:p>0</text:p>
          </table:table-cell>
          <table:table-cell table:formula="of:=IF(OR([.$F12]=1;[.$F12]=2;[.$F12]=3);[.$B12];0)" office:value-type="float" office:value="0" calcext:value-type="float">
            <text:p>0</text:p>
          </table:table-cell>
          <table:table-cell table:formula="of:=IF(AND([.$I12]=1;[.$B12]&lt;0;NOT([.$D12]=2));[.$B12];0)" office:value-type="float" office:value="0" calcext:value-type="float">
            <text:p>0</text:p>
          </table:table-cell>
          <table:table-cell table:formula="of:=IF(NOT([.$I12]=3);[.$B12];0)" office:value-type="float" office:value="-1649.93" calcext:value-type="float">
            <text:p>-1649.93</text:p>
          </table:table-cell>
          <table:table-cell table:formula="of:=IF([.$I12]=3;[.$B12];0)" office:value-type="float" office:value="0" calcext:value-type="float">
            <text:p>0</text:p>
          </table:table-cell>
          <table:table-cell table:formula="of:=IF(AND(NOT([.$I12]=3);[.$H12]=2);[.$B12];0)" office:value-type="float" office:value="-1649.93" calcext:value-type="float">
            <text:p>-1649.93</text:p>
          </table:table-cell>
          <table:table-cell table:formula="of:=IF(AND(NOT([.$I12]=3);[.$H12]=3);[.$B12];0)" office:value-type="float" office:value="0" calcext:value-type="float">
            <text:p>0</text:p>
          </table:table-cell>
          <table:table-cell table:formula="of:=IF(AND([.$E12]=4;NOT([.$I12]=3));[.$B12];0)" office:value-type="float" office:value="0" calcext:value-type="float">
            <text:p>0</text:p>
          </table:table-cell>
          <table:table-cell table:formula="of:=IF(AND([.$E12]=5;NOT([.$I12]=3));[.$B12];0)" office:value-type="float" office:value="0" calcext:value-type="float">
            <text:p>0</text:p>
          </table:table-cell>
          <table:table-cell table:formula="of:=IF(AND([.$E12]=6;NOT([.$I12]=3));[.$B12];0)" office:value-type="float" office:value="0" calcext:value-type="float">
            <text:p>0</text:p>
          </table:table-cell>
          <table:table-cell table:formula="of:=[.S12]+[.T12]+[.U12]" office:value-type="float" office:value="0" calcext:value-type="float">
            <text:p>0</text:p>
          </table:table-cell>
          <table:table-cell table:formula="of:=IF(AND([.$E12]=7;NOT([.$I12]=3));[.$B12];0)" office:value-type="float" office:value="0" calcext:value-type="float">
            <text:p>0</text:p>
          </table:table-cell>
          <table:table-cell table:formula="of:=IF(AND([.$E12]=8;NOT([.$I12]=3));[.$B12];0)" office:value-type="float" office:value="0" calcext:value-type="float">
            <text:p>0</text:p>
          </table:table-cell>
          <table:table-cell table:formula="of:=[.W12]+[.X12]" office:value-type="float" office:value="0" calcext:value-type="float">
            <text:p>0</text:p>
          </table:table-cell>
          <table:table-cell table:formula="of:=IF([.$F12]=1;[.$B12];0)" office:value-type="float" office:value="0" calcext:value-type="float">
            <text:p>0</text:p>
          </table:table-cell>
          <table:table-cell table:formula="of:=IF([.$F12]=2;[.$B12];0)" office:value-type="float" office:value="0" calcext:value-type="float">
            <text:p>0</text:p>
          </table:table-cell>
          <table:table-cell table:formula="of:=IF([.$F12]=3;[.$B12];0)" office:value-type="float" office:value="0" calcext:value-type="float">
            <text:p>0</text:p>
          </table:table-cell>
          <table:table-cell table:formula="of:=IF([.$F12]=4;[.$B12];0)" office:value-type="float" office:value="-1649.93" calcext:value-type="float">
            <text:p>-1649.93</text:p>
          </table:table-cell>
          <table:table-cell table:formula="of:=IF([.$F12]=5;[.$B12];0)" office:value-type="float" office:value="0" calcext:value-type="float">
            <text:p>0</text:p>
          </table:table-cell>
          <table:table-cell table:formula="of:=IF([.$F12]=6;[.$B12];0)" office:value-type="float" office:value="0" calcext:value-type="float">
            <text:p>0</text:p>
          </table:table-cell>
          <table:table-cell table:formula="of:=IF([.$F12]=7;[.$B12];0)" office:value-type="float" office:value="0" calcext:value-type="float">
            <text:p>0</text:p>
          </table:table-cell>
          <table:table-cell table:formula="of:=IF([.$F12]=8;[.$B12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2.77" calcext:value-type="float">
            <text:p>1542.77</text:p>
          </table:table-cell>
          <table:table-cell table:style-name="ce2" office:value-type="string" calcext:value-type="string">
            <text:p>2017-08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2 - C8 - USD</text:p>
          </table:table-cell>
          <table:table-cell table:formula="of:=IF([.$D13]=1;[.$B13];0)" office:value-type="float" office:value="0" calcext:value-type="float">
            <text:p>0</text:p>
          </table:table-cell>
          <table:table-cell table:formula="of:=IF(OR([.$F13]=1;[.$F13]=2;[.$F13]=3);[.$B13];0)" office:value-type="float" office:value="0" calcext:value-type="float">
            <text:p>0</text:p>
          </table:table-cell>
          <table:table-cell table:formula="of:=IF(AND([.$I13]=1;[.$B13]&lt;0;NOT([.$D13]=2));[.$B13];0)" office:value-type="float" office:value="0" calcext:value-type="float">
            <text:p>0</text:p>
          </table:table-cell>
          <table:table-cell table:formula="of:=IF(NOT([.$I13]=3);[.$B13];0)" office:value-type="float" office:value="0" calcext:value-type="float">
            <text:p>0</text:p>
          </table:table-cell>
          <table:table-cell table:formula="of:=IF([.$I13]=3;[.$B13];0)" office:value-type="float" office:value="1542.77" calcext:value-type="float">
            <text:p>1542.77</text:p>
          </table:table-cell>
          <table:table-cell table:formula="of:=IF(AND(NOT([.$I13]=3);[.$H13]=2);[.$B13];0)" office:value-type="float" office:value="0" calcext:value-type="float">
            <text:p>0</text:p>
          </table:table-cell>
          <table:table-cell table:formula="of:=IF(AND(NOT([.$I13]=3);[.$H13]=3);[.$B13];0)" office:value-type="float" office:value="0" calcext:value-type="float">
            <text:p>0</text:p>
          </table:table-cell>
          <table:table-cell table:formula="of:=IF(AND([.$E13]=4;NOT([.$I13]=3));[.$B13];0)" office:value-type="float" office:value="0" calcext:value-type="float">
            <text:p>0</text:p>
          </table:table-cell>
          <table:table-cell table:formula="of:=IF(AND([.$E13]=5;NOT([.$I13]=3));[.$B13];0)" office:value-type="float" office:value="0" calcext:value-type="float">
            <text:p>0</text:p>
          </table:table-cell>
          <table:table-cell table:formula="of:=IF(AND([.$E13]=6;NOT([.$I13]=3));[.$B13];0)" office:value-type="float" office:value="0" calcext:value-type="float">
            <text:p>0</text:p>
          </table:table-cell>
          <table:table-cell table:formula="of:=[.S13]+[.T13]+[.U13]" office:value-type="float" office:value="0" calcext:value-type="float">
            <text:p>0</text:p>
          </table:table-cell>
          <table:table-cell table:formula="of:=IF(AND([.$E13]=7;NOT([.$I13]=3));[.$B13];0)" office:value-type="float" office:value="0" calcext:value-type="float">
            <text:p>0</text:p>
          </table:table-cell>
          <table:table-cell table:formula="of:=IF(AND([.$E13]=8;NOT([.$I13]=3));[.$B13];0)" office:value-type="float" office:value="0" calcext:value-type="float">
            <text:p>0</text:p>
          </table:table-cell>
          <table:table-cell table:formula="of:=[.W13]+[.X13]" office:value-type="float" office:value="0" calcext:value-type="float">
            <text:p>0</text:p>
          </table:table-cell>
          <table:table-cell table:formula="of:=IF([.$F13]=1;[.$B13];0)" office:value-type="float" office:value="0" calcext:value-type="float">
            <text:p>0</text:p>
          </table:table-cell>
          <table:table-cell table:formula="of:=IF([.$F13]=2;[.$B13];0)" office:value-type="float" office:value="0" calcext:value-type="float">
            <text:p>0</text:p>
          </table:table-cell>
          <table:table-cell table:formula="of:=IF([.$F13]=3;[.$B13];0)" office:value-type="float" office:value="0" calcext:value-type="float">
            <text:p>0</text:p>
          </table:table-cell>
          <table:table-cell table:formula="of:=IF([.$F13]=4;[.$B13];0)" office:value-type="float" office:value="0" calcext:value-type="float">
            <text:p>0</text:p>
          </table:table-cell>
          <table:table-cell table:formula="of:=IF([.$F13]=5;[.$B13];0)" office:value-type="float" office:value="0" calcext:value-type="float">
            <text:p>0</text:p>
          </table:table-cell>
          <table:table-cell table:formula="of:=IF([.$F13]=6;[.$B13];0)" office:value-type="float" office:value="0" calcext:value-type="float">
            <text:p>0</text:p>
          </table:table-cell>
          <table:table-cell table:formula="of:=IF([.$F13]=7;[.$B13];0)" office:value-type="float" office:value="0" calcext:value-type="float">
            <text:p>0</text:p>
          </table:table-cell>
          <table:table-cell table:formula="of:=IF([.$F13]=8;[.$B13];0)" office:value-type="float" office:value="1542.77" calcext:value-type="float">
            <text:p>1542.77</text:p>
          </table:table-cell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0.7" calcext:value-type="float">
            <text:p>-170.7</text:p>
          </table:table-cell>
          <table:table-cell table:style-name="ce2" office:value-type="string" calcext:value-type="string">
            <text:p>2017-08-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B</text:p>
          </table:table-cell>
          <table:table-cell office:value-type="string" calcext:value-type="string">
            <text:p>B1 - C4 - EUR</text:p>
          </table:table-cell>
          <table:table-cell table:formula="of:=IF([.$D14]=1;[.$B14];0)" office:value-type="float" office:value="0" calcext:value-type="float">
            <text:p>0</text:p>
          </table:table-cell>
          <table:table-cell table:formula="of:=IF(OR([.$F14]=1;[.$F14]=2;[.$F14]=3);[.$B14];0)" office:value-type="float" office:value="0" calcext:value-type="float">
            <text:p>0</text:p>
          </table:table-cell>
          <table:table-cell table:formula="of:=IF(AND([.$I14]=1;[.$B14]&lt;0;NOT([.$D14]=2));[.$B14];0)" office:value-type="float" office:value="-170.7" calcext:value-type="float">
            <text:p>-170.7</text:p>
          </table:table-cell>
          <table:table-cell table:formula="of:=IF(NOT([.$I14]=3);[.$B14];0)" office:value-type="float" office:value="-170.7" calcext:value-type="float">
            <text:p>-170.7</text:p>
          </table:table-cell>
          <table:table-cell table:formula="of:=IF([.$I14]=3;[.$B14];0)" office:value-type="float" office:value="0" calcext:value-type="float">
            <text:p>0</text:p>
          </table:table-cell>
          <table:table-cell table:formula="of:=IF(AND(NOT([.$I14]=3);[.$H14]=2);[.$B14];0)" office:value-type="float" office:value="-170.7" calcext:value-type="float">
            <text:p>-170.7</text:p>
          </table:table-cell>
          <table:table-cell table:formula="of:=IF(AND(NOT([.$I14]=3);[.$H14]=3);[.$B14];0)" office:value-type="float" office:value="0" calcext:value-type="float">
            <text:p>0</text:p>
          </table:table-cell>
          <table:table-cell table:formula="of:=IF(AND([.$E14]=4;NOT([.$I14]=3));[.$B14];0)" office:value-type="float" office:value="0" calcext:value-type="float">
            <text:p>0</text:p>
          </table:table-cell>
          <table:table-cell table:formula="of:=IF(AND([.$E14]=5;NOT([.$I14]=3));[.$B14];0)" office:value-type="float" office:value="0" calcext:value-type="float">
            <text:p>0</text:p>
          </table:table-cell>
          <table:table-cell table:formula="of:=IF(AND([.$E14]=6;NOT([.$I14]=3));[.$B14];0)" office:value-type="float" office:value="0" calcext:value-type="float">
            <text:p>0</text:p>
          </table:table-cell>
          <table:table-cell table:formula="of:=[.S14]+[.T14]+[.U14]" office:value-type="float" office:value="0" calcext:value-type="float">
            <text:p>0</text:p>
          </table:table-cell>
          <table:table-cell table:formula="of:=IF(AND([.$E14]=7;NOT([.$I14]=3));[.$B14];0)" office:value-type="float" office:value="0" calcext:value-type="float">
            <text:p>0</text:p>
          </table:table-cell>
          <table:table-cell table:formula="of:=IF(AND([.$E14]=8;NOT([.$I14]=3));[.$B14];0)" office:value-type="float" office:value="-170.7" calcext:value-type="float">
            <text:p>-170.7</text:p>
          </table:table-cell>
          <table:table-cell table:formula="of:=[.W14]+[.X14]" office:value-type="float" office:value="-170.7" calcext:value-type="float">
            <text:p>-170.7</text:p>
          </table:table-cell>
          <table:table-cell table:formula="of:=IF([.$F14]=1;[.$B14];0)" office:value-type="float" office:value="0" calcext:value-type="float">
            <text:p>0</text:p>
          </table:table-cell>
          <table:table-cell table:formula="of:=IF([.$F14]=2;[.$B14];0)" office:value-type="float" office:value="0" calcext:value-type="float">
            <text:p>0</text:p>
          </table:table-cell>
          <table:table-cell table:formula="of:=IF([.$F14]=3;[.$B14];0)" office:value-type="float" office:value="0" calcext:value-type="float">
            <text:p>0</text:p>
          </table:table-cell>
          <table:table-cell table:formula="of:=IF([.$F14]=4;[.$B14];0)" office:value-type="float" office:value="-170.7" calcext:value-type="float">
            <text:p>-170.7</text:p>
          </table:table-cell>
          <table:table-cell table:formula="of:=IF([.$F14]=5;[.$B14];0)" office:value-type="float" office:value="0" calcext:value-type="float">
            <text:p>0</text:p>
          </table:table-cell>
          <table:table-cell table:formula="of:=IF([.$F14]=6;[.$B14];0)" office:value-type="float" office:value="0" calcext:value-type="float">
            <text:p>0</text:p>
          </table:table-cell>
          <table:table-cell table:formula="of:=IF([.$F14]=7;[.$B14];0)" office:value-type="float" office:value="0" calcext:value-type="float">
            <text:p>0</text:p>
          </table:table-cell>
          <table:table-cell table:formula="of:=IF([.$F14]=8;[.$B14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7.19" calcext:value-type="float">
            <text:p>-57.19</text:p>
          </table:table-cell>
          <table:table-cell table:style-name="ce2" office:value-type="string" calcext:value-type="string">
            <text:p>2017-08-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A</text:p>
          </table:table-cell>
          <table:table-cell office:value-type="string" calcext:value-type="string">
            <text:p>B2 - C5 - USD</text:p>
          </table:table-cell>
          <table:table-cell table:formula="of:=IF([.$D15]=1;[.$B15];0)" office:value-type="float" office:value="0" calcext:value-type="float">
            <text:p>0</text:p>
          </table:table-cell>
          <table:table-cell table:formula="of:=IF(OR([.$F15]=1;[.$F15]=2;[.$F15]=3);[.$B15];0)" office:value-type="float" office:value="0" calcext:value-type="float">
            <text:p>0</text:p>
          </table:table-cell>
          <table:table-cell table:formula="of:=IF(AND([.$I15]=1;[.$B15]&lt;0;NOT([.$D15]=2));[.$B15];0)" office:value-type="float" office:value="-57.19" calcext:value-type="float">
            <text:p>-57.19</text:p>
          </table:table-cell>
          <table:table-cell table:formula="of:=IF(NOT([.$I15]=3);[.$B15];0)" office:value-type="float" office:value="-57.19" calcext:value-type="float">
            <text:p>-57.19</text:p>
          </table:table-cell>
          <table:table-cell table:formula="of:=IF([.$I15]=3;[.$B15];0)" office:value-type="float" office:value="0" calcext:value-type="float">
            <text:p>0</text:p>
          </table:table-cell>
          <table:table-cell table:formula="of:=IF(AND(NOT([.$I15]=3);[.$H15]=2);[.$B15];0)" office:value-type="float" office:value="0" calcext:value-type="float">
            <text:p>0</text:p>
          </table:table-cell>
          <table:table-cell table:formula="of:=IF(AND(NOT([.$I15]=3);[.$H15]=3);[.$B15];0)" office:value-type="float" office:value="-57.19" calcext:value-type="float">
            <text:p>-57.19</text:p>
          </table:table-cell>
          <table:table-cell table:formula="of:=IF(AND([.$E15]=4;NOT([.$I15]=3));[.$B15];0)" office:value-type="float" office:value="0" calcext:value-type="float">
            <text:p>0</text:p>
          </table:table-cell>
          <table:table-cell table:formula="of:=IF(AND([.$E15]=5;NOT([.$I15]=3));[.$B15];0)" office:value-type="float" office:value="0" calcext:value-type="float">
            <text:p>0</text:p>
          </table:table-cell>
          <table:table-cell table:formula="of:=IF(AND([.$E15]=6;NOT([.$I15]=3));[.$B15];0)" office:value-type="float" office:value="0" calcext:value-type="float">
            <text:p>0</text:p>
          </table:table-cell>
          <table:table-cell table:formula="of:=[.S15]+[.T15]+[.U15]" office:value-type="float" office:value="0" calcext:value-type="float">
            <text:p>0</text:p>
          </table:table-cell>
          <table:table-cell table:formula="of:=IF(AND([.$E15]=7;NOT([.$I15]=3));[.$B15];0)" office:value-type="float" office:value="-57.19" calcext:value-type="float">
            <text:p>-57.19</text:p>
          </table:table-cell>
          <table:table-cell table:formula="of:=IF(AND([.$E15]=8;NOT([.$I15]=3));[.$B15];0)" office:value-type="float" office:value="0" calcext:value-type="float">
            <text:p>0</text:p>
          </table:table-cell>
          <table:table-cell table:formula="of:=[.W15]+[.X15]" office:value-type="float" office:value="-57.19" calcext:value-type="float">
            <text:p>-57.19</text:p>
          </table:table-cell>
          <table:table-cell table:formula="of:=IF([.$F15]=1;[.$B15];0)" office:value-type="float" office:value="0" calcext:value-type="float">
            <text:p>0</text:p>
          </table:table-cell>
          <table:table-cell table:formula="of:=IF([.$F15]=2;[.$B15];0)" office:value-type="float" office:value="0" calcext:value-type="float">
            <text:p>0</text:p>
          </table:table-cell>
          <table:table-cell table:formula="of:=IF([.$F15]=3;[.$B15];0)" office:value-type="float" office:value="0" calcext:value-type="float">
            <text:p>0</text:p>
          </table:table-cell>
          <table:table-cell table:formula="of:=IF([.$F15]=4;[.$B15];0)" office:value-type="float" office:value="0" calcext:value-type="float">
            <text:p>0</text:p>
          </table:table-cell>
          <table:table-cell table:formula="of:=IF([.$F15]=5;[.$B15];0)" office:value-type="float" office:value="-57.19" calcext:value-type="float">
            <text:p>-57.19</text:p>
          </table:table-cell>
          <table:table-cell table:formula="of:=IF([.$F15]=6;[.$B15];0)" office:value-type="float" office:value="0" calcext:value-type="float">
            <text:p>0</text:p>
          </table:table-cell>
          <table:table-cell table:formula="of:=IF([.$F15]=7;[.$B15];0)" office:value-type="float" office:value="0" calcext:value-type="float">
            <text:p>0</text:p>
          </table:table-cell>
          <table:table-cell table:formula="of:=IF([.$F15]=8;[.$B15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32.37" calcext:value-type="float">
            <text:p>-132.37</text:p>
          </table:table-cell>
          <table:table-cell table:style-name="ce2" office:value-type="string" calcext:value-type="string">
            <text:p>2017-08-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A</text:p>
          </table:table-cell>
          <table:table-cell office:value-type="string" calcext:value-type="string">
            <text:p>B1 - C4 - EUR</text:p>
          </table:table-cell>
          <table:table-cell table:formula="of:=IF([.$D16]=1;[.$B16];0)" office:value-type="float" office:value="0" calcext:value-type="float">
            <text:p>0</text:p>
          </table:table-cell>
          <table:table-cell table:formula="of:=IF(OR([.$F16]=1;[.$F16]=2;[.$F16]=3);[.$B16];0)" office:value-type="float" office:value="0" calcext:value-type="float">
            <text:p>0</text:p>
          </table:table-cell>
          <table:table-cell table:formula="of:=IF(AND([.$I16]=1;[.$B16]&lt;0;NOT([.$D16]=2));[.$B16];0)" office:value-type="float" office:value="-132.37" calcext:value-type="float">
            <text:p>-132.37</text:p>
          </table:table-cell>
          <table:table-cell table:formula="of:=IF(NOT([.$I16]=3);[.$B16];0)" office:value-type="float" office:value="-132.37" calcext:value-type="float">
            <text:p>-132.37</text:p>
          </table:table-cell>
          <table:table-cell table:formula="of:=IF([.$I16]=3;[.$B16];0)" office:value-type="float" office:value="0" calcext:value-type="float">
            <text:p>0</text:p>
          </table:table-cell>
          <table:table-cell table:formula="of:=IF(AND(NOT([.$I16]=3);[.$H16]=2);[.$B16];0)" office:value-type="float" office:value="-132.37" calcext:value-type="float">
            <text:p>-132.37</text:p>
          </table:table-cell>
          <table:table-cell table:formula="of:=IF(AND(NOT([.$I16]=3);[.$H16]=3);[.$B16];0)" office:value-type="float" office:value="0" calcext:value-type="float">
            <text:p>0</text:p>
          </table:table-cell>
          <table:table-cell table:formula="of:=IF(AND([.$E16]=4;NOT([.$I16]=3));[.$B16];0)" office:value-type="float" office:value="0" calcext:value-type="float">
            <text:p>0</text:p>
          </table:table-cell>
          <table:table-cell table:formula="of:=IF(AND([.$E16]=5;NOT([.$I16]=3));[.$B16];0)" office:value-type="float" office:value="0" calcext:value-type="float">
            <text:p>0</text:p>
          </table:table-cell>
          <table:table-cell table:formula="of:=IF(AND([.$E16]=6;NOT([.$I16]=3));[.$B16];0)" office:value-type="float" office:value="0" calcext:value-type="float">
            <text:p>0</text:p>
          </table:table-cell>
          <table:table-cell table:formula="of:=[.S16]+[.T16]+[.U16]" office:value-type="float" office:value="0" calcext:value-type="float">
            <text:p>0</text:p>
          </table:table-cell>
          <table:table-cell table:formula="of:=IF(AND([.$E16]=7;NOT([.$I16]=3));[.$B16];0)" office:value-type="float" office:value="-132.37" calcext:value-type="float">
            <text:p>-132.37</text:p>
          </table:table-cell>
          <table:table-cell table:formula="of:=IF(AND([.$E16]=8;NOT([.$I16]=3));[.$B16];0)" office:value-type="float" office:value="0" calcext:value-type="float">
            <text:p>0</text:p>
          </table:table-cell>
          <table:table-cell table:formula="of:=[.W16]+[.X16]" office:value-type="float" office:value="-132.37" calcext:value-type="float">
            <text:p>-132.37</text:p>
          </table:table-cell>
          <table:table-cell table:formula="of:=IF([.$F16]=1;[.$B16];0)" office:value-type="float" office:value="0" calcext:value-type="float">
            <text:p>0</text:p>
          </table:table-cell>
          <table:table-cell table:formula="of:=IF([.$F16]=2;[.$B16];0)" office:value-type="float" office:value="0" calcext:value-type="float">
            <text:p>0</text:p>
          </table:table-cell>
          <table:table-cell table:formula="of:=IF([.$F16]=3;[.$B16];0)" office:value-type="float" office:value="0" calcext:value-type="float">
            <text:p>0</text:p>
          </table:table-cell>
          <table:table-cell table:formula="of:=IF([.$F16]=4;[.$B16];0)" office:value-type="float" office:value="-132.37" calcext:value-type="float">
            <text:p>-132.37</text:p>
          </table:table-cell>
          <table:table-cell table:formula="of:=IF([.$F16]=5;[.$B16];0)" office:value-type="float" office:value="0" calcext:value-type="float">
            <text:p>0</text:p>
          </table:table-cell>
          <table:table-cell table:formula="of:=IF([.$F16]=6;[.$B16];0)" office:value-type="float" office:value="0" calcext:value-type="float">
            <text:p>0</text:p>
          </table:table-cell>
          <table:table-cell table:formula="of:=IF([.$F16]=7;[.$B16];0)" office:value-type="float" office:value="0" calcext:value-type="float">
            <text:p>0</text:p>
          </table:table-cell>
          <table:table-cell table:formula="of:=IF([.$F16]=8;[.$B16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51.86" calcext:value-type="float">
            <text:p>2751.86</text:p>
          </table:table-cell>
          <table:table-cell table:style-name="ce2" office:value-type="string" calcext:value-type="string">
            <text:p>2017-08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nus - Revenus-b</text:p>
          </table:table-cell>
          <table:table-cell office:value-type="string" calcext:value-type="string">
            <text:p>B1 - C4 - EUR</text:p>
          </table:table-cell>
          <table:table-cell table:formula="of:=IF([.$D17]=1;[.$B17];0)" office:value-type="float" office:value="2751.86" calcext:value-type="float">
            <text:p>2751.86</text:p>
          </table:table-cell>
          <table:table-cell table:formula="of:=IF(OR([.$F17]=1;[.$F17]=2;[.$F17]=3);[.$B17];0)" office:value-type="float" office:value="0" calcext:value-type="float">
            <text:p>0</text:p>
          </table:table-cell>
          <table:table-cell table:formula="of:=IF(AND([.$I17]=1;[.$B17]&lt;0;NOT([.$D17]=2));[.$B17];0)" office:value-type="float" office:value="0" calcext:value-type="float">
            <text:p>0</text:p>
          </table:table-cell>
          <table:table-cell table:formula="of:=IF(NOT([.$I17]=3);[.$B17];0)" office:value-type="float" office:value="2751.86" calcext:value-type="float">
            <text:p>2751.86</text:p>
          </table:table-cell>
          <table:table-cell table:formula="of:=IF([.$I17]=3;[.$B17];0)" office:value-type="float" office:value="0" calcext:value-type="float">
            <text:p>0</text:p>
          </table:table-cell>
          <table:table-cell table:formula="of:=IF(AND(NOT([.$I17]=3);[.$H17]=2);[.$B17];0)" office:value-type="float" office:value="2751.86" calcext:value-type="float">
            <text:p>2751.86</text:p>
          </table:table-cell>
          <table:table-cell table:formula="of:=IF(AND(NOT([.$I17]=3);[.$H17]=3);[.$B17];0)" office:value-type="float" office:value="0" calcext:value-type="float">
            <text:p>0</text:p>
          </table:table-cell>
          <table:table-cell table:formula="of:=IF(AND([.$E17]=4;NOT([.$I17]=3));[.$B17];0)" office:value-type="float" office:value="0" calcext:value-type="float">
            <text:p>0</text:p>
          </table:table-cell>
          <table:table-cell table:formula="of:=IF(AND([.$E17]=5;NOT([.$I17]=3));[.$B17];0)" office:value-type="float" office:value="0" calcext:value-type="float">
            <text:p>0</text:p>
          </table:table-cell>
          <table:table-cell table:formula="of:=IF(AND([.$E17]=6;NOT([.$I17]=3));[.$B17];0)" office:value-type="float" office:value="0" calcext:value-type="float">
            <text:p>0</text:p>
          </table:table-cell>
          <table:table-cell table:formula="of:=[.S17]+[.T17]+[.U17]" office:value-type="float" office:value="0" calcext:value-type="float">
            <text:p>0</text:p>
          </table:table-cell>
          <table:table-cell table:formula="of:=IF(AND([.$E17]=7;NOT([.$I17]=3));[.$B17];0)" office:value-type="float" office:value="0" calcext:value-type="float">
            <text:p>0</text:p>
          </table:table-cell>
          <table:table-cell table:formula="of:=IF(AND([.$E17]=8;NOT([.$I17]=3));[.$B17];0)" office:value-type="float" office:value="0" calcext:value-type="float">
            <text:p>0</text:p>
          </table:table-cell>
          <table:table-cell table:formula="of:=[.W17]+[.X17]" office:value-type="float" office:value="0" calcext:value-type="float">
            <text:p>0</text:p>
          </table:table-cell>
          <table:table-cell table:formula="of:=IF([.$F17]=1;[.$B17];0)" office:value-type="float" office:value="0" calcext:value-type="float">
            <text:p>0</text:p>
          </table:table-cell>
          <table:table-cell table:formula="of:=IF([.$F17]=2;[.$B17];0)" office:value-type="float" office:value="0" calcext:value-type="float">
            <text:p>0</text:p>
          </table:table-cell>
          <table:table-cell table:formula="of:=IF([.$F17]=3;[.$B17];0)" office:value-type="float" office:value="0" calcext:value-type="float">
            <text:p>0</text:p>
          </table:table-cell>
          <table:table-cell table:formula="of:=IF([.$F17]=4;[.$B17];0)" office:value-type="float" office:value="2751.86" calcext:value-type="float">
            <text:p>2751.86</text:p>
          </table:table-cell>
          <table:table-cell table:formula="of:=IF([.$F17]=5;[.$B17];0)" office:value-type="float" office:value="0" calcext:value-type="float">
            <text:p>0</text:p>
          </table:table-cell>
          <table:table-cell table:formula="of:=IF([.$F17]=6;[.$B17];0)" office:value-type="float" office:value="0" calcext:value-type="float">
            <text:p>0</text:p>
          </table:table-cell>
          <table:table-cell table:formula="of:=IF([.$F17]=7;[.$B17];0)" office:value-type="float" office:value="0" calcext:value-type="float">
            <text:p>0</text:p>
          </table:table-cell>
          <table:table-cell table:formula="of:=IF([.$F17]=8;[.$B17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.05" calcext:value-type="float">
            <text:p>-11.05</text:p>
          </table:table-cell>
          <table:table-cell table:style-name="ce2" office:value-type="string" calcext:value-type="string">
            <text:p>2017-08-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A</text:p>
          </table:table-cell>
          <table:table-cell office:value-type="string" calcext:value-type="string">
            <text:p>B2 - C5 - USD</text:p>
          </table:table-cell>
          <table:table-cell table:formula="of:=IF([.$D18]=1;[.$B18];0)" office:value-type="float" office:value="0" calcext:value-type="float">
            <text:p>0</text:p>
          </table:table-cell>
          <table:table-cell table:formula="of:=IF(OR([.$F18]=1;[.$F18]=2;[.$F18]=3);[.$B18];0)" office:value-type="float" office:value="0" calcext:value-type="float">
            <text:p>0</text:p>
          </table:table-cell>
          <table:table-cell table:formula="of:=IF(AND([.$I18]=1;[.$B18]&lt;0;NOT([.$D18]=2));[.$B18];0)" office:value-type="float" office:value="-11.05" calcext:value-type="float">
            <text:p>-11.05</text:p>
          </table:table-cell>
          <table:table-cell table:formula="of:=IF(NOT([.$I18]=3);[.$B18];0)" office:value-type="float" office:value="-11.05" calcext:value-type="float">
            <text:p>-11.05</text:p>
          </table:table-cell>
          <table:table-cell table:formula="of:=IF([.$I18]=3;[.$B18];0)" office:value-type="float" office:value="0" calcext:value-type="float">
            <text:p>0</text:p>
          </table:table-cell>
          <table:table-cell table:formula="of:=IF(AND(NOT([.$I18]=3);[.$H18]=2);[.$B18];0)" office:value-type="float" office:value="0" calcext:value-type="float">
            <text:p>0</text:p>
          </table:table-cell>
          <table:table-cell table:formula="of:=IF(AND(NOT([.$I18]=3);[.$H18]=3);[.$B18];0)" office:value-type="float" office:value="-11.05" calcext:value-type="float">
            <text:p>-11.05</text:p>
          </table:table-cell>
          <table:table-cell table:formula="of:=IF(AND([.$E18]=4;NOT([.$I18]=3));[.$B18];0)" office:value-type="float" office:value="-11.05" calcext:value-type="float">
            <text:p>-11.05</text:p>
          </table:table-cell>
          <table:table-cell table:formula="of:=IF(AND([.$E18]=5;NOT([.$I18]=3));[.$B18];0)" office:value-type="float" office:value="0" calcext:value-type="float">
            <text:p>0</text:p>
          </table:table-cell>
          <table:table-cell table:formula="of:=IF(AND([.$E18]=6;NOT([.$I18]=3));[.$B18];0)" office:value-type="float" office:value="0" calcext:value-type="float">
            <text:p>0</text:p>
          </table:table-cell>
          <table:table-cell table:formula="of:=[.S18]+[.T18]+[.U18]" office:value-type="float" office:value="-11.05" calcext:value-type="float">
            <text:p>-11.05</text:p>
          </table:table-cell>
          <table:table-cell table:formula="of:=IF(AND([.$E18]=7;NOT([.$I18]=3));[.$B18];0)" office:value-type="float" office:value="0" calcext:value-type="float">
            <text:p>0</text:p>
          </table:table-cell>
          <table:table-cell table:formula="of:=IF(AND([.$E18]=8;NOT([.$I18]=3));[.$B18];0)" office:value-type="float" office:value="0" calcext:value-type="float">
            <text:p>0</text:p>
          </table:table-cell>
          <table:table-cell table:formula="of:=[.W18]+[.X18]" office:value-type="float" office:value="0" calcext:value-type="float">
            <text:p>0</text:p>
          </table:table-cell>
          <table:table-cell table:formula="of:=IF([.$F18]=1;[.$B18];0)" office:value-type="float" office:value="0" calcext:value-type="float">
            <text:p>0</text:p>
          </table:table-cell>
          <table:table-cell table:formula="of:=IF([.$F18]=2;[.$B18];0)" office:value-type="float" office:value="0" calcext:value-type="float">
            <text:p>0</text:p>
          </table:table-cell>
          <table:table-cell table:formula="of:=IF([.$F18]=3;[.$B18];0)" office:value-type="float" office:value="0" calcext:value-type="float">
            <text:p>0</text:p>
          </table:table-cell>
          <table:table-cell table:formula="of:=IF([.$F18]=4;[.$B18];0)" office:value-type="float" office:value="0" calcext:value-type="float">
            <text:p>0</text:p>
          </table:table-cell>
          <table:table-cell table:formula="of:=IF([.$F18]=5;[.$B18];0)" office:value-type="float" office:value="-11.05" calcext:value-type="float">
            <text:p>-11.05</text:p>
          </table:table-cell>
          <table:table-cell table:formula="of:=IF([.$F18]=6;[.$B18];0)" office:value-type="float" office:value="0" calcext:value-type="float">
            <text:p>0</text:p>
          </table:table-cell>
          <table:table-cell table:formula="of:=IF([.$F18]=7;[.$B18];0)" office:value-type="float" office:value="0" calcext:value-type="float">
            <text:p>0</text:p>
          </table:table-cell>
          <table:table-cell table:formula="of:=IF([.$F18]=8;[.$B18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90.32" calcext:value-type="float">
            <text:p>-490.32</text:p>
          </table:table-cell>
          <table:table-cell table:style-name="ce2" office:value-type="string" calcext:value-type="string">
            <text:p>2017-08-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C</text:p>
          </table:table-cell>
          <table:table-cell office:value-type="string" calcext:value-type="string">
            <text:p>B1 - C4 - EUR</text:p>
          </table:table-cell>
          <table:table-cell table:formula="of:=IF([.$D19]=1;[.$B19];0)" office:value-type="float" office:value="0" calcext:value-type="float">
            <text:p>0</text:p>
          </table:table-cell>
          <table:table-cell table:formula="of:=IF(OR([.$F19]=1;[.$F19]=2;[.$F19]=3);[.$B19];0)" office:value-type="float" office:value="0" calcext:value-type="float">
            <text:p>0</text:p>
          </table:table-cell>
          <table:table-cell table:formula="of:=IF(AND([.$I19]=1;[.$B19]&lt;0;NOT([.$D19]=2));[.$B19];0)" office:value-type="float" office:value="-490.32" calcext:value-type="float">
            <text:p>-490.32</text:p>
          </table:table-cell>
          <table:table-cell table:formula="of:=IF(NOT([.$I19]=3);[.$B19];0)" office:value-type="float" office:value="-490.32" calcext:value-type="float">
            <text:p>-490.32</text:p>
          </table:table-cell>
          <table:table-cell table:formula="of:=IF([.$I19]=3;[.$B19];0)" office:value-type="float" office:value="0" calcext:value-type="float">
            <text:p>0</text:p>
          </table:table-cell>
          <table:table-cell table:formula="of:=IF(AND(NOT([.$I19]=3);[.$H19]=2);[.$B19];0)" office:value-type="float" office:value="-490.32" calcext:value-type="float">
            <text:p>-490.32</text:p>
          </table:table-cell>
          <table:table-cell table:formula="of:=IF(AND(NOT([.$I19]=3);[.$H19]=3);[.$B19];0)" office:value-type="float" office:value="0" calcext:value-type="float">
            <text:p>0</text:p>
          </table:table-cell>
          <table:table-cell table:formula="of:=IF(AND([.$E19]=4;NOT([.$I19]=3));[.$B19];0)" office:value-type="float" office:value="0" calcext:value-type="float">
            <text:p>0</text:p>
          </table:table-cell>
          <table:table-cell table:formula="of:=IF(AND([.$E19]=5;NOT([.$I19]=3));[.$B19];0)" office:value-type="float" office:value="0" calcext:value-type="float">
            <text:p>0</text:p>
          </table:table-cell>
          <table:table-cell table:formula="of:=IF(AND([.$E19]=6;NOT([.$I19]=3));[.$B19];0)" office:value-type="float" office:value="-490.32" calcext:value-type="float">
            <text:p>-490.32</text:p>
          </table:table-cell>
          <table:table-cell table:formula="of:=[.S19]+[.T19]+[.U19]" office:value-type="float" office:value="-490.32" calcext:value-type="float">
            <text:p>-490.32</text:p>
          </table:table-cell>
          <table:table-cell table:formula="of:=IF(AND([.$E19]=7;NOT([.$I19]=3));[.$B19];0)" office:value-type="float" office:value="0" calcext:value-type="float">
            <text:p>0</text:p>
          </table:table-cell>
          <table:table-cell table:formula="of:=IF(AND([.$E19]=8;NOT([.$I19]=3));[.$B19];0)" office:value-type="float" office:value="0" calcext:value-type="float">
            <text:p>0</text:p>
          </table:table-cell>
          <table:table-cell table:formula="of:=[.W19]+[.X19]" office:value-type="float" office:value="0" calcext:value-type="float">
            <text:p>0</text:p>
          </table:table-cell>
          <table:table-cell table:formula="of:=IF([.$F19]=1;[.$B19];0)" office:value-type="float" office:value="0" calcext:value-type="float">
            <text:p>0</text:p>
          </table:table-cell>
          <table:table-cell table:formula="of:=IF([.$F19]=2;[.$B19];0)" office:value-type="float" office:value="0" calcext:value-type="float">
            <text:p>0</text:p>
          </table:table-cell>
          <table:table-cell table:formula="of:=IF([.$F19]=3;[.$B19];0)" office:value-type="float" office:value="0" calcext:value-type="float">
            <text:p>0</text:p>
          </table:table-cell>
          <table:table-cell table:formula="of:=IF([.$F19]=4;[.$B19];0)" office:value-type="float" office:value="-490.32" calcext:value-type="float">
            <text:p>-490.32</text:p>
          </table:table-cell>
          <table:table-cell table:formula="of:=IF([.$F19]=5;[.$B19];0)" office:value-type="float" office:value="0" calcext:value-type="float">
            <text:p>0</text:p>
          </table:table-cell>
          <table:table-cell table:formula="of:=IF([.$F19]=6;[.$B19];0)" office:value-type="float" office:value="0" calcext:value-type="float">
            <text:p>0</text:p>
          </table:table-cell>
          <table:table-cell table:formula="of:=IF([.$F19]=7;[.$B19];0)" office:value-type="float" office:value="0" calcext:value-type="float">
            <text:p>0</text:p>
          </table:table-cell>
          <table:table-cell table:formula="of:=IF([.$F19]=8;[.$B19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0.32" calcext:value-type="float">
            <text:p>490.32</text:p>
          </table:table-cell>
          <table:table-cell table:style-name="ce2" office:value-type="string" calcext:value-type="string">
            <text:p>2017-08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res - Autres-C</text:p>
          </table:table-cell>
          <table:table-cell office:value-type="string" calcext:value-type="string">
            <text:p>B1 - C6 - EUR</text:p>
          </table:table-cell>
          <table:table-cell table:formula="of:=IF([.$D20]=1;[.$B20];0)" office:value-type="float" office:value="0" calcext:value-type="float">
            <text:p>0</text:p>
          </table:table-cell>
          <table:table-cell table:formula="of:=IF(OR([.$F20]=1;[.$F20]=2;[.$F20]=3);[.$B20];0)" office:value-type="float" office:value="0" calcext:value-type="float">
            <text:p>0</text:p>
          </table:table-cell>
          <table:table-cell table:formula="of:=IF(AND([.$I20]=1;[.$B20]&lt;0;NOT([.$D20]=2));[.$B20];0)" office:value-type="float" office:value="0" calcext:value-type="float">
            <text:p>0</text:p>
          </table:table-cell>
          <table:table-cell table:formula="of:=IF(NOT([.$I20]=3);[.$B20];0)" office:value-type="float" office:value="0" calcext:value-type="float">
            <text:p>0</text:p>
          </table:table-cell>
          <table:table-cell table:formula="of:=IF([.$I20]=3;[.$B20];0)" office:value-type="float" office:value="490.32" calcext:value-type="float">
            <text:p>490.32</text:p>
          </table:table-cell>
          <table:table-cell table:formula="of:=IF(AND(NOT([.$I20]=3);[.$H20]=2);[.$B20];0)" office:value-type="float" office:value="0" calcext:value-type="float">
            <text:p>0</text:p>
          </table:table-cell>
          <table:table-cell table:formula="of:=IF(AND(NOT([.$I20]=3);[.$H20]=3);[.$B20];0)" office:value-type="float" office:value="0" calcext:value-type="float">
            <text:p>0</text:p>
          </table:table-cell>
          <table:table-cell table:formula="of:=IF(AND([.$E20]=4;NOT([.$I20]=3));[.$B20];0)" office:value-type="float" office:value="0" calcext:value-type="float">
            <text:p>0</text:p>
          </table:table-cell>
          <table:table-cell table:formula="of:=IF(AND([.$E20]=5;NOT([.$I20]=3));[.$B20];0)" office:value-type="float" office:value="0" calcext:value-type="float">
            <text:p>0</text:p>
          </table:table-cell>
          <table:table-cell table:formula="of:=IF(AND([.$E20]=6;NOT([.$I20]=3));[.$B20];0)" office:value-type="float" office:value="0" calcext:value-type="float">
            <text:p>0</text:p>
          </table:table-cell>
          <table:table-cell table:formula="of:=[.S20]+[.T20]+[.U20]" office:value-type="float" office:value="0" calcext:value-type="float">
            <text:p>0</text:p>
          </table:table-cell>
          <table:table-cell table:formula="of:=IF(AND([.$E20]=7;NOT([.$I20]=3));[.$B20];0)" office:value-type="float" office:value="0" calcext:value-type="float">
            <text:p>0</text:p>
          </table:table-cell>
          <table:table-cell table:formula="of:=IF(AND([.$E20]=8;NOT([.$I20]=3));[.$B20];0)" office:value-type="float" office:value="0" calcext:value-type="float">
            <text:p>0</text:p>
          </table:table-cell>
          <table:table-cell table:formula="of:=[.W20]+[.X20]" office:value-type="float" office:value="0" calcext:value-type="float">
            <text:p>0</text:p>
          </table:table-cell>
          <table:table-cell table:formula="of:=IF([.$F20]=1;[.$B20];0)" office:value-type="float" office:value="0" calcext:value-type="float">
            <text:p>0</text:p>
          </table:table-cell>
          <table:table-cell table:formula="of:=IF([.$F20]=2;[.$B20];0)" office:value-type="float" office:value="0" calcext:value-type="float">
            <text:p>0</text:p>
          </table:table-cell>
          <table:table-cell table:formula="of:=IF([.$F20]=3;[.$B20];0)" office:value-type="float" office:value="0" calcext:value-type="float">
            <text:p>0</text:p>
          </table:table-cell>
          <table:table-cell table:formula="of:=IF([.$F20]=4;[.$B20];0)" office:value-type="float" office:value="0" calcext:value-type="float">
            <text:p>0</text:p>
          </table:table-cell>
          <table:table-cell table:formula="of:=IF([.$F20]=5;[.$B20];0)" office:value-type="float" office:value="0" calcext:value-type="float">
            <text:p>0</text:p>
          </table:table-cell>
          <table:table-cell table:formula="of:=IF([.$F20]=6;[.$B20];0)" office:value-type="float" office:value="490.32" calcext:value-type="float">
            <text:p>490.32</text:p>
          </table:table-cell>
          <table:table-cell table:formula="of:=IF([.$F20]=7;[.$B20];0)" office:value-type="float" office:value="0" calcext:value-type="float">
            <text:p>0</text:p>
          </table:table-cell>
          <table:table-cell table:formula="of:=IF([.$F20]=8;[.$B20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28.65" calcext:value-type="float">
            <text:p>-728.65</text:p>
          </table:table-cell>
          <table:table-cell table:style-name="ce2" office:value-type="string" calcext:value-type="string">
            <text:p>2017-08-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C</text:p>
          </table:table-cell>
          <table:table-cell office:value-type="string" calcext:value-type="string">
            <text:p>B1 - C4 - EUR</text:p>
          </table:table-cell>
          <table:table-cell table:formula="of:=IF([.$D21]=1;[.$B21];0)" office:value-type="float" office:value="0" calcext:value-type="float">
            <text:p>0</text:p>
          </table:table-cell>
          <table:table-cell table:formula="of:=IF(OR([.$F21]=1;[.$F21]=2;[.$F21]=3);[.$B21];0)" office:value-type="float" office:value="0" calcext:value-type="float">
            <text:p>0</text:p>
          </table:table-cell>
          <table:table-cell table:formula="of:=IF(AND([.$I21]=1;[.$B21]&lt;0;NOT([.$D21]=2));[.$B21];0)" office:value-type="float" office:value="-728.65" calcext:value-type="float">
            <text:p>-728.65</text:p>
          </table:table-cell>
          <table:table-cell table:formula="of:=IF(NOT([.$I21]=3);[.$B21];0)" office:value-type="float" office:value="-728.65" calcext:value-type="float">
            <text:p>-728.65</text:p>
          </table:table-cell>
          <table:table-cell table:formula="of:=IF([.$I21]=3;[.$B21];0)" office:value-type="float" office:value="0" calcext:value-type="float">
            <text:p>0</text:p>
          </table:table-cell>
          <table:table-cell table:formula="of:=IF(AND(NOT([.$I21]=3);[.$H21]=2);[.$B21];0)" office:value-type="float" office:value="-728.65" calcext:value-type="float">
            <text:p>-728.65</text:p>
          </table:table-cell>
          <table:table-cell table:formula="of:=IF(AND(NOT([.$I21]=3);[.$H21]=3);[.$B21];0)" office:value-type="float" office:value="0" calcext:value-type="float">
            <text:p>0</text:p>
          </table:table-cell>
          <table:table-cell table:formula="of:=IF(AND([.$E21]=4;NOT([.$I21]=3));[.$B21];0)" office:value-type="float" office:value="0" calcext:value-type="float">
            <text:p>0</text:p>
          </table:table-cell>
          <table:table-cell table:formula="of:=IF(AND([.$E21]=5;NOT([.$I21]=3));[.$B21];0)" office:value-type="float" office:value="0" calcext:value-type="float">
            <text:p>0</text:p>
          </table:table-cell>
          <table:table-cell table:formula="of:=IF(AND([.$E21]=6;NOT([.$I21]=3));[.$B21];0)" office:value-type="float" office:value="-728.65" calcext:value-type="float">
            <text:p>-728.65</text:p>
          </table:table-cell>
          <table:table-cell table:formula="of:=[.S21]+[.T21]+[.U21]" office:value-type="float" office:value="-728.65" calcext:value-type="float">
            <text:p>-728.65</text:p>
          </table:table-cell>
          <table:table-cell table:formula="of:=IF(AND([.$E21]=7;NOT([.$I21]=3));[.$B21];0)" office:value-type="float" office:value="0" calcext:value-type="float">
            <text:p>0</text:p>
          </table:table-cell>
          <table:table-cell table:formula="of:=IF(AND([.$E21]=8;NOT([.$I21]=3));[.$B21];0)" office:value-type="float" office:value="0" calcext:value-type="float">
            <text:p>0</text:p>
          </table:table-cell>
          <table:table-cell table:formula="of:=[.W21]+[.X21]" office:value-type="float" office:value="0" calcext:value-type="float">
            <text:p>0</text:p>
          </table:table-cell>
          <table:table-cell table:formula="of:=IF([.$F21]=1;[.$B21];0)" office:value-type="float" office:value="0" calcext:value-type="float">
            <text:p>0</text:p>
          </table:table-cell>
          <table:table-cell table:formula="of:=IF([.$F21]=2;[.$B21];0)" office:value-type="float" office:value="0" calcext:value-type="float">
            <text:p>0</text:p>
          </table:table-cell>
          <table:table-cell table:formula="of:=IF([.$F21]=3;[.$B21];0)" office:value-type="float" office:value="0" calcext:value-type="float">
            <text:p>0</text:p>
          </table:table-cell>
          <table:table-cell table:formula="of:=IF([.$F21]=4;[.$B21];0)" office:value-type="float" office:value="-728.65" calcext:value-type="float">
            <text:p>-728.65</text:p>
          </table:table-cell>
          <table:table-cell table:formula="of:=IF([.$F21]=5;[.$B21];0)" office:value-type="float" office:value="0" calcext:value-type="float">
            <text:p>0</text:p>
          </table:table-cell>
          <table:table-cell table:formula="of:=IF([.$F21]=6;[.$B21];0)" office:value-type="float" office:value="0" calcext:value-type="float">
            <text:p>0</text:p>
          </table:table-cell>
          <table:table-cell table:formula="of:=IF([.$F21]=7;[.$B21];0)" office:value-type="float" office:value="0" calcext:value-type="float">
            <text:p>0</text:p>
          </table:table-cell>
          <table:table-cell table:formula="of:=IF([.$F21]=8;[.$B21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8.65" calcext:value-type="float">
            <text:p>728.65</text:p>
          </table:table-cell>
          <table:table-cell table:style-name="ce2" office:value-type="string" calcext:value-type="string">
            <text:p>2017-08-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tres - Autres-C</text:p>
          </table:table-cell>
          <table:table-cell office:value-type="string" calcext:value-type="string">
            <text:p>B1 - C7 - USD</text:p>
          </table:table-cell>
          <table:table-cell table:formula="of:=IF([.$D22]=1;[.$B22];0)" office:value-type="float" office:value="0" calcext:value-type="float">
            <text:p>0</text:p>
          </table:table-cell>
          <table:table-cell table:formula="of:=IF(OR([.$F22]=1;[.$F22]=2;[.$F22]=3);[.$B22];0)" office:value-type="float" office:value="0" calcext:value-type="float">
            <text:p>0</text:p>
          </table:table-cell>
          <table:table-cell table:formula="of:=IF(AND([.$I22]=1;[.$B22]&lt;0;NOT([.$D22]=2));[.$B22];0)" office:value-type="float" office:value="0" calcext:value-type="float">
            <text:p>0</text:p>
          </table:table-cell>
          <table:table-cell table:formula="of:=IF(NOT([.$I22]=3);[.$B22];0)" office:value-type="float" office:value="0" calcext:value-type="float">
            <text:p>0</text:p>
          </table:table-cell>
          <table:table-cell table:formula="of:=IF([.$I22]=3;[.$B22];0)" office:value-type="float" office:value="728.65" calcext:value-type="float">
            <text:p>728.65</text:p>
          </table:table-cell>
          <table:table-cell table:formula="of:=IF(AND(NOT([.$I22]=3);[.$H22]=2);[.$B22];0)" office:value-type="float" office:value="0" calcext:value-type="float">
            <text:p>0</text:p>
          </table:table-cell>
          <table:table-cell table:formula="of:=IF(AND(NOT([.$I22]=3);[.$H22]=3);[.$B22];0)" office:value-type="float" office:value="0" calcext:value-type="float">
            <text:p>0</text:p>
          </table:table-cell>
          <table:table-cell table:formula="of:=IF(AND([.$E22]=4;NOT([.$I22]=3));[.$B22];0)" office:value-type="float" office:value="0" calcext:value-type="float">
            <text:p>0</text:p>
          </table:table-cell>
          <table:table-cell table:formula="of:=IF(AND([.$E22]=5;NOT([.$I22]=3));[.$B22];0)" office:value-type="float" office:value="0" calcext:value-type="float">
            <text:p>0</text:p>
          </table:table-cell>
          <table:table-cell table:formula="of:=IF(AND([.$E22]=6;NOT([.$I22]=3));[.$B22];0)" office:value-type="float" office:value="0" calcext:value-type="float">
            <text:p>0</text:p>
          </table:table-cell>
          <table:table-cell table:formula="of:=[.S22]+[.T22]+[.U22]" office:value-type="float" office:value="0" calcext:value-type="float">
            <text:p>0</text:p>
          </table:table-cell>
          <table:table-cell table:formula="of:=IF(AND([.$E22]=7;NOT([.$I22]=3));[.$B22];0)" office:value-type="float" office:value="0" calcext:value-type="float">
            <text:p>0</text:p>
          </table:table-cell>
          <table:table-cell table:formula="of:=IF(AND([.$E22]=8;NOT([.$I22]=3));[.$B22];0)" office:value-type="float" office:value="0" calcext:value-type="float">
            <text:p>0</text:p>
          </table:table-cell>
          <table:table-cell table:formula="of:=[.W22]+[.X22]" office:value-type="float" office:value="0" calcext:value-type="float">
            <text:p>0</text:p>
          </table:table-cell>
          <table:table-cell table:formula="of:=IF([.$F22]=1;[.$B22];0)" office:value-type="float" office:value="0" calcext:value-type="float">
            <text:p>0</text:p>
          </table:table-cell>
          <table:table-cell table:formula="of:=IF([.$F22]=2;[.$B22];0)" office:value-type="float" office:value="0" calcext:value-type="float">
            <text:p>0</text:p>
          </table:table-cell>
          <table:table-cell table:formula="of:=IF([.$F22]=3;[.$B22];0)" office:value-type="float" office:value="0" calcext:value-type="float">
            <text:p>0</text:p>
          </table:table-cell>
          <table:table-cell table:formula="of:=IF([.$F22]=4;[.$B22];0)" office:value-type="float" office:value="0" calcext:value-type="float">
            <text:p>0</text:p>
          </table:table-cell>
          <table:table-cell table:formula="of:=IF([.$F22]=5;[.$B22];0)" office:value-type="float" office:value="0" calcext:value-type="float">
            <text:p>0</text:p>
          </table:table-cell>
          <table:table-cell table:formula="of:=IF([.$F22]=6;[.$B22];0)" office:value-type="float" office:value="0" calcext:value-type="float">
            <text:p>0</text:p>
          </table:table-cell>
          <table:table-cell table:formula="of:=IF([.$F22]=7;[.$B22];0)" office:value-type="float" office:value="728.65" calcext:value-type="float">
            <text:p>728.65</text:p>
          </table:table-cell>
          <table:table-cell table:formula="of:=IF([.$F22]=8;[.$B22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78.86" calcext:value-type="float">
            <text:p>-178.86</text:p>
          </table:table-cell>
          <table:table-cell table:style-name="ce2" office:value-type="string" calcext:value-type="string">
            <text:p>2017-08-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B</text:p>
          </table:table-cell>
          <table:table-cell office:value-type="string" calcext:value-type="string">
            <text:p>B1 - C4 - EUR</text:p>
          </table:table-cell>
          <table:table-cell table:formula="of:=IF([.$D23]=1;[.$B23];0)" office:value-type="float" office:value="0" calcext:value-type="float">
            <text:p>0</text:p>
          </table:table-cell>
          <table:table-cell table:formula="of:=IF(OR([.$F23]=1;[.$F23]=2;[.$F23]=3);[.$B23];0)" office:value-type="float" office:value="0" calcext:value-type="float">
            <text:p>0</text:p>
          </table:table-cell>
          <table:table-cell table:formula="of:=IF(AND([.$I23]=1;[.$B23]&lt;0;NOT([.$D23]=2));[.$B23];0)" office:value-type="float" office:value="-178.86" calcext:value-type="float">
            <text:p>-178.86</text:p>
          </table:table-cell>
          <table:table-cell table:formula="of:=IF(NOT([.$I23]=3);[.$B23];0)" office:value-type="float" office:value="-178.86" calcext:value-type="float">
            <text:p>-178.86</text:p>
          </table:table-cell>
          <table:table-cell table:formula="of:=IF([.$I23]=3;[.$B23];0)" office:value-type="float" office:value="0" calcext:value-type="float">
            <text:p>0</text:p>
          </table:table-cell>
          <table:table-cell table:formula="of:=IF(AND(NOT([.$I23]=3);[.$H23]=2);[.$B23];0)" office:value-type="float" office:value="-178.86" calcext:value-type="float">
            <text:p>-178.86</text:p>
          </table:table-cell>
          <table:table-cell table:formula="of:=IF(AND(NOT([.$I23]=3);[.$H23]=3);[.$B23];0)" office:value-type="float" office:value="0" calcext:value-type="float">
            <text:p>0</text:p>
          </table:table-cell>
          <table:table-cell table:formula="of:=IF(AND([.$E23]=4;NOT([.$I23]=3));[.$B23];0)" office:value-type="float" office:value="0" calcext:value-type="float">
            <text:p>0</text:p>
          </table:table-cell>
          <table:table-cell table:formula="of:=IF(AND([.$E23]=5;NOT([.$I23]=3));[.$B23];0)" office:value-type="float" office:value="0" calcext:value-type="float">
            <text:p>0</text:p>
          </table:table-cell>
          <table:table-cell table:formula="of:=IF(AND([.$E23]=6;NOT([.$I23]=3));[.$B23];0)" office:value-type="float" office:value="0" calcext:value-type="float">
            <text:p>0</text:p>
          </table:table-cell>
          <table:table-cell table:formula="of:=[.S23]+[.T23]+[.U23]" office:value-type="float" office:value="0" calcext:value-type="float">
            <text:p>0</text:p>
          </table:table-cell>
          <table:table-cell table:formula="of:=IF(AND([.$E23]=7;NOT([.$I23]=3));[.$B23];0)" office:value-type="float" office:value="0" calcext:value-type="float">
            <text:p>0</text:p>
          </table:table-cell>
          <table:table-cell table:formula="of:=IF(AND([.$E23]=8;NOT([.$I23]=3));[.$B23];0)" office:value-type="float" office:value="-178.86" calcext:value-type="float">
            <text:p>-178.86</text:p>
          </table:table-cell>
          <table:table-cell table:formula="of:=[.W23]+[.X23]" office:value-type="float" office:value="-178.86" calcext:value-type="float">
            <text:p>-178.86</text:p>
          </table:table-cell>
          <table:table-cell table:formula="of:=IF([.$F23]=1;[.$B23];0)" office:value-type="float" office:value="0" calcext:value-type="float">
            <text:p>0</text:p>
          </table:table-cell>
          <table:table-cell table:formula="of:=IF([.$F23]=2;[.$B23];0)" office:value-type="float" office:value="0" calcext:value-type="float">
            <text:p>0</text:p>
          </table:table-cell>
          <table:table-cell table:formula="of:=IF([.$F23]=3;[.$B23];0)" office:value-type="float" office:value="0" calcext:value-type="float">
            <text:p>0</text:p>
          </table:table-cell>
          <table:table-cell table:formula="of:=IF([.$F23]=4;[.$B23];0)" office:value-type="float" office:value="-178.86" calcext:value-type="float">
            <text:p>-178.86</text:p>
          </table:table-cell>
          <table:table-cell table:formula="of:=IF([.$F23]=5;[.$B23];0)" office:value-type="float" office:value="0" calcext:value-type="float">
            <text:p>0</text:p>
          </table:table-cell>
          <table:table-cell table:formula="of:=IF([.$F23]=6;[.$B23];0)" office:value-type="float" office:value="0" calcext:value-type="float">
            <text:p>0</text:p>
          </table:table-cell>
          <table:table-cell table:formula="of:=IF([.$F23]=7;[.$B23];0)" office:value-type="float" office:value="0" calcext:value-type="float">
            <text:p>0</text:p>
          </table:table-cell>
          <table:table-cell table:formula="of:=IF([.$F23]=8;[.$B23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08.02" calcext:value-type="float">
            <text:p>-208.02</text:p>
          </table:table-cell>
          <table:table-cell table:style-name="ce2" office:value-type="string" calcext:value-type="string">
            <text:p>2017-08-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B</text:p>
          </table:table-cell>
          <table:table-cell office:value-type="string" calcext:value-type="string">
            <text:p>B1 - C4 - EUR</text:p>
          </table:table-cell>
          <table:table-cell table:formula="of:=IF([.$D24]=1;[.$B24];0)" office:value-type="float" office:value="0" calcext:value-type="float">
            <text:p>0</text:p>
          </table:table-cell>
          <table:table-cell table:formula="of:=IF(OR([.$F24]=1;[.$F24]=2;[.$F24]=3);[.$B24];0)" office:value-type="float" office:value="0" calcext:value-type="float">
            <text:p>0</text:p>
          </table:table-cell>
          <table:table-cell table:formula="of:=IF(AND([.$I24]=1;[.$B24]&lt;0;NOT([.$D24]=2));[.$B24];0)" office:value-type="float" office:value="-208.02" calcext:value-type="float">
            <text:p>-208.02</text:p>
          </table:table-cell>
          <table:table-cell table:formula="of:=IF(NOT([.$I24]=3);[.$B24];0)" office:value-type="float" office:value="-208.02" calcext:value-type="float">
            <text:p>-208.02</text:p>
          </table:table-cell>
          <table:table-cell table:formula="of:=IF([.$I24]=3;[.$B24];0)" office:value-type="float" office:value="0" calcext:value-type="float">
            <text:p>0</text:p>
          </table:table-cell>
          <table:table-cell table:formula="of:=IF(AND(NOT([.$I24]=3);[.$H24]=2);[.$B24];0)" office:value-type="float" office:value="-208.02" calcext:value-type="float">
            <text:p>-208.02</text:p>
          </table:table-cell>
          <table:table-cell table:formula="of:=IF(AND(NOT([.$I24]=3);[.$H24]=3);[.$B24];0)" office:value-type="float" office:value="0" calcext:value-type="float">
            <text:p>0</text:p>
          </table:table-cell>
          <table:table-cell table:formula="of:=IF(AND([.$E24]=4;NOT([.$I24]=3));[.$B24];0)" office:value-type="float" office:value="0" calcext:value-type="float">
            <text:p>0</text:p>
          </table:table-cell>
          <table:table-cell table:formula="of:=IF(AND([.$E24]=5;NOT([.$I24]=3));[.$B24];0)" office:value-type="float" office:value="0" calcext:value-type="float">
            <text:p>0</text:p>
          </table:table-cell>
          <table:table-cell table:formula="of:=IF(AND([.$E24]=6;NOT([.$I24]=3));[.$B24];0)" office:value-type="float" office:value="0" calcext:value-type="float">
            <text:p>0</text:p>
          </table:table-cell>
          <table:table-cell table:formula="of:=[.S24]+[.T24]+[.U24]" office:value-type="float" office:value="0" calcext:value-type="float">
            <text:p>0</text:p>
          </table:table-cell>
          <table:table-cell table:formula="of:=IF(AND([.$E24]=7;NOT([.$I24]=3));[.$B24];0)" office:value-type="float" office:value="0" calcext:value-type="float">
            <text:p>0</text:p>
          </table:table-cell>
          <table:table-cell table:formula="of:=IF(AND([.$E24]=8;NOT([.$I24]=3));[.$B24];0)" office:value-type="float" office:value="-208.02" calcext:value-type="float">
            <text:p>-208.02</text:p>
          </table:table-cell>
          <table:table-cell table:formula="of:=[.W24]+[.X24]" office:value-type="float" office:value="-208.02" calcext:value-type="float">
            <text:p>-208.02</text:p>
          </table:table-cell>
          <table:table-cell table:formula="of:=IF([.$F24]=1;[.$B24];0)" office:value-type="float" office:value="0" calcext:value-type="float">
            <text:p>0</text:p>
          </table:table-cell>
          <table:table-cell table:formula="of:=IF([.$F24]=2;[.$B24];0)" office:value-type="float" office:value="0" calcext:value-type="float">
            <text:p>0</text:p>
          </table:table-cell>
          <table:table-cell table:formula="of:=IF([.$F24]=3;[.$B24];0)" office:value-type="float" office:value="0" calcext:value-type="float">
            <text:p>0</text:p>
          </table:table-cell>
          <table:table-cell table:formula="of:=IF([.$F24]=4;[.$B24];0)" office:value-type="float" office:value="-208.02" calcext:value-type="float">
            <text:p>-208.02</text:p>
          </table:table-cell>
          <table:table-cell table:formula="of:=IF([.$F24]=5;[.$B24];0)" office:value-type="float" office:value="0" calcext:value-type="float">
            <text:p>0</text:p>
          </table:table-cell>
          <table:table-cell table:formula="of:=IF([.$F24]=6;[.$B24];0)" office:value-type="float" office:value="0" calcext:value-type="float">
            <text:p>0</text:p>
          </table:table-cell>
          <table:table-cell table:formula="of:=IF([.$F24]=7;[.$B24];0)" office:value-type="float" office:value="0" calcext:value-type="float">
            <text:p>0</text:p>
          </table:table-cell>
          <table:table-cell table:formula="of:=IF([.$F24]=8;[.$B24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1.09" calcext:value-type="float">
            <text:p>-91.09</text:p>
          </table:table-cell>
          <table:table-cell table:style-name="ce2" office:value-type="string" calcext:value-type="string">
            <text:p>2017-08-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A</text:p>
          </table:table-cell>
          <table:table-cell office:value-type="string" calcext:value-type="string">
            <text:p>B1 - C4 - EUR</text:p>
          </table:table-cell>
          <table:table-cell table:formula="of:=IF([.$D25]=1;[.$B25];0)" office:value-type="float" office:value="0" calcext:value-type="float">
            <text:p>0</text:p>
          </table:table-cell>
          <table:table-cell table:formula="of:=IF(OR([.$F25]=1;[.$F25]=2;[.$F25]=3);[.$B25];0)" office:value-type="float" office:value="0" calcext:value-type="float">
            <text:p>0</text:p>
          </table:table-cell>
          <table:table-cell table:formula="of:=IF(AND([.$I25]=1;[.$B25]&lt;0;NOT([.$D25]=2));[.$B25];0)" office:value-type="float" office:value="-91.09" calcext:value-type="float">
            <text:p>-91.09</text:p>
          </table:table-cell>
          <table:table-cell table:formula="of:=IF(NOT([.$I25]=3);[.$B25];0)" office:value-type="float" office:value="-91.09" calcext:value-type="float">
            <text:p>-91.09</text:p>
          </table:table-cell>
          <table:table-cell table:formula="of:=IF([.$I25]=3;[.$B25];0)" office:value-type="float" office:value="0" calcext:value-type="float">
            <text:p>0</text:p>
          </table:table-cell>
          <table:table-cell table:formula="of:=IF(AND(NOT([.$I25]=3);[.$H25]=2);[.$B25];0)" office:value-type="float" office:value="-91.09" calcext:value-type="float">
            <text:p>-91.09</text:p>
          </table:table-cell>
          <table:table-cell table:formula="of:=IF(AND(NOT([.$I25]=3);[.$H25]=3);[.$B25];0)" office:value-type="float" office:value="0" calcext:value-type="float">
            <text:p>0</text:p>
          </table:table-cell>
          <table:table-cell table:formula="of:=IF(AND([.$E25]=4;NOT([.$I25]=3));[.$B25];0)" office:value-type="float" office:value="-91.09" calcext:value-type="float">
            <text:p>-91.09</text:p>
          </table:table-cell>
          <table:table-cell table:formula="of:=IF(AND([.$E25]=5;NOT([.$I25]=3));[.$B25];0)" office:value-type="float" office:value="0" calcext:value-type="float">
            <text:p>0</text:p>
          </table:table-cell>
          <table:table-cell table:formula="of:=IF(AND([.$E25]=6;NOT([.$I25]=3));[.$B25];0)" office:value-type="float" office:value="0" calcext:value-type="float">
            <text:p>0</text:p>
          </table:table-cell>
          <table:table-cell table:formula="of:=[.S25]+[.T25]+[.U25]" office:value-type="float" office:value="-91.09" calcext:value-type="float">
            <text:p>-91.09</text:p>
          </table:table-cell>
          <table:table-cell table:formula="of:=IF(AND([.$E25]=7;NOT([.$I25]=3));[.$B25];0)" office:value-type="float" office:value="0" calcext:value-type="float">
            <text:p>0</text:p>
          </table:table-cell>
          <table:table-cell table:formula="of:=IF(AND([.$E25]=8;NOT([.$I25]=3));[.$B25];0)" office:value-type="float" office:value="0" calcext:value-type="float">
            <text:p>0</text:p>
          </table:table-cell>
          <table:table-cell table:formula="of:=[.W25]+[.X25]" office:value-type="float" office:value="0" calcext:value-type="float">
            <text:p>0</text:p>
          </table:table-cell>
          <table:table-cell table:formula="of:=IF([.$F25]=1;[.$B25];0)" office:value-type="float" office:value="0" calcext:value-type="float">
            <text:p>0</text:p>
          </table:table-cell>
          <table:table-cell table:formula="of:=IF([.$F25]=2;[.$B25];0)" office:value-type="float" office:value="0" calcext:value-type="float">
            <text:p>0</text:p>
          </table:table-cell>
          <table:table-cell table:formula="of:=IF([.$F25]=3;[.$B25];0)" office:value-type="float" office:value="0" calcext:value-type="float">
            <text:p>0</text:p>
          </table:table-cell>
          <table:table-cell table:formula="of:=IF([.$F25]=4;[.$B25];0)" office:value-type="float" office:value="-91.09" calcext:value-type="float">
            <text:p>-91.09</text:p>
          </table:table-cell>
          <table:table-cell table:formula="of:=IF([.$F25]=5;[.$B25];0)" office:value-type="float" office:value="0" calcext:value-type="float">
            <text:p>0</text:p>
          </table:table-cell>
          <table:table-cell table:formula="of:=IF([.$F25]=6;[.$B25];0)" office:value-type="float" office:value="0" calcext:value-type="float">
            <text:p>0</text:p>
          </table:table-cell>
          <table:table-cell table:formula="of:=IF([.$F25]=7;[.$B25];0)" office:value-type="float" office:value="0" calcext:value-type="float">
            <text:p>0</text:p>
          </table:table-cell>
          <table:table-cell table:formula="of:=IF([.$F25]=8;[.$B25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248.03" calcext:value-type="float">
            <text:p>-3248.03</text:p>
          </table:table-cell>
          <table:table-cell table:style-name="ce2" office:value-type="string" calcext:value-type="string">
            <text:p>2017-08-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tres - Autres-B</text:p>
          </table:table-cell>
          <table:table-cell office:value-type="string" calcext:value-type="string">
            <text:p>B2 - C8 - USD</text:p>
          </table:table-cell>
          <table:table-cell table:formula="of:=IF([.$D26]=1;[.$B26];0)" office:value-type="float" office:value="0" calcext:value-type="float">
            <text:p>0</text:p>
          </table:table-cell>
          <table:table-cell table:formula="of:=IF(OR([.$F26]=1;[.$F26]=2;[.$F26]=3);[.$B26];0)" office:value-type="float" office:value="0" calcext:value-type="float">
            <text:p>0</text:p>
          </table:table-cell>
          <table:table-cell table:formula="of:=IF(AND([.$I26]=1;[.$B26]&lt;0;NOT([.$D26]=2));[.$B26];0)" office:value-type="float" office:value="0" calcext:value-type="float">
            <text:p>0</text:p>
          </table:table-cell>
          <table:table-cell table:formula="of:=IF(NOT([.$I26]=3);[.$B26];0)" office:value-type="float" office:value="0" calcext:value-type="float">
            <text:p>0</text:p>
          </table:table-cell>
          <table:table-cell table:formula="of:=IF([.$I26]=3;[.$B26];0)" office:value-type="float" office:value="-3248.03" calcext:value-type="float">
            <text:p>-3248.03</text:p>
          </table:table-cell>
          <table:table-cell table:formula="of:=IF(AND(NOT([.$I26]=3);[.$H26]=2);[.$B26];0)" office:value-type="float" office:value="0" calcext:value-type="float">
            <text:p>0</text:p>
          </table:table-cell>
          <table:table-cell table:formula="of:=IF(AND(NOT([.$I26]=3);[.$H26]=3);[.$B26];0)" office:value-type="float" office:value="0" calcext:value-type="float">
            <text:p>0</text:p>
          </table:table-cell>
          <table:table-cell table:formula="of:=IF(AND([.$E26]=4;NOT([.$I26]=3));[.$B26];0)" office:value-type="float" office:value="0" calcext:value-type="float">
            <text:p>0</text:p>
          </table:table-cell>
          <table:table-cell table:formula="of:=IF(AND([.$E26]=5;NOT([.$I26]=3));[.$B26];0)" office:value-type="float" office:value="0" calcext:value-type="float">
            <text:p>0</text:p>
          </table:table-cell>
          <table:table-cell table:formula="of:=IF(AND([.$E26]=6;NOT([.$I26]=3));[.$B26];0)" office:value-type="float" office:value="0" calcext:value-type="float">
            <text:p>0</text:p>
          </table:table-cell>
          <table:table-cell table:formula="of:=[.S26]+[.T26]+[.U26]" office:value-type="float" office:value="0" calcext:value-type="float">
            <text:p>0</text:p>
          </table:table-cell>
          <table:table-cell table:formula="of:=IF(AND([.$E26]=7;NOT([.$I26]=3));[.$B26];0)" office:value-type="float" office:value="0" calcext:value-type="float">
            <text:p>0</text:p>
          </table:table-cell>
          <table:table-cell table:formula="of:=IF(AND([.$E26]=8;NOT([.$I26]=3));[.$B26];0)" office:value-type="float" office:value="0" calcext:value-type="float">
            <text:p>0</text:p>
          </table:table-cell>
          <table:table-cell table:formula="of:=[.W26]+[.X26]" office:value-type="float" office:value="0" calcext:value-type="float">
            <text:p>0</text:p>
          </table:table-cell>
          <table:table-cell table:formula="of:=IF([.$F26]=1;[.$B26];0)" office:value-type="float" office:value="0" calcext:value-type="float">
            <text:p>0</text:p>
          </table:table-cell>
          <table:table-cell table:formula="of:=IF([.$F26]=2;[.$B26];0)" office:value-type="float" office:value="0" calcext:value-type="float">
            <text:p>0</text:p>
          </table:table-cell>
          <table:table-cell table:formula="of:=IF([.$F26]=3;[.$B26];0)" office:value-type="float" office:value="0" calcext:value-type="float">
            <text:p>0</text:p>
          </table:table-cell>
          <table:table-cell table:formula="of:=IF([.$F26]=4;[.$B26];0)" office:value-type="float" office:value="0" calcext:value-type="float">
            <text:p>0</text:p>
          </table:table-cell>
          <table:table-cell table:formula="of:=IF([.$F26]=5;[.$B26];0)" office:value-type="float" office:value="0" calcext:value-type="float">
            <text:p>0</text:p>
          </table:table-cell>
          <table:table-cell table:formula="of:=IF([.$F26]=6;[.$B26];0)" office:value-type="float" office:value="0" calcext:value-type="float">
            <text:p>0</text:p>
          </table:table-cell>
          <table:table-cell table:formula="of:=IF([.$F26]=7;[.$B26];0)" office:value-type="float" office:value="0" calcext:value-type="float">
            <text:p>0</text:p>
          </table:table-cell>
          <table:table-cell table:formula="of:=IF([.$F26]=8;[.$B26];0)" office:value-type="float" office:value="-3248.03" calcext:value-type="float">
            <text:p>-3248.03</text:p>
          </table:table-cell>
          <table:table-cell table:number-columns-repeated="9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0.76" calcext:value-type="float">
            <text:p>-30.76</text:p>
          </table:table-cell>
          <table:table-cell table:style-name="ce2" office:value-type="string" calcext:value-type="string">
            <text:p>2017-08-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A</text:p>
          </table:table-cell>
          <table:table-cell office:value-type="string" calcext:value-type="string">
            <text:p>B1 - C4 - EUR</text:p>
          </table:table-cell>
          <table:table-cell table:formula="of:=IF([.$D27]=1;[.$B27];0)" office:value-type="float" office:value="0" calcext:value-type="float">
            <text:p>0</text:p>
          </table:table-cell>
          <table:table-cell table:formula="of:=IF(OR([.$F27]=1;[.$F27]=2;[.$F27]=3);[.$B27];0)" office:value-type="float" office:value="0" calcext:value-type="float">
            <text:p>0</text:p>
          </table:table-cell>
          <table:table-cell table:formula="of:=IF(AND([.$I27]=1;[.$B27]&lt;0;NOT([.$D27]=2));[.$B27];0)" office:value-type="float" office:value="-30.76" calcext:value-type="float">
            <text:p>-30.76</text:p>
          </table:table-cell>
          <table:table-cell table:formula="of:=IF(NOT([.$I27]=3);[.$B27];0)" office:value-type="float" office:value="-30.76" calcext:value-type="float">
            <text:p>-30.76</text:p>
          </table:table-cell>
          <table:table-cell table:formula="of:=IF([.$I27]=3;[.$B27];0)" office:value-type="float" office:value="0" calcext:value-type="float">
            <text:p>0</text:p>
          </table:table-cell>
          <table:table-cell table:formula="of:=IF(AND(NOT([.$I27]=3);[.$H27]=2);[.$B27];0)" office:value-type="float" office:value="-30.76" calcext:value-type="float">
            <text:p>-30.76</text:p>
          </table:table-cell>
          <table:table-cell table:formula="of:=IF(AND(NOT([.$I27]=3);[.$H27]=3);[.$B27];0)" office:value-type="float" office:value="0" calcext:value-type="float">
            <text:p>0</text:p>
          </table:table-cell>
          <table:table-cell table:formula="of:=IF(AND([.$E27]=4;NOT([.$I27]=3));[.$B27];0)" office:value-type="float" office:value="0" calcext:value-type="float">
            <text:p>0</text:p>
          </table:table-cell>
          <table:table-cell table:formula="of:=IF(AND([.$E27]=5;NOT([.$I27]=3));[.$B27];0)" office:value-type="float" office:value="0" calcext:value-type="float">
            <text:p>0</text:p>
          </table:table-cell>
          <table:table-cell table:formula="of:=IF(AND([.$E27]=6;NOT([.$I27]=3));[.$B27];0)" office:value-type="float" office:value="0" calcext:value-type="float">
            <text:p>0</text:p>
          </table:table-cell>
          <table:table-cell table:formula="of:=[.S27]+[.T27]+[.U27]" office:value-type="float" office:value="0" calcext:value-type="float">
            <text:p>0</text:p>
          </table:table-cell>
          <table:table-cell table:formula="of:=IF(AND([.$E27]=7;NOT([.$I27]=3));[.$B27];0)" office:value-type="float" office:value="-30.76" calcext:value-type="float">
            <text:p>-30.76</text:p>
          </table:table-cell>
          <table:table-cell table:formula="of:=IF(AND([.$E27]=8;NOT([.$I27]=3));[.$B27];0)" office:value-type="float" office:value="0" calcext:value-type="float">
            <text:p>0</text:p>
          </table:table-cell>
          <table:table-cell table:formula="of:=[.W27]+[.X27]" office:value-type="float" office:value="-30.76" calcext:value-type="float">
            <text:p>-30.76</text:p>
          </table:table-cell>
          <table:table-cell table:formula="of:=IF([.$F27]=1;[.$B27];0)" office:value-type="float" office:value="0" calcext:value-type="float">
            <text:p>0</text:p>
          </table:table-cell>
          <table:table-cell table:formula="of:=IF([.$F27]=2;[.$B27];0)" office:value-type="float" office:value="0" calcext:value-type="float">
            <text:p>0</text:p>
          </table:table-cell>
          <table:table-cell table:formula="of:=IF([.$F27]=3;[.$B27];0)" office:value-type="float" office:value="0" calcext:value-type="float">
            <text:p>0</text:p>
          </table:table-cell>
          <table:table-cell table:formula="of:=IF([.$F27]=4;[.$B27];0)" office:value-type="float" office:value="-30.76" calcext:value-type="float">
            <text:p>-30.76</text:p>
          </table:table-cell>
          <table:table-cell table:formula="of:=IF([.$F27]=5;[.$B27];0)" office:value-type="float" office:value="0" calcext:value-type="float">
            <text:p>0</text:p>
          </table:table-cell>
          <table:table-cell table:formula="of:=IF([.$F27]=6;[.$B27];0)" office:value-type="float" office:value="0" calcext:value-type="float">
            <text:p>0</text:p>
          </table:table-cell>
          <table:table-cell table:formula="of:=IF([.$F27]=7;[.$B27];0)" office:value-type="float" office:value="0" calcext:value-type="float">
            <text:p>0</text:p>
          </table:table-cell>
          <table:table-cell table:formula="of:=IF([.$F27]=8;[.$B27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1.17" calcext:value-type="float">
            <text:p>-161.17</text:p>
          </table:table-cell>
          <table:table-cell table:style-name="ce2" office:value-type="string" calcext:value-type="string">
            <text:p>2017-08-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B</text:p>
          </table:table-cell>
          <table:table-cell office:value-type="string" calcext:value-type="string">
            <text:p>B2 - C5 - USD</text:p>
          </table:table-cell>
          <table:table-cell table:formula="of:=IF([.$D28]=1;[.$B28];0)" office:value-type="float" office:value="0" calcext:value-type="float">
            <text:p>0</text:p>
          </table:table-cell>
          <table:table-cell table:formula="of:=IF(OR([.$F28]=1;[.$F28]=2;[.$F28]=3);[.$B28];0)" office:value-type="float" office:value="0" calcext:value-type="float">
            <text:p>0</text:p>
          </table:table-cell>
          <table:table-cell table:formula="of:=IF(AND([.$I28]=1;[.$B28]&lt;0;NOT([.$D28]=2));[.$B28];0)" office:value-type="float" office:value="-161.17" calcext:value-type="float">
            <text:p>-161.17</text:p>
          </table:table-cell>
          <table:table-cell table:formula="of:=IF(NOT([.$I28]=3);[.$B28];0)" office:value-type="float" office:value="-161.17" calcext:value-type="float">
            <text:p>-161.17</text:p>
          </table:table-cell>
          <table:table-cell table:formula="of:=IF([.$I28]=3;[.$B28];0)" office:value-type="float" office:value="0" calcext:value-type="float">
            <text:p>0</text:p>
          </table:table-cell>
          <table:table-cell table:formula="of:=IF(AND(NOT([.$I28]=3);[.$H28]=2);[.$B28];0)" office:value-type="float" office:value="0" calcext:value-type="float">
            <text:p>0</text:p>
          </table:table-cell>
          <table:table-cell table:formula="of:=IF(AND(NOT([.$I28]=3);[.$H28]=3);[.$B28];0)" office:value-type="float" office:value="-161.17" calcext:value-type="float">
            <text:p>-161.17</text:p>
          </table:table-cell>
          <table:table-cell table:formula="of:=IF(AND([.$E28]=4;NOT([.$I28]=3));[.$B28];0)" office:value-type="float" office:value="0" calcext:value-type="float">
            <text:p>0</text:p>
          </table:table-cell>
          <table:table-cell table:formula="of:=IF(AND([.$E28]=5;NOT([.$I28]=3));[.$B28];0)" office:value-type="float" office:value="0" calcext:value-type="float">
            <text:p>0</text:p>
          </table:table-cell>
          <table:table-cell table:formula="of:=IF(AND([.$E28]=6;NOT([.$I28]=3));[.$B28];0)" office:value-type="float" office:value="0" calcext:value-type="float">
            <text:p>0</text:p>
          </table:table-cell>
          <table:table-cell table:formula="of:=[.S28]+[.T28]+[.U28]" office:value-type="float" office:value="0" calcext:value-type="float">
            <text:p>0</text:p>
          </table:table-cell>
          <table:table-cell table:formula="of:=IF(AND([.$E28]=7;NOT([.$I28]=3));[.$B28];0)" office:value-type="float" office:value="0" calcext:value-type="float">
            <text:p>0</text:p>
          </table:table-cell>
          <table:table-cell table:formula="of:=IF(AND([.$E28]=8;NOT([.$I28]=3));[.$B28];0)" office:value-type="float" office:value="-161.17" calcext:value-type="float">
            <text:p>-161.17</text:p>
          </table:table-cell>
          <table:table-cell table:formula="of:=[.W28]+[.X28]" office:value-type="float" office:value="-161.17" calcext:value-type="float">
            <text:p>-161.17</text:p>
          </table:table-cell>
          <table:table-cell table:formula="of:=IF([.$F28]=1;[.$B28];0)" office:value-type="float" office:value="0" calcext:value-type="float">
            <text:p>0</text:p>
          </table:table-cell>
          <table:table-cell table:formula="of:=IF([.$F28]=2;[.$B28];0)" office:value-type="float" office:value="0" calcext:value-type="float">
            <text:p>0</text:p>
          </table:table-cell>
          <table:table-cell table:formula="of:=IF([.$F28]=3;[.$B28];0)" office:value-type="float" office:value="0" calcext:value-type="float">
            <text:p>0</text:p>
          </table:table-cell>
          <table:table-cell table:formula="of:=IF([.$F28]=4;[.$B28];0)" office:value-type="float" office:value="0" calcext:value-type="float">
            <text:p>0</text:p>
          </table:table-cell>
          <table:table-cell table:formula="of:=IF([.$F28]=5;[.$B28];0)" office:value-type="float" office:value="-161.17" calcext:value-type="float">
            <text:p>-161.17</text:p>
          </table:table-cell>
          <table:table-cell table:formula="of:=IF([.$F28]=6;[.$B28];0)" office:value-type="float" office:value="0" calcext:value-type="float">
            <text:p>0</text:p>
          </table:table-cell>
          <table:table-cell table:formula="of:=IF([.$F28]=7;[.$B28];0)" office:value-type="float" office:value="0" calcext:value-type="float">
            <text:p>0</text:p>
          </table:table-cell>
          <table:table-cell table:formula="of:=IF([.$F28]=8;[.$B28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6.64" calcext:value-type="float">
            <text:p>-136.64</text:p>
          </table:table-cell>
          <table:table-cell table:style-name="ce2" office:value-type="string" calcext:value-type="string">
            <text:p>2017-08-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A</text:p>
          </table:table-cell>
          <table:table-cell office:value-type="string" calcext:value-type="string">
            <text:p>B1 - C4 - EUR</text:p>
          </table:table-cell>
          <table:table-cell table:formula="of:=IF([.$D29]=1;[.$B29];0)" office:value-type="float" office:value="0" calcext:value-type="float">
            <text:p>0</text:p>
          </table:table-cell>
          <table:table-cell table:formula="of:=IF(OR([.$F29]=1;[.$F29]=2;[.$F29]=3);[.$B29];0)" office:value-type="float" office:value="0" calcext:value-type="float">
            <text:p>0</text:p>
          </table:table-cell>
          <table:table-cell table:formula="of:=IF(AND([.$I29]=1;[.$B29]&lt;0;NOT([.$D29]=2));[.$B29];0)" office:value-type="float" office:value="-136.64" calcext:value-type="float">
            <text:p>-136.64</text:p>
          </table:table-cell>
          <table:table-cell table:formula="of:=IF(NOT([.$I29]=3);[.$B29];0)" office:value-type="float" office:value="-136.64" calcext:value-type="float">
            <text:p>-136.64</text:p>
          </table:table-cell>
          <table:table-cell table:formula="of:=IF([.$I29]=3;[.$B29];0)" office:value-type="float" office:value="0" calcext:value-type="float">
            <text:p>0</text:p>
          </table:table-cell>
          <table:table-cell table:formula="of:=IF(AND(NOT([.$I29]=3);[.$H29]=2);[.$B29];0)" office:value-type="float" office:value="-136.64" calcext:value-type="float">
            <text:p>-136.64</text:p>
          </table:table-cell>
          <table:table-cell table:formula="of:=IF(AND(NOT([.$I29]=3);[.$H29]=3);[.$B29];0)" office:value-type="float" office:value="0" calcext:value-type="float">
            <text:p>0</text:p>
          </table:table-cell>
          <table:table-cell table:formula="of:=IF(AND([.$E29]=4;NOT([.$I29]=3));[.$B29];0)" office:value-type="float" office:value="0" calcext:value-type="float">
            <text:p>0</text:p>
          </table:table-cell>
          <table:table-cell table:formula="of:=IF(AND([.$E29]=5;NOT([.$I29]=3));[.$B29];0)" office:value-type="float" office:value="0" calcext:value-type="float">
            <text:p>0</text:p>
          </table:table-cell>
          <table:table-cell table:formula="of:=IF(AND([.$E29]=6;NOT([.$I29]=3));[.$B29];0)" office:value-type="float" office:value="0" calcext:value-type="float">
            <text:p>0</text:p>
          </table:table-cell>
          <table:table-cell table:formula="of:=[.S29]+[.T29]+[.U29]" office:value-type="float" office:value="0" calcext:value-type="float">
            <text:p>0</text:p>
          </table:table-cell>
          <table:table-cell table:formula="of:=IF(AND([.$E29]=7;NOT([.$I29]=3));[.$B29];0)" office:value-type="float" office:value="-136.64" calcext:value-type="float">
            <text:p>-136.64</text:p>
          </table:table-cell>
          <table:table-cell table:formula="of:=IF(AND([.$E29]=8;NOT([.$I29]=3));[.$B29];0)" office:value-type="float" office:value="0" calcext:value-type="float">
            <text:p>0</text:p>
          </table:table-cell>
          <table:table-cell table:formula="of:=[.W29]+[.X29]" office:value-type="float" office:value="-136.64" calcext:value-type="float">
            <text:p>-136.64</text:p>
          </table:table-cell>
          <table:table-cell table:formula="of:=IF([.$F29]=1;[.$B29];0)" office:value-type="float" office:value="0" calcext:value-type="float">
            <text:p>0</text:p>
          </table:table-cell>
          <table:table-cell table:formula="of:=IF([.$F29]=2;[.$B29];0)" office:value-type="float" office:value="0" calcext:value-type="float">
            <text:p>0</text:p>
          </table:table-cell>
          <table:table-cell table:formula="of:=IF([.$F29]=3;[.$B29];0)" office:value-type="float" office:value="0" calcext:value-type="float">
            <text:p>0</text:p>
          </table:table-cell>
          <table:table-cell table:formula="of:=IF([.$F29]=4;[.$B29];0)" office:value-type="float" office:value="-136.64" calcext:value-type="float">
            <text:p>-136.64</text:p>
          </table:table-cell>
          <table:table-cell table:formula="of:=IF([.$F29]=5;[.$B29];0)" office:value-type="float" office:value="0" calcext:value-type="float">
            <text:p>0</text:p>
          </table:table-cell>
          <table:table-cell table:formula="of:=IF([.$F29]=6;[.$B29];0)" office:value-type="float" office:value="0" calcext:value-type="float">
            <text:p>0</text:p>
          </table:table-cell>
          <table:table-cell table:formula="of:=IF([.$F29]=7;[.$B29];0)" office:value-type="float" office:value="0" calcext:value-type="float">
            <text:p>0</text:p>
          </table:table-cell>
          <table:table-cell table:formula="of:=IF([.$F29]=8;[.$B29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83.99" calcext:value-type="float">
            <text:p>-283.99</text:p>
          </table:table-cell>
          <table:table-cell table:style-name="ce2" office:value-type="string" calcext:value-type="string">
            <text:p>2017-08-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1 - C4 - EUR</text:p>
          </table:table-cell>
          <table:table-cell table:formula="of:=IF([.$D30]=1;[.$B30];0)" office:value-type="float" office:value="0" calcext:value-type="float">
            <text:p>0</text:p>
          </table:table-cell>
          <table:table-cell table:formula="of:=IF(OR([.$F30]=1;[.$F30]=2;[.$F30]=3);[.$B30];0)" office:value-type="float" office:value="0" calcext:value-type="float">
            <text:p>0</text:p>
          </table:table-cell>
          <table:table-cell table:formula="of:=IF(AND([.$I30]=1;[.$B30]&lt;0;NOT([.$D30]=2));[.$B30];0)" office:value-type="float" office:value="0" calcext:value-type="float">
            <text:p>0</text:p>
          </table:table-cell>
          <table:table-cell table:formula="of:=IF(NOT([.$I30]=3);[.$B30];0)" office:value-type="float" office:value="-283.99" calcext:value-type="float">
            <text:p>-283.99</text:p>
          </table:table-cell>
          <table:table-cell table:formula="of:=IF([.$I30]=3;[.$B30];0)" office:value-type="float" office:value="0" calcext:value-type="float">
            <text:p>0</text:p>
          </table:table-cell>
          <table:table-cell table:formula="of:=IF(AND(NOT([.$I30]=3);[.$H30]=2);[.$B30];0)" office:value-type="float" office:value="-283.99" calcext:value-type="float">
            <text:p>-283.99</text:p>
          </table:table-cell>
          <table:table-cell table:formula="of:=IF(AND(NOT([.$I30]=3);[.$H30]=3);[.$B30];0)" office:value-type="float" office:value="0" calcext:value-type="float">
            <text:p>0</text:p>
          </table:table-cell>
          <table:table-cell table:formula="of:=IF(AND([.$E30]=4;NOT([.$I30]=3));[.$B30];0)" office:value-type="float" office:value="0" calcext:value-type="float">
            <text:p>0</text:p>
          </table:table-cell>
          <table:table-cell table:formula="of:=IF(AND([.$E30]=5;NOT([.$I30]=3));[.$B30];0)" office:value-type="float" office:value="0" calcext:value-type="float">
            <text:p>0</text:p>
          </table:table-cell>
          <table:table-cell table:formula="of:=IF(AND([.$E30]=6;NOT([.$I30]=3));[.$B30];0)" office:value-type="float" office:value="0" calcext:value-type="float">
            <text:p>0</text:p>
          </table:table-cell>
          <table:table-cell table:formula="of:=[.S30]+[.T30]+[.U30]" office:value-type="float" office:value="0" calcext:value-type="float">
            <text:p>0</text:p>
          </table:table-cell>
          <table:table-cell table:formula="of:=IF(AND([.$E30]=7;NOT([.$I30]=3));[.$B30];0)" office:value-type="float" office:value="0" calcext:value-type="float">
            <text:p>0</text:p>
          </table:table-cell>
          <table:table-cell table:formula="of:=IF(AND([.$E30]=8;NOT([.$I30]=3));[.$B30];0)" office:value-type="float" office:value="0" calcext:value-type="float">
            <text:p>0</text:p>
          </table:table-cell>
          <table:table-cell table:formula="of:=[.W30]+[.X30]" office:value-type="float" office:value="0" calcext:value-type="float">
            <text:p>0</text:p>
          </table:table-cell>
          <table:table-cell table:formula="of:=IF([.$F30]=1;[.$B30];0)" office:value-type="float" office:value="0" calcext:value-type="float">
            <text:p>0</text:p>
          </table:table-cell>
          <table:table-cell table:formula="of:=IF([.$F30]=2;[.$B30];0)" office:value-type="float" office:value="0" calcext:value-type="float">
            <text:p>0</text:p>
          </table:table-cell>
          <table:table-cell table:formula="of:=IF([.$F30]=3;[.$B30];0)" office:value-type="float" office:value="0" calcext:value-type="float">
            <text:p>0</text:p>
          </table:table-cell>
          <table:table-cell table:formula="of:=IF([.$F30]=4;[.$B30];0)" office:value-type="float" office:value="-283.99" calcext:value-type="float">
            <text:p>-283.99</text:p>
          </table:table-cell>
          <table:table-cell table:formula="of:=IF([.$F30]=5;[.$B30];0)" office:value-type="float" office:value="0" calcext:value-type="float">
            <text:p>0</text:p>
          </table:table-cell>
          <table:table-cell table:formula="of:=IF([.$F30]=6;[.$B30];0)" office:value-type="float" office:value="0" calcext:value-type="float">
            <text:p>0</text:p>
          </table:table-cell>
          <table:table-cell table:formula="of:=IF([.$F30]=7;[.$B30];0)" office:value-type="float" office:value="0" calcext:value-type="float">
            <text:p>0</text:p>
          </table:table-cell>
          <table:table-cell table:formula="of:=IF([.$F30]=8;[.$B30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3.99" calcext:value-type="float">
            <text:p>283.99</text:p>
          </table:table-cell>
          <table:table-cell table:style-name="ce2" office:value-type="string" calcext:value-type="string">
            <text:p>2017-08-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1 - C2 - EUR</text:p>
          </table:table-cell>
          <table:table-cell table:formula="of:=IF([.$D31]=1;[.$B31];0)" office:value-type="float" office:value="0" calcext:value-type="float">
            <text:p>0</text:p>
          </table:table-cell>
          <table:table-cell table:formula="of:=IF(OR([.$F31]=1;[.$F31]=2;[.$F31]=3);[.$B31];0)" office:value-type="float" office:value="283.99" calcext:value-type="float">
            <text:p>283.99</text:p>
          </table:table-cell>
          <table:table-cell table:formula="of:=IF(AND([.$I31]=1;[.$B31]&lt;0;NOT([.$D31]=2));[.$B31];0)" office:value-type="float" office:value="0" calcext:value-type="float">
            <text:p>0</text:p>
          </table:table-cell>
          <table:table-cell table:formula="of:=IF(NOT([.$I31]=3);[.$B31];0)" office:value-type="float" office:value="283.99" calcext:value-type="float">
            <text:p>283.99</text:p>
          </table:table-cell>
          <table:table-cell table:formula="of:=IF([.$I31]=3;[.$B31];0)" office:value-type="float" office:value="0" calcext:value-type="float">
            <text:p>0</text:p>
          </table:table-cell>
          <table:table-cell table:formula="of:=IF(AND(NOT([.$I31]=3);[.$H31]=2);[.$B31];0)" office:value-type="float" office:value="283.99" calcext:value-type="float">
            <text:p>283.99</text:p>
          </table:table-cell>
          <table:table-cell table:formula="of:=IF(AND(NOT([.$I31]=3);[.$H31]=3);[.$B31];0)" office:value-type="float" office:value="0" calcext:value-type="float">
            <text:p>0</text:p>
          </table:table-cell>
          <table:table-cell table:formula="of:=IF(AND([.$E31]=4;NOT([.$I31]=3));[.$B31];0)" office:value-type="float" office:value="0" calcext:value-type="float">
            <text:p>0</text:p>
          </table:table-cell>
          <table:table-cell table:formula="of:=IF(AND([.$E31]=5;NOT([.$I31]=3));[.$B31];0)" office:value-type="float" office:value="0" calcext:value-type="float">
            <text:p>0</text:p>
          </table:table-cell>
          <table:table-cell table:formula="of:=IF(AND([.$E31]=6;NOT([.$I31]=3));[.$B31];0)" office:value-type="float" office:value="0" calcext:value-type="float">
            <text:p>0</text:p>
          </table:table-cell>
          <table:table-cell table:formula="of:=[.S31]+[.T31]+[.U31]" office:value-type="float" office:value="0" calcext:value-type="float">
            <text:p>0</text:p>
          </table:table-cell>
          <table:table-cell table:formula="of:=IF(AND([.$E31]=7;NOT([.$I31]=3));[.$B31];0)" office:value-type="float" office:value="0" calcext:value-type="float">
            <text:p>0</text:p>
          </table:table-cell>
          <table:table-cell table:formula="of:=IF(AND([.$E31]=8;NOT([.$I31]=3));[.$B31];0)" office:value-type="float" office:value="0" calcext:value-type="float">
            <text:p>0</text:p>
          </table:table-cell>
          <table:table-cell table:formula="of:=[.W31]+[.X31]" office:value-type="float" office:value="0" calcext:value-type="float">
            <text:p>0</text:p>
          </table:table-cell>
          <table:table-cell table:formula="of:=IF([.$F31]=1;[.$B31];0)" office:value-type="float" office:value="0" calcext:value-type="float">
            <text:p>0</text:p>
          </table:table-cell>
          <table:table-cell table:formula="of:=IF([.$F31]=2;[.$B31];0)" office:value-type="float" office:value="283.99" calcext:value-type="float">
            <text:p>283.99</text:p>
          </table:table-cell>
          <table:table-cell table:formula="of:=IF([.$F31]=3;[.$B31];0)" office:value-type="float" office:value="0" calcext:value-type="float">
            <text:p>0</text:p>
          </table:table-cell>
          <table:table-cell table:formula="of:=IF([.$F31]=4;[.$B31];0)" office:value-type="float" office:value="0" calcext:value-type="float">
            <text:p>0</text:p>
          </table:table-cell>
          <table:table-cell table:formula="of:=IF([.$F31]=5;[.$B31];0)" office:value-type="float" office:value="0" calcext:value-type="float">
            <text:p>0</text:p>
          </table:table-cell>
          <table:table-cell table:formula="of:=IF([.$F31]=6;[.$B31];0)" office:value-type="float" office:value="0" calcext:value-type="float">
            <text:p>0</text:p>
          </table:table-cell>
          <table:table-cell table:formula="of:=IF([.$F31]=7;[.$B31];0)" office:value-type="float" office:value="0" calcext:value-type="float">
            <text:p>0</text:p>
          </table:table-cell>
          <table:table-cell table:formula="of:=IF([.$F31]=8;[.$B31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-127.57" calcext:value-type="float">
            <text:p>-127.57</text:p>
          </table:table-cell>
          <table:table-cell table:style-name="ce3" office:value-type="string" calcext:value-type="string">
            <text:p>2017-08-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ansferts - Transferts</text:p>
          </table:table-cell>
          <table:table-cell table:style-name="ce1" office:value-type="string" calcext:value-type="string">
            <text:p>B1 - C4 - EUR</text:p>
          </table:table-cell>
          <table:table-cell table:style-name="ce1" table:formula="of:=IF([.$D32]=1;[.$B32];0)" office:value-type="float" office:value="0" calcext:value-type="float">
            <text:p>0</text:p>
          </table:table-cell>
          <table:table-cell table:style-name="ce1" table:formula="of:=IF(OR([.$F32]=1;[.$F32]=2;[.$F32]=3);[.$B32];0)" office:value-type="float" office:value="0" calcext:value-type="float">
            <text:p>0</text:p>
          </table:table-cell>
          <table:table-cell table:style-name="ce1" table:formula="of:=IF(AND([.$I32]=1;[.$B32]&lt;0;NOT([.$D32]=2));[.$B32];0)" office:value-type="float" office:value="0" calcext:value-type="float">
            <text:p>0</text:p>
          </table:table-cell>
          <table:table-cell table:style-name="ce1" table:formula="of:=IF(NOT([.$I32]=3);[.$B32];0)" office:value-type="float" office:value="-127.57" calcext:value-type="float">
            <text:p>-127.57</text:p>
          </table:table-cell>
          <table:table-cell table:style-name="ce1" table:formula="of:=IF([.$I32]=3;[.$B32];0)" office:value-type="float" office:value="0" calcext:value-type="float">
            <text:p>0</text:p>
          </table:table-cell>
          <table:table-cell table:style-name="ce11" table:formula="of:=IF(AND(NOT([.$I32]=3);[.$H32]=2);[.$B32];0)" office:value-type="float" office:value="-127.57" calcext:value-type="float">
            <text:p>-127.57</text:p>
          </table:table-cell>
          <table:table-cell table:style-name="ce1" table:formula="of:=IF(AND(NOT([.$I32]=3);[.$H32]=3);[.$B32];0)" office:value-type="float" office:value="0" calcext:value-type="float">
            <text:p>0</text:p>
          </table:table-cell>
          <table:table-cell table:style-name="ce1" table:formula="of:=IF(AND([.$E32]=4;NOT([.$I32]=3));[.$B32];0)" office:value-type="float" office:value="0" calcext:value-type="float">
            <text:p>0</text:p>
          </table:table-cell>
          <table:table-cell table:style-name="ce1" table:formula="of:=IF(AND([.$E32]=5;NOT([.$I32]=3));[.$B32];0)" office:value-type="float" office:value="0" calcext:value-type="float">
            <text:p>0</text:p>
          </table:table-cell>
          <table:table-cell table:style-name="ce1" table:formula="of:=IF(AND([.$E32]=6;NOT([.$I32]=3));[.$B32];0)" office:value-type="float" office:value="0" calcext:value-type="float">
            <text:p>0</text:p>
          </table:table-cell>
          <table:table-cell table:style-name="ce1" table:formula="of:=[.S32]+[.T32]+[.U32]" office:value-type="float" office:value="0" calcext:value-type="float">
            <text:p>0</text:p>
          </table:table-cell>
          <table:table-cell table:style-name="ce1" table:formula="of:=IF(AND([.$E32]=7;NOT([.$I32]=3));[.$B32];0)" office:value-type="float" office:value="0" calcext:value-type="float">
            <text:p>0</text:p>
          </table:table-cell>
          <table:table-cell table:style-name="ce1" table:formula="of:=IF(AND([.$E32]=8;NOT([.$I32]=3));[.$B32];0)" office:value-type="float" office:value="0" calcext:value-type="float">
            <text:p>0</text:p>
          </table:table-cell>
          <table:table-cell table:style-name="ce1" table:formula="of:=[.W32]+[.X32]" office:value-type="float" office:value="0" calcext:value-type="float">
            <text:p>0</text:p>
          </table:table-cell>
          <table:table-cell table:style-name="ce1" table:formula="of:=IF([.$F32]=1;[.$B32];0)" office:value-type="float" office:value="0" calcext:value-type="float">
            <text:p>0</text:p>
          </table:table-cell>
          <table:table-cell table:style-name="ce1" table:formula="of:=IF([.$F32]=2;[.$B32];0)" office:value-type="float" office:value="0" calcext:value-type="float">
            <text:p>0</text:p>
          </table:table-cell>
          <table:table-cell table:style-name="ce1" table:formula="of:=IF([.$F32]=3;[.$B32];0)" office:value-type="float" office:value="0" calcext:value-type="float">
            <text:p>0</text:p>
          </table:table-cell>
          <table:table-cell table:style-name="ce1" table:formula="of:=IF([.$F32]=4;[.$B32];0)" office:value-type="float" office:value="-127.57" calcext:value-type="float">
            <text:p>-127.57</text:p>
          </table:table-cell>
          <table:table-cell table:style-name="ce1" table:formula="of:=IF([.$F32]=5;[.$B32];0)" office:value-type="float" office:value="0" calcext:value-type="float">
            <text:p>0</text:p>
          </table:table-cell>
          <table:table-cell table:style-name="ce1" table:formula="of:=IF([.$F32]=6;[.$B32];0)" office:value-type="float" office:value="0" calcext:value-type="float">
            <text:p>0</text:p>
          </table:table-cell>
          <table:table-cell table:style-name="ce1" table:formula="of:=IF([.$F32]=7;[.$B32];0)" office:value-type="float" office:value="0" calcext:value-type="float">
            <text:p>0</text:p>
          </table:table-cell>
          <table:table-cell table:style-name="ce1" table:formula="of:=IF([.$F32]=8;[.$B32];0)" office:value-type="float" office:value="0" calcext:value-type="float">
            <text:p>0</text:p>
          </table:table-cell>
          <table:table-cell table:style-name="ce1" table:number-columns-repeated="9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.57" calcext:value-type="float">
            <text:p>127.57</text:p>
          </table:table-cell>
          <table:table-cell table:style-name="ce2" office:value-type="string" calcext:value-type="string">
            <text:p>2017-09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1 - C1 - EUR</text:p>
          </table:table-cell>
          <table:table-cell table:formula="of:=IF([.$D33]=1;[.$B33];0)" office:value-type="float" office:value="0" calcext:value-type="float">
            <text:p>0</text:p>
          </table:table-cell>
          <table:table-cell table:formula="of:=IF(OR([.$F33]=1;[.$F33]=2;[.$F33]=3);[.$B33];0)" office:value-type="float" office:value="127.57" calcext:value-type="float">
            <text:p>127.57</text:p>
          </table:table-cell>
          <table:table-cell table:formula="of:=IF(AND([.$I33]=1;[.$B33]&lt;0;NOT([.$D33]=2));[.$B33];0)" office:value-type="float" office:value="0" calcext:value-type="float">
            <text:p>0</text:p>
          </table:table-cell>
          <table:table-cell table:formula="of:=IF(NOT([.$I33]=3);[.$B33];0)" office:value-type="float" office:value="127.57" calcext:value-type="float">
            <text:p>127.57</text:p>
          </table:table-cell>
          <table:table-cell table:formula="of:=IF([.$I33]=3;[.$B33];0)" office:value-type="float" office:value="0" calcext:value-type="float">
            <text:p>0</text:p>
          </table:table-cell>
          <table:table-cell table:formula="of:=IF(AND(NOT([.$I33]=3);[.$H33]=2);[.$B33];0)" office:value-type="float" office:value="127.57" calcext:value-type="float">
            <text:p>127.57</text:p>
          </table:table-cell>
          <table:table-cell table:formula="of:=IF(AND(NOT([.$I33]=3);[.$H33]=3);[.$B33];0)" office:value-type="float" office:value="0" calcext:value-type="float">
            <text:p>0</text:p>
          </table:table-cell>
          <table:table-cell table:formula="of:=IF(AND([.$E33]=4;NOT([.$I33]=3));[.$B33];0)" office:value-type="float" office:value="0" calcext:value-type="float">
            <text:p>0</text:p>
          </table:table-cell>
          <table:table-cell table:formula="of:=IF(AND([.$E33]=5;NOT([.$I33]=3));[.$B33];0)" office:value-type="float" office:value="0" calcext:value-type="float">
            <text:p>0</text:p>
          </table:table-cell>
          <table:table-cell table:formula="of:=IF(AND([.$E33]=6;NOT([.$I33]=3));[.$B33];0)" office:value-type="float" office:value="0" calcext:value-type="float">
            <text:p>0</text:p>
          </table:table-cell>
          <table:table-cell table:formula="of:=[.S33]+[.T33]+[.U33]" office:value-type="float" office:value="0" calcext:value-type="float">
            <text:p>0</text:p>
          </table:table-cell>
          <table:table-cell table:formula="of:=IF(AND([.$E33]=7;NOT([.$I33]=3));[.$B33];0)" office:value-type="float" office:value="0" calcext:value-type="float">
            <text:p>0</text:p>
          </table:table-cell>
          <table:table-cell table:formula="of:=IF(AND([.$E33]=8;NOT([.$I33]=3));[.$B33];0)" office:value-type="float" office:value="0" calcext:value-type="float">
            <text:p>0</text:p>
          </table:table-cell>
          <table:table-cell table:formula="of:=[.W33]+[.X33]" office:value-type="float" office:value="0" calcext:value-type="float">
            <text:p>0</text:p>
          </table:table-cell>
          <table:table-cell table:formula="of:=IF([.$F33]=1;[.$B33];0)" office:value-type="float" office:value="127.57" calcext:value-type="float">
            <text:p>127.57</text:p>
          </table:table-cell>
          <table:table-cell table:formula="of:=IF([.$F33]=2;[.$B33];0)" office:value-type="float" office:value="0" calcext:value-type="float">
            <text:p>0</text:p>
          </table:table-cell>
          <table:table-cell table:formula="of:=IF([.$F33]=3;[.$B33];0)" office:value-type="float" office:value="0" calcext:value-type="float">
            <text:p>0</text:p>
          </table:table-cell>
          <table:table-cell table:formula="of:=IF([.$F33]=4;[.$B33];0)" office:value-type="float" office:value="0" calcext:value-type="float">
            <text:p>0</text:p>
          </table:table-cell>
          <table:table-cell table:formula="of:=IF([.$F33]=5;[.$B33];0)" office:value-type="float" office:value="0" calcext:value-type="float">
            <text:p>0</text:p>
          </table:table-cell>
          <table:table-cell table:formula="of:=IF([.$F33]=6;[.$B33];0)" office:value-type="float" office:value="0" calcext:value-type="float">
            <text:p>0</text:p>
          </table:table-cell>
          <table:table-cell table:formula="of:=IF([.$F33]=7;[.$B33];0)" office:value-type="float" office:value="0" calcext:value-type="float">
            <text:p>0</text:p>
          </table:table-cell>
          <table:table-cell table:formula="of:=IF([.$F33]=8;[.$B33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48.32" calcext:value-type="float">
            <text:p>-148.32</text:p>
          </table:table-cell>
          <table:table-cell table:style-name="ce2" office:value-type="string" calcext:value-type="string">
            <text:p>2017-09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2 - C5 - USD</text:p>
          </table:table-cell>
          <table:table-cell table:formula="of:=IF([.$D34]=1;[.$B34];0)" office:value-type="float" office:value="0" calcext:value-type="float">
            <text:p>0</text:p>
          </table:table-cell>
          <table:table-cell table:formula="of:=IF(OR([.$F34]=1;[.$F34]=2;[.$F34]=3);[.$B34];0)" office:value-type="float" office:value="0" calcext:value-type="float">
            <text:p>0</text:p>
          </table:table-cell>
          <table:table-cell table:formula="of:=IF(AND([.$I34]=1;[.$B34]&lt;0;NOT([.$D34]=2));[.$B34];0)" office:value-type="float" office:value="0" calcext:value-type="float">
            <text:p>0</text:p>
          </table:table-cell>
          <table:table-cell table:formula="of:=IF(NOT([.$I34]=3);[.$B34];0)" office:value-type="float" office:value="-148.32" calcext:value-type="float">
            <text:p>-148.32</text:p>
          </table:table-cell>
          <table:table-cell table:formula="of:=IF([.$I34]=3;[.$B34];0)" office:value-type="float" office:value="0" calcext:value-type="float">
            <text:p>0</text:p>
          </table:table-cell>
          <table:table-cell table:formula="of:=IF(AND(NOT([.$I34]=3);[.$H34]=2);[.$B34];0)" office:value-type="float" office:value="0" calcext:value-type="float">
            <text:p>0</text:p>
          </table:table-cell>
          <table:table-cell table:formula="of:=IF(AND(NOT([.$I34]=3);[.$H34]=3);[.$B34];0)" office:value-type="float" office:value="-148.32" calcext:value-type="float">
            <text:p>-148.32</text:p>
          </table:table-cell>
          <table:table-cell table:formula="of:=IF(AND([.$E34]=4;NOT([.$I34]=3));[.$B34];0)" office:value-type="float" office:value="0" calcext:value-type="float">
            <text:p>0</text:p>
          </table:table-cell>
          <table:table-cell table:formula="of:=IF(AND([.$E34]=5;NOT([.$I34]=3));[.$B34];0)" office:value-type="float" office:value="0" calcext:value-type="float">
            <text:p>0</text:p>
          </table:table-cell>
          <table:table-cell table:formula="of:=IF(AND([.$E34]=6;NOT([.$I34]=3));[.$B34];0)" office:value-type="float" office:value="0" calcext:value-type="float">
            <text:p>0</text:p>
          </table:table-cell>
          <table:table-cell table:formula="of:=[.S34]+[.T34]+[.U34]" office:value-type="float" office:value="0" calcext:value-type="float">
            <text:p>0</text:p>
          </table:table-cell>
          <table:table-cell table:formula="of:=IF(AND([.$E34]=7;NOT([.$I34]=3));[.$B34];0)" office:value-type="float" office:value="0" calcext:value-type="float">
            <text:p>0</text:p>
          </table:table-cell>
          <table:table-cell table:formula="of:=IF(AND([.$E34]=8;NOT([.$I34]=3));[.$B34];0)" office:value-type="float" office:value="0" calcext:value-type="float">
            <text:p>0</text:p>
          </table:table-cell>
          <table:table-cell table:formula="of:=[.W34]+[.X34]" office:value-type="float" office:value="0" calcext:value-type="float">
            <text:p>0</text:p>
          </table:table-cell>
          <table:table-cell table:formula="of:=IF([.$F34]=1;[.$B34];0)" office:value-type="float" office:value="0" calcext:value-type="float">
            <text:p>0</text:p>
          </table:table-cell>
          <table:table-cell table:formula="of:=IF([.$F34]=2;[.$B34];0)" office:value-type="float" office:value="0" calcext:value-type="float">
            <text:p>0</text:p>
          </table:table-cell>
          <table:table-cell table:formula="of:=IF([.$F34]=3;[.$B34];0)" office:value-type="float" office:value="0" calcext:value-type="float">
            <text:p>0</text:p>
          </table:table-cell>
          <table:table-cell table:formula="of:=IF([.$F34]=4;[.$B34];0)" office:value-type="float" office:value="0" calcext:value-type="float">
            <text:p>0</text:p>
          </table:table-cell>
          <table:table-cell table:formula="of:=IF([.$F34]=5;[.$B34];0)" office:value-type="float" office:value="-148.32" calcext:value-type="float">
            <text:p>-148.32</text:p>
          </table:table-cell>
          <table:table-cell table:formula="of:=IF([.$F34]=6;[.$B34];0)" office:value-type="float" office:value="0" calcext:value-type="float">
            <text:p>0</text:p>
          </table:table-cell>
          <table:table-cell table:formula="of:=IF([.$F34]=7;[.$B34];0)" office:value-type="float" office:value="0" calcext:value-type="float">
            <text:p>0</text:p>
          </table:table-cell>
          <table:table-cell table:formula="of:=IF([.$F34]=8;[.$B34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.32" calcext:value-type="float">
            <text:p>148.32</text:p>
          </table:table-cell>
          <table:table-cell table:style-name="ce2" office:value-type="string" calcext:value-type="string">
            <text:p>2017-09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2 - C3 - USD</text:p>
          </table:table-cell>
          <table:table-cell table:formula="of:=IF([.$D35]=1;[.$B35];0)" office:value-type="float" office:value="0" calcext:value-type="float">
            <text:p>0</text:p>
          </table:table-cell>
          <table:table-cell table:formula="of:=IF(OR([.$F35]=1;[.$F35]=2;[.$F35]=3);[.$B35];0)" office:value-type="float" office:value="148.32" calcext:value-type="float">
            <text:p>148.32</text:p>
          </table:table-cell>
          <table:table-cell table:formula="of:=IF(AND([.$I35]=1;[.$B35]&lt;0;NOT([.$D35]=2));[.$B35];0)" office:value-type="float" office:value="0" calcext:value-type="float">
            <text:p>0</text:p>
          </table:table-cell>
          <table:table-cell table:formula="of:=IF(NOT([.$I35]=3);[.$B35];0)" office:value-type="float" office:value="148.32" calcext:value-type="float">
            <text:p>148.32</text:p>
          </table:table-cell>
          <table:table-cell table:formula="of:=IF([.$I35]=3;[.$B35];0)" office:value-type="float" office:value="0" calcext:value-type="float">
            <text:p>0</text:p>
          </table:table-cell>
          <table:table-cell table:formula="of:=IF(AND(NOT([.$I35]=3);[.$H35]=2);[.$B35];0)" office:value-type="float" office:value="0" calcext:value-type="float">
            <text:p>0</text:p>
          </table:table-cell>
          <table:table-cell table:formula="of:=IF(AND(NOT([.$I35]=3);[.$H35]=3);[.$B35];0)" office:value-type="float" office:value="148.32" calcext:value-type="float">
            <text:p>148.32</text:p>
          </table:table-cell>
          <table:table-cell table:formula="of:=IF(AND([.$E35]=4;NOT([.$I35]=3));[.$B35];0)" office:value-type="float" office:value="0" calcext:value-type="float">
            <text:p>0</text:p>
          </table:table-cell>
          <table:table-cell table:formula="of:=IF(AND([.$E35]=5;NOT([.$I35]=3));[.$B35];0)" office:value-type="float" office:value="0" calcext:value-type="float">
            <text:p>0</text:p>
          </table:table-cell>
          <table:table-cell table:formula="of:=IF(AND([.$E35]=6;NOT([.$I35]=3));[.$B35];0)" office:value-type="float" office:value="0" calcext:value-type="float">
            <text:p>0</text:p>
          </table:table-cell>
          <table:table-cell table:formula="of:=[.S35]+[.T35]+[.U35]" office:value-type="float" office:value="0" calcext:value-type="float">
            <text:p>0</text:p>
          </table:table-cell>
          <table:table-cell table:formula="of:=IF(AND([.$E35]=7;NOT([.$I35]=3));[.$B35];0)" office:value-type="float" office:value="0" calcext:value-type="float">
            <text:p>0</text:p>
          </table:table-cell>
          <table:table-cell table:formula="of:=IF(AND([.$E35]=8;NOT([.$I35]=3));[.$B35];0)" office:value-type="float" office:value="0" calcext:value-type="float">
            <text:p>0</text:p>
          </table:table-cell>
          <table:table-cell table:formula="of:=[.W35]+[.X35]" office:value-type="float" office:value="0" calcext:value-type="float">
            <text:p>0</text:p>
          </table:table-cell>
          <table:table-cell table:formula="of:=IF([.$F35]=1;[.$B35];0)" office:value-type="float" office:value="0" calcext:value-type="float">
            <text:p>0</text:p>
          </table:table-cell>
          <table:table-cell table:formula="of:=IF([.$F35]=2;[.$B35];0)" office:value-type="float" office:value="0" calcext:value-type="float">
            <text:p>0</text:p>
          </table:table-cell>
          <table:table-cell table:formula="of:=IF([.$F35]=3;[.$B35];0)" office:value-type="float" office:value="148.32" calcext:value-type="float">
            <text:p>148.32</text:p>
          </table:table-cell>
          <table:table-cell table:formula="of:=IF([.$F35]=4;[.$B35];0)" office:value-type="float" office:value="0" calcext:value-type="float">
            <text:p>0</text:p>
          </table:table-cell>
          <table:table-cell table:formula="of:=IF([.$F35]=5;[.$B35];0)" office:value-type="float" office:value="0" calcext:value-type="float">
            <text:p>0</text:p>
          </table:table-cell>
          <table:table-cell table:formula="of:=IF([.$F35]=6;[.$B35];0)" office:value-type="float" office:value="0" calcext:value-type="float">
            <text:p>0</text:p>
          </table:table-cell>
          <table:table-cell table:formula="of:=IF([.$F35]=7;[.$B35];0)" office:value-type="float" office:value="0" calcext:value-type="float">
            <text:p>0</text:p>
          </table:table-cell>
          <table:table-cell table:formula="of:=IF([.$F35]=8;[.$B35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41.23" calcext:value-type="float">
            <text:p>-141.23</text:p>
          </table:table-cell>
          <table:table-cell table:style-name="ce2" office:value-type="string" calcext:value-type="string">
            <text:p>2017-09-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B</text:p>
          </table:table-cell>
          <table:table-cell office:value-type="string" calcext:value-type="string">
            <text:p>B2 - C5 - USD</text:p>
          </table:table-cell>
          <table:table-cell table:formula="of:=IF([.$D36]=1;[.$B36];0)" office:value-type="float" office:value="0" calcext:value-type="float">
            <text:p>0</text:p>
          </table:table-cell>
          <table:table-cell table:formula="of:=IF(OR([.$F36]=1;[.$F36]=2;[.$F36]=3);[.$B36];0)" office:value-type="float" office:value="0" calcext:value-type="float">
            <text:p>0</text:p>
          </table:table-cell>
          <table:table-cell table:formula="of:=IF(AND([.$I36]=1;[.$B36]&lt;0;NOT([.$D36]=2));[.$B36];0)" office:value-type="float" office:value="-141.23" calcext:value-type="float">
            <text:p>-141.23</text:p>
          </table:table-cell>
          <table:table-cell table:formula="of:=IF(NOT([.$I36]=3);[.$B36];0)" office:value-type="float" office:value="-141.23" calcext:value-type="float">
            <text:p>-141.23</text:p>
          </table:table-cell>
          <table:table-cell table:formula="of:=IF([.$I36]=3;[.$B36];0)" office:value-type="float" office:value="0" calcext:value-type="float">
            <text:p>0</text:p>
          </table:table-cell>
          <table:table-cell table:formula="of:=IF(AND(NOT([.$I36]=3);[.$H36]=2);[.$B36];0)" office:value-type="float" office:value="0" calcext:value-type="float">
            <text:p>0</text:p>
          </table:table-cell>
          <table:table-cell table:formula="of:=IF(AND(NOT([.$I36]=3);[.$H36]=3);[.$B36];0)" office:value-type="float" office:value="-141.23" calcext:value-type="float">
            <text:p>-141.23</text:p>
          </table:table-cell>
          <table:table-cell table:formula="of:=IF(AND([.$E36]=4;NOT([.$I36]=3));[.$B36];0)" office:value-type="float" office:value="0" calcext:value-type="float">
            <text:p>0</text:p>
          </table:table-cell>
          <table:table-cell table:formula="of:=IF(AND([.$E36]=5;NOT([.$I36]=3));[.$B36];0)" office:value-type="float" office:value="0" calcext:value-type="float">
            <text:p>0</text:p>
          </table:table-cell>
          <table:table-cell table:formula="of:=IF(AND([.$E36]=6;NOT([.$I36]=3));[.$B36];0)" office:value-type="float" office:value="0" calcext:value-type="float">
            <text:p>0</text:p>
          </table:table-cell>
          <table:table-cell table:formula="of:=[.S36]+[.T36]+[.U36]" office:value-type="float" office:value="0" calcext:value-type="float">
            <text:p>0</text:p>
          </table:table-cell>
          <table:table-cell table:formula="of:=IF(AND([.$E36]=7;NOT([.$I36]=3));[.$B36];0)" office:value-type="float" office:value="0" calcext:value-type="float">
            <text:p>0</text:p>
          </table:table-cell>
          <table:table-cell table:formula="of:=IF(AND([.$E36]=8;NOT([.$I36]=3));[.$B36];0)" office:value-type="float" office:value="-141.23" calcext:value-type="float">
            <text:p>-141.23</text:p>
          </table:table-cell>
          <table:table-cell table:formula="of:=[.W36]+[.X36]" office:value-type="float" office:value="-141.23" calcext:value-type="float">
            <text:p>-141.23</text:p>
          </table:table-cell>
          <table:table-cell table:formula="of:=IF([.$F36]=1;[.$B36];0)" office:value-type="float" office:value="0" calcext:value-type="float">
            <text:p>0</text:p>
          </table:table-cell>
          <table:table-cell table:formula="of:=IF([.$F36]=2;[.$B36];0)" office:value-type="float" office:value="0" calcext:value-type="float">
            <text:p>0</text:p>
          </table:table-cell>
          <table:table-cell table:formula="of:=IF([.$F36]=3;[.$B36];0)" office:value-type="float" office:value="0" calcext:value-type="float">
            <text:p>0</text:p>
          </table:table-cell>
          <table:table-cell table:formula="of:=IF([.$F36]=4;[.$B36];0)" office:value-type="float" office:value="0" calcext:value-type="float">
            <text:p>0</text:p>
          </table:table-cell>
          <table:table-cell table:formula="of:=IF([.$F36]=5;[.$B36];0)" office:value-type="float" office:value="-141.23" calcext:value-type="float">
            <text:p>-141.23</text:p>
          </table:table-cell>
          <table:table-cell table:formula="of:=IF([.$F36]=6;[.$B36];0)" office:value-type="float" office:value="0" calcext:value-type="float">
            <text:p>0</text:p>
          </table:table-cell>
          <table:table-cell table:formula="of:=IF([.$F36]=7;[.$B36];0)" office:value-type="float" office:value="0" calcext:value-type="float">
            <text:p>0</text:p>
          </table:table-cell>
          <table:table-cell table:formula="of:=IF([.$F36]=8;[.$B36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13.06" calcext:value-type="float">
            <text:p>-113.06</text:p>
          </table:table-cell>
          <table:table-cell table:style-name="ce2" office:value-type="string" calcext:value-type="string">
            <text:p>2017-09-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B</text:p>
          </table:table-cell>
          <table:table-cell office:value-type="string" calcext:value-type="string">
            <text:p>B1 - C4 - EUR</text:p>
          </table:table-cell>
          <table:table-cell table:formula="of:=IF([.$D37]=1;[.$B37];0)" office:value-type="float" office:value="0" calcext:value-type="float">
            <text:p>0</text:p>
          </table:table-cell>
          <table:table-cell table:formula="of:=IF(OR([.$F37]=1;[.$F37]=2;[.$F37]=3);[.$B37];0)" office:value-type="float" office:value="0" calcext:value-type="float">
            <text:p>0</text:p>
          </table:table-cell>
          <table:table-cell table:formula="of:=IF(AND([.$I37]=1;[.$B37]&lt;0;NOT([.$D37]=2));[.$B37];0)" office:value-type="float" office:value="-113.06" calcext:value-type="float">
            <text:p>-113.06</text:p>
          </table:table-cell>
          <table:table-cell table:formula="of:=IF(NOT([.$I37]=3);[.$B37];0)" office:value-type="float" office:value="-113.06" calcext:value-type="float">
            <text:p>-113.06</text:p>
          </table:table-cell>
          <table:table-cell table:formula="of:=IF([.$I37]=3;[.$B37];0)" office:value-type="float" office:value="0" calcext:value-type="float">
            <text:p>0</text:p>
          </table:table-cell>
          <table:table-cell table:formula="of:=IF(AND(NOT([.$I37]=3);[.$H37]=2);[.$B37];0)" office:value-type="float" office:value="-113.06" calcext:value-type="float">
            <text:p>-113.06</text:p>
          </table:table-cell>
          <table:table-cell table:formula="of:=IF(AND(NOT([.$I37]=3);[.$H37]=3);[.$B37];0)" office:value-type="float" office:value="0" calcext:value-type="float">
            <text:p>0</text:p>
          </table:table-cell>
          <table:table-cell table:formula="of:=IF(AND([.$E37]=4;NOT([.$I37]=3));[.$B37];0)" office:value-type="float" office:value="0" calcext:value-type="float">
            <text:p>0</text:p>
          </table:table-cell>
          <table:table-cell table:formula="of:=IF(AND([.$E37]=5;NOT([.$I37]=3));[.$B37];0)" office:value-type="float" office:value="0" calcext:value-type="float">
            <text:p>0</text:p>
          </table:table-cell>
          <table:table-cell table:formula="of:=IF(AND([.$E37]=6;NOT([.$I37]=3));[.$B37];0)" office:value-type="float" office:value="0" calcext:value-type="float">
            <text:p>0</text:p>
          </table:table-cell>
          <table:table-cell table:formula="of:=[.S37]+[.T37]+[.U37]" office:value-type="float" office:value="0" calcext:value-type="float">
            <text:p>0</text:p>
          </table:table-cell>
          <table:table-cell table:formula="of:=IF(AND([.$E37]=7;NOT([.$I37]=3));[.$B37];0)" office:value-type="float" office:value="0" calcext:value-type="float">
            <text:p>0</text:p>
          </table:table-cell>
          <table:table-cell table:formula="of:=IF(AND([.$E37]=8;NOT([.$I37]=3));[.$B37];0)" office:value-type="float" office:value="-113.06" calcext:value-type="float">
            <text:p>-113.06</text:p>
          </table:table-cell>
          <table:table-cell table:formula="of:=[.W37]+[.X37]" office:value-type="float" office:value="-113.06" calcext:value-type="float">
            <text:p>-113.06</text:p>
          </table:table-cell>
          <table:table-cell table:formula="of:=IF([.$F37]=1;[.$B37];0)" office:value-type="float" office:value="0" calcext:value-type="float">
            <text:p>0</text:p>
          </table:table-cell>
          <table:table-cell table:formula="of:=IF([.$F37]=2;[.$B37];0)" office:value-type="float" office:value="0" calcext:value-type="float">
            <text:p>0</text:p>
          </table:table-cell>
          <table:table-cell table:formula="of:=IF([.$F37]=3;[.$B37];0)" office:value-type="float" office:value="0" calcext:value-type="float">
            <text:p>0</text:p>
          </table:table-cell>
          <table:table-cell table:formula="of:=IF([.$F37]=4;[.$B37];0)" office:value-type="float" office:value="-113.06" calcext:value-type="float">
            <text:p>-113.06</text:p>
          </table:table-cell>
          <table:table-cell table:formula="of:=IF([.$F37]=5;[.$B37];0)" office:value-type="float" office:value="0" calcext:value-type="float">
            <text:p>0</text:p>
          </table:table-cell>
          <table:table-cell table:formula="of:=IF([.$F37]=6;[.$B37];0)" office:value-type="float" office:value="0" calcext:value-type="float">
            <text:p>0</text:p>
          </table:table-cell>
          <table:table-cell table:formula="of:=IF([.$F37]=7;[.$B37];0)" office:value-type="float" office:value="0" calcext:value-type="float">
            <text:p>0</text:p>
          </table:table-cell>
          <table:table-cell table:formula="of:=IF([.$F37]=8;[.$B37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53.16" calcext:value-type="float">
            <text:p>-153.16</text:p>
          </table:table-cell>
          <table:table-cell table:style-name="ce2" office:value-type="string" calcext:value-type="string">
            <text:p>2017-09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A</text:p>
          </table:table-cell>
          <table:table-cell office:value-type="string" calcext:value-type="string">
            <text:p>B1 - C4 - EUR</text:p>
          </table:table-cell>
          <table:table-cell table:formula="of:=IF([.$D38]=1;[.$B38];0)" office:value-type="float" office:value="0" calcext:value-type="float">
            <text:p>0</text:p>
          </table:table-cell>
          <table:table-cell table:formula="of:=IF(OR([.$F38]=1;[.$F38]=2;[.$F38]=3);[.$B38];0)" office:value-type="float" office:value="0" calcext:value-type="float">
            <text:p>0</text:p>
          </table:table-cell>
          <table:table-cell table:formula="of:=IF(AND([.$I38]=1;[.$B38]&lt;0;NOT([.$D38]=2));[.$B38];0)" office:value-type="float" office:value="-153.16" calcext:value-type="float">
            <text:p>-153.16</text:p>
          </table:table-cell>
          <table:table-cell table:formula="of:=IF(NOT([.$I38]=3);[.$B38];0)" office:value-type="float" office:value="-153.16" calcext:value-type="float">
            <text:p>-153.16</text:p>
          </table:table-cell>
          <table:table-cell table:formula="of:=IF([.$I38]=3;[.$B38];0)" office:value-type="float" office:value="0" calcext:value-type="float">
            <text:p>0</text:p>
          </table:table-cell>
          <table:table-cell table:formula="of:=IF(AND(NOT([.$I38]=3);[.$H38]=2);[.$B38];0)" office:value-type="float" office:value="-153.16" calcext:value-type="float">
            <text:p>-153.16</text:p>
          </table:table-cell>
          <table:table-cell table:formula="of:=IF(AND(NOT([.$I38]=3);[.$H38]=3);[.$B38];0)" office:value-type="float" office:value="0" calcext:value-type="float">
            <text:p>0</text:p>
          </table:table-cell>
          <table:table-cell table:formula="of:=IF(AND([.$E38]=4;NOT([.$I38]=3));[.$B38];0)" office:value-type="float" office:value="-153.16" calcext:value-type="float">
            <text:p>-153.16</text:p>
          </table:table-cell>
          <table:table-cell table:formula="of:=IF(AND([.$E38]=5;NOT([.$I38]=3));[.$B38];0)" office:value-type="float" office:value="0" calcext:value-type="float">
            <text:p>0</text:p>
          </table:table-cell>
          <table:table-cell table:formula="of:=IF(AND([.$E38]=6;NOT([.$I38]=3));[.$B38];0)" office:value-type="float" office:value="0" calcext:value-type="float">
            <text:p>0</text:p>
          </table:table-cell>
          <table:table-cell table:formula="of:=[.S38]+[.T38]+[.U38]" office:value-type="float" office:value="-153.16" calcext:value-type="float">
            <text:p>-153.16</text:p>
          </table:table-cell>
          <table:table-cell table:formula="of:=IF(AND([.$E38]=7;NOT([.$I38]=3));[.$B38];0)" office:value-type="float" office:value="0" calcext:value-type="float">
            <text:p>0</text:p>
          </table:table-cell>
          <table:table-cell table:formula="of:=IF(AND([.$E38]=8;NOT([.$I38]=3));[.$B38];0)" office:value-type="float" office:value="0" calcext:value-type="float">
            <text:p>0</text:p>
          </table:table-cell>
          <table:table-cell table:formula="of:=[.W38]+[.X38]" office:value-type="float" office:value="0" calcext:value-type="float">
            <text:p>0</text:p>
          </table:table-cell>
          <table:table-cell table:formula="of:=IF([.$F38]=1;[.$B38];0)" office:value-type="float" office:value="0" calcext:value-type="float">
            <text:p>0</text:p>
          </table:table-cell>
          <table:table-cell table:formula="of:=IF([.$F38]=2;[.$B38];0)" office:value-type="float" office:value="0" calcext:value-type="float">
            <text:p>0</text:p>
          </table:table-cell>
          <table:table-cell table:formula="of:=IF([.$F38]=3;[.$B38];0)" office:value-type="float" office:value="0" calcext:value-type="float">
            <text:p>0</text:p>
          </table:table-cell>
          <table:table-cell table:formula="of:=IF([.$F38]=4;[.$B38];0)" office:value-type="float" office:value="-153.16" calcext:value-type="float">
            <text:p>-153.16</text:p>
          </table:table-cell>
          <table:table-cell table:formula="of:=IF([.$F38]=5;[.$B38];0)" office:value-type="float" office:value="0" calcext:value-type="float">
            <text:p>0</text:p>
          </table:table-cell>
          <table:table-cell table:formula="of:=IF([.$F38]=6;[.$B38];0)" office:value-type="float" office:value="0" calcext:value-type="float">
            <text:p>0</text:p>
          </table:table-cell>
          <table:table-cell table:formula="of:=IF([.$F38]=7;[.$B38];0)" office:value-type="float" office:value="0" calcext:value-type="float">
            <text:p>0</text:p>
          </table:table-cell>
          <table:table-cell table:formula="of:=IF([.$F38]=8;[.$B38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52.81" calcext:value-type="float">
            <text:p>-152.81</text:p>
          </table:table-cell>
          <table:table-cell table:style-name="ce2" office:value-type="string" calcext:value-type="string">
            <text:p>2017-09-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B</text:p>
          </table:table-cell>
          <table:table-cell office:value-type="string" calcext:value-type="string">
            <text:p>B2 - C5 - USD</text:p>
          </table:table-cell>
          <table:table-cell table:formula="of:=IF([.$D39]=1;[.$B39];0)" office:value-type="float" office:value="0" calcext:value-type="float">
            <text:p>0</text:p>
          </table:table-cell>
          <table:table-cell table:formula="of:=IF(OR([.$F39]=1;[.$F39]=2;[.$F39]=3);[.$B39];0)" office:value-type="float" office:value="0" calcext:value-type="float">
            <text:p>0</text:p>
          </table:table-cell>
          <table:table-cell table:formula="of:=IF(AND([.$I39]=1;[.$B39]&lt;0;NOT([.$D39]=2));[.$B39];0)" office:value-type="float" office:value="-152.81" calcext:value-type="float">
            <text:p>-152.81</text:p>
          </table:table-cell>
          <table:table-cell table:formula="of:=IF(NOT([.$I39]=3);[.$B39];0)" office:value-type="float" office:value="-152.81" calcext:value-type="float">
            <text:p>-152.81</text:p>
          </table:table-cell>
          <table:table-cell table:formula="of:=IF([.$I39]=3;[.$B39];0)" office:value-type="float" office:value="0" calcext:value-type="float">
            <text:p>0</text:p>
          </table:table-cell>
          <table:table-cell table:formula="of:=IF(AND(NOT([.$I39]=3);[.$H39]=2);[.$B39];0)" office:value-type="float" office:value="0" calcext:value-type="float">
            <text:p>0</text:p>
          </table:table-cell>
          <table:table-cell table:formula="of:=IF(AND(NOT([.$I39]=3);[.$H39]=3);[.$B39];0)" office:value-type="float" office:value="-152.81" calcext:value-type="float">
            <text:p>-152.81</text:p>
          </table:table-cell>
          <table:table-cell table:formula="of:=IF(AND([.$E39]=4;NOT([.$I39]=3));[.$B39];0)" office:value-type="float" office:value="0" calcext:value-type="float">
            <text:p>0</text:p>
          </table:table-cell>
          <table:table-cell table:formula="of:=IF(AND([.$E39]=5;NOT([.$I39]=3));[.$B39];0)" office:value-type="float" office:value="-152.81" calcext:value-type="float">
            <text:p>-152.81</text:p>
          </table:table-cell>
          <table:table-cell table:formula="of:=IF(AND([.$E39]=6;NOT([.$I39]=3));[.$B39];0)" office:value-type="float" office:value="0" calcext:value-type="float">
            <text:p>0</text:p>
          </table:table-cell>
          <table:table-cell table:formula="of:=[.S39]+[.T39]+[.U39]" office:value-type="float" office:value="-152.81" calcext:value-type="float">
            <text:p>-152.81</text:p>
          </table:table-cell>
          <table:table-cell table:formula="of:=IF(AND([.$E39]=7;NOT([.$I39]=3));[.$B39];0)" office:value-type="float" office:value="0" calcext:value-type="float">
            <text:p>0</text:p>
          </table:table-cell>
          <table:table-cell table:formula="of:=IF(AND([.$E39]=8;NOT([.$I39]=3));[.$B39];0)" office:value-type="float" office:value="0" calcext:value-type="float">
            <text:p>0</text:p>
          </table:table-cell>
          <table:table-cell table:formula="of:=[.W39]+[.X39]" office:value-type="float" office:value="0" calcext:value-type="float">
            <text:p>0</text:p>
          </table:table-cell>
          <table:table-cell table:formula="of:=IF([.$F39]=1;[.$B39];0)" office:value-type="float" office:value="0" calcext:value-type="float">
            <text:p>0</text:p>
          </table:table-cell>
          <table:table-cell table:formula="of:=IF([.$F39]=2;[.$B39];0)" office:value-type="float" office:value="0" calcext:value-type="float">
            <text:p>0</text:p>
          </table:table-cell>
          <table:table-cell table:formula="of:=IF([.$F39]=3;[.$B39];0)" office:value-type="float" office:value="0" calcext:value-type="float">
            <text:p>0</text:p>
          </table:table-cell>
          <table:table-cell table:formula="of:=IF([.$F39]=4;[.$B39];0)" office:value-type="float" office:value="0" calcext:value-type="float">
            <text:p>0</text:p>
          </table:table-cell>
          <table:table-cell table:formula="of:=IF([.$F39]=5;[.$B39];0)" office:value-type="float" office:value="-152.81" calcext:value-type="float">
            <text:p>-152.81</text:p>
          </table:table-cell>
          <table:table-cell table:formula="of:=IF([.$F39]=6;[.$B39];0)" office:value-type="float" office:value="0" calcext:value-type="float">
            <text:p>0</text:p>
          </table:table-cell>
          <table:table-cell table:formula="of:=IF([.$F39]=7;[.$B39];0)" office:value-type="float" office:value="0" calcext:value-type="float">
            <text:p>0</text:p>
          </table:table-cell>
          <table:table-cell table:formula="of:=IF([.$F39]=8;[.$B39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2.81" calcext:value-type="float">
            <text:p>152.81</text:p>
          </table:table-cell>
          <table:table-cell table:style-name="ce2" office:value-type="string" calcext:value-type="string">
            <text:p>2017-09-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tres - Autres-B</text:p>
          </table:table-cell>
          <table:table-cell office:value-type="string" calcext:value-type="string">
            <text:p>B2 - C8 - USD</text:p>
          </table:table-cell>
          <table:table-cell table:formula="of:=IF([.$D40]=1;[.$B40];0)" office:value-type="float" office:value="0" calcext:value-type="float">
            <text:p>0</text:p>
          </table:table-cell>
          <table:table-cell table:formula="of:=IF(OR([.$F40]=1;[.$F40]=2;[.$F40]=3);[.$B40];0)" office:value-type="float" office:value="0" calcext:value-type="float">
            <text:p>0</text:p>
          </table:table-cell>
          <table:table-cell table:formula="of:=IF(AND([.$I40]=1;[.$B40]&lt;0;NOT([.$D40]=2));[.$B40];0)" office:value-type="float" office:value="0" calcext:value-type="float">
            <text:p>0</text:p>
          </table:table-cell>
          <table:table-cell table:formula="of:=IF(NOT([.$I40]=3);[.$B40];0)" office:value-type="float" office:value="0" calcext:value-type="float">
            <text:p>0</text:p>
          </table:table-cell>
          <table:table-cell table:formula="of:=IF([.$I40]=3;[.$B40];0)" office:value-type="float" office:value="152.81" calcext:value-type="float">
            <text:p>152.81</text:p>
          </table:table-cell>
          <table:table-cell table:formula="of:=IF(AND(NOT([.$I40]=3);[.$H40]=2);[.$B40];0)" office:value-type="float" office:value="0" calcext:value-type="float">
            <text:p>0</text:p>
          </table:table-cell>
          <table:table-cell table:formula="of:=IF(AND(NOT([.$I40]=3);[.$H40]=3);[.$B40];0)" office:value-type="float" office:value="0" calcext:value-type="float">
            <text:p>0</text:p>
          </table:table-cell>
          <table:table-cell table:formula="of:=IF(AND([.$E40]=4;NOT([.$I40]=3));[.$B40];0)" office:value-type="float" office:value="0" calcext:value-type="float">
            <text:p>0</text:p>
          </table:table-cell>
          <table:table-cell table:formula="of:=IF(AND([.$E40]=5;NOT([.$I40]=3));[.$B40];0)" office:value-type="float" office:value="0" calcext:value-type="float">
            <text:p>0</text:p>
          </table:table-cell>
          <table:table-cell table:formula="of:=IF(AND([.$E40]=6;NOT([.$I40]=3));[.$B40];0)" office:value-type="float" office:value="0" calcext:value-type="float">
            <text:p>0</text:p>
          </table:table-cell>
          <table:table-cell table:formula="of:=[.S40]+[.T40]+[.U40]" office:value-type="float" office:value="0" calcext:value-type="float">
            <text:p>0</text:p>
          </table:table-cell>
          <table:table-cell table:formula="of:=IF(AND([.$E40]=7;NOT([.$I40]=3));[.$B40];0)" office:value-type="float" office:value="0" calcext:value-type="float">
            <text:p>0</text:p>
          </table:table-cell>
          <table:table-cell table:formula="of:=IF(AND([.$E40]=8;NOT([.$I40]=3));[.$B40];0)" office:value-type="float" office:value="0" calcext:value-type="float">
            <text:p>0</text:p>
          </table:table-cell>
          <table:table-cell table:formula="of:=[.W40]+[.X40]" office:value-type="float" office:value="0" calcext:value-type="float">
            <text:p>0</text:p>
          </table:table-cell>
          <table:table-cell table:formula="of:=IF([.$F40]=1;[.$B40];0)" office:value-type="float" office:value="0" calcext:value-type="float">
            <text:p>0</text:p>
          </table:table-cell>
          <table:table-cell table:formula="of:=IF([.$F40]=2;[.$B40];0)" office:value-type="float" office:value="0" calcext:value-type="float">
            <text:p>0</text:p>
          </table:table-cell>
          <table:table-cell table:formula="of:=IF([.$F40]=3;[.$B40];0)" office:value-type="float" office:value="0" calcext:value-type="float">
            <text:p>0</text:p>
          </table:table-cell>
          <table:table-cell table:formula="of:=IF([.$F40]=4;[.$B40];0)" office:value-type="float" office:value="0" calcext:value-type="float">
            <text:p>0</text:p>
          </table:table-cell>
          <table:table-cell table:formula="of:=IF([.$F40]=5;[.$B40];0)" office:value-type="float" office:value="0" calcext:value-type="float">
            <text:p>0</text:p>
          </table:table-cell>
          <table:table-cell table:formula="of:=IF([.$F40]=6;[.$B40];0)" office:value-type="float" office:value="0" calcext:value-type="float">
            <text:p>0</text:p>
          </table:table-cell>
          <table:table-cell table:formula="of:=IF([.$F40]=7;[.$B40];0)" office:value-type="float" office:value="0" calcext:value-type="float">
            <text:p>0</text:p>
          </table:table-cell>
          <table:table-cell table:formula="of:=IF([.$F40]=8;[.$B40];0)" office:value-type="float" office:value="152.81" calcext:value-type="float">
            <text:p>152.81</text:p>
          </table:table-cell>
          <table:table-cell table:number-columns-repeated="99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36.01" calcext:value-type="float">
            <text:p>-136.01</text:p>
          </table:table-cell>
          <table:table-cell table:style-name="ce2" office:value-type="string" calcext:value-type="string">
            <text:p>2017-09-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A</text:p>
          </table:table-cell>
          <table:table-cell office:value-type="string" calcext:value-type="string">
            <text:p>B1 - C4 - EUR</text:p>
          </table:table-cell>
          <table:table-cell table:formula="of:=IF([.$D41]=1;[.$B41];0)" office:value-type="float" office:value="0" calcext:value-type="float">
            <text:p>0</text:p>
          </table:table-cell>
          <table:table-cell table:formula="of:=IF(OR([.$F41]=1;[.$F41]=2;[.$F41]=3);[.$B41];0)" office:value-type="float" office:value="0" calcext:value-type="float">
            <text:p>0</text:p>
          </table:table-cell>
          <table:table-cell table:formula="of:=IF(AND([.$I41]=1;[.$B41]&lt;0;NOT([.$D41]=2));[.$B41];0)" office:value-type="float" office:value="-136.01" calcext:value-type="float">
            <text:p>-136.01</text:p>
          </table:table-cell>
          <table:table-cell table:formula="of:=IF(NOT([.$I41]=3);[.$B41];0)" office:value-type="float" office:value="-136.01" calcext:value-type="float">
            <text:p>-136.01</text:p>
          </table:table-cell>
          <table:table-cell table:formula="of:=IF([.$I41]=3;[.$B41];0)" office:value-type="float" office:value="0" calcext:value-type="float">
            <text:p>0</text:p>
          </table:table-cell>
          <table:table-cell table:formula="of:=IF(AND(NOT([.$I41]=3);[.$H41]=2);[.$B41];0)" office:value-type="float" office:value="-136.01" calcext:value-type="float">
            <text:p>-136.01</text:p>
          </table:table-cell>
          <table:table-cell table:formula="of:=IF(AND(NOT([.$I41]=3);[.$H41]=3);[.$B41];0)" office:value-type="float" office:value="0" calcext:value-type="float">
            <text:p>0</text:p>
          </table:table-cell>
          <table:table-cell table:formula="of:=IF(AND([.$E41]=4;NOT([.$I41]=3));[.$B41];0)" office:value-type="float" office:value="-136.01" calcext:value-type="float">
            <text:p>-136.01</text:p>
          </table:table-cell>
          <table:table-cell table:formula="of:=IF(AND([.$E41]=5;NOT([.$I41]=3));[.$B41];0)" office:value-type="float" office:value="0" calcext:value-type="float">
            <text:p>0</text:p>
          </table:table-cell>
          <table:table-cell table:formula="of:=IF(AND([.$E41]=6;NOT([.$I41]=3));[.$B41];0)" office:value-type="float" office:value="0" calcext:value-type="float">
            <text:p>0</text:p>
          </table:table-cell>
          <table:table-cell table:formula="of:=[.S41]+[.T41]+[.U41]" office:value-type="float" office:value="-136.01" calcext:value-type="float">
            <text:p>-136.01</text:p>
          </table:table-cell>
          <table:table-cell table:formula="of:=IF(AND([.$E41]=7;NOT([.$I41]=3));[.$B41];0)" office:value-type="float" office:value="0" calcext:value-type="float">
            <text:p>0</text:p>
          </table:table-cell>
          <table:table-cell table:formula="of:=IF(AND([.$E41]=8;NOT([.$I41]=3));[.$B41];0)" office:value-type="float" office:value="0" calcext:value-type="float">
            <text:p>0</text:p>
          </table:table-cell>
          <table:table-cell table:formula="of:=[.W41]+[.X41]" office:value-type="float" office:value="0" calcext:value-type="float">
            <text:p>0</text:p>
          </table:table-cell>
          <table:table-cell table:formula="of:=IF([.$F41]=1;[.$B41];0)" office:value-type="float" office:value="0" calcext:value-type="float">
            <text:p>0</text:p>
          </table:table-cell>
          <table:table-cell table:formula="of:=IF([.$F41]=2;[.$B41];0)" office:value-type="float" office:value="0" calcext:value-type="float">
            <text:p>0</text:p>
          </table:table-cell>
          <table:table-cell table:formula="of:=IF([.$F41]=3;[.$B41];0)" office:value-type="float" office:value="0" calcext:value-type="float">
            <text:p>0</text:p>
          </table:table-cell>
          <table:table-cell table:formula="of:=IF([.$F41]=4;[.$B41];0)" office:value-type="float" office:value="-136.01" calcext:value-type="float">
            <text:p>-136.01</text:p>
          </table:table-cell>
          <table:table-cell table:formula="of:=IF([.$F41]=5;[.$B41];0)" office:value-type="float" office:value="0" calcext:value-type="float">
            <text:p>0</text:p>
          </table:table-cell>
          <table:table-cell table:formula="of:=IF([.$F41]=6;[.$B41];0)" office:value-type="float" office:value="0" calcext:value-type="float">
            <text:p>0</text:p>
          </table:table-cell>
          <table:table-cell table:formula="of:=IF([.$F41]=7;[.$B41];0)" office:value-type="float" office:value="0" calcext:value-type="float">
            <text:p>0</text:p>
          </table:table-cell>
          <table:table-cell table:formula="of:=IF([.$F41]=8;[.$B41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table:style-name="ce2" office:value-type="string" calcext:value-type="string">
            <text:p>2017-09-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B</text:p>
          </table:table-cell>
          <table:table-cell office:value-type="string" calcext:value-type="string">
            <text:p>B2 - C5 - USD</text:p>
          </table:table-cell>
          <table:table-cell table:formula="of:=IF([.$D42]=1;[.$B42];0)" office:value-type="float" office:value="0" calcext:value-type="float">
            <text:p>0</text:p>
          </table:table-cell>
          <table:table-cell table:formula="of:=IF(OR([.$F42]=1;[.$F42]=2;[.$F42]=3);[.$B42];0)" office:value-type="float" office:value="0" calcext:value-type="float">
            <text:p>0</text:p>
          </table:table-cell>
          <table:table-cell table:formula="of:=IF(AND([.$I42]=1;[.$B42]&lt;0;NOT([.$D42]=2));[.$B42];0)" office:value-type="float" office:value="-9" calcext:value-type="float">
            <text:p>-9</text:p>
          </table:table-cell>
          <table:table-cell table:formula="of:=IF(NOT([.$I42]=3);[.$B42];0)" office:value-type="float" office:value="-9" calcext:value-type="float">
            <text:p>-9</text:p>
          </table:table-cell>
          <table:table-cell table:formula="of:=IF([.$I42]=3;[.$B42];0)" office:value-type="float" office:value="0" calcext:value-type="float">
            <text:p>0</text:p>
          </table:table-cell>
          <table:table-cell table:formula="of:=IF(AND(NOT([.$I42]=3);[.$H42]=2);[.$B42];0)" office:value-type="float" office:value="0" calcext:value-type="float">
            <text:p>0</text:p>
          </table:table-cell>
          <table:table-cell table:formula="of:=IF(AND(NOT([.$I42]=3);[.$H42]=3);[.$B42];0)" office:value-type="float" office:value="-9" calcext:value-type="float">
            <text:p>-9</text:p>
          </table:table-cell>
          <table:table-cell table:formula="of:=IF(AND([.$E42]=4;NOT([.$I42]=3));[.$B42];0)" office:value-type="float" office:value="0" calcext:value-type="float">
            <text:p>0</text:p>
          </table:table-cell>
          <table:table-cell table:formula="of:=IF(AND([.$E42]=5;NOT([.$I42]=3));[.$B42];0)" office:value-type="float" office:value="0" calcext:value-type="float">
            <text:p>0</text:p>
          </table:table-cell>
          <table:table-cell table:formula="of:=IF(AND([.$E42]=6;NOT([.$I42]=3));[.$B42];0)" office:value-type="float" office:value="0" calcext:value-type="float">
            <text:p>0</text:p>
          </table:table-cell>
          <table:table-cell table:formula="of:=[.S42]+[.T42]+[.U42]" office:value-type="float" office:value="0" calcext:value-type="float">
            <text:p>0</text:p>
          </table:table-cell>
          <table:table-cell table:formula="of:=IF(AND([.$E42]=7;NOT([.$I42]=3));[.$B42];0)" office:value-type="float" office:value="0" calcext:value-type="float">
            <text:p>0</text:p>
          </table:table-cell>
          <table:table-cell table:formula="of:=IF(AND([.$E42]=8;NOT([.$I42]=3));[.$B42];0)" office:value-type="float" office:value="-9" calcext:value-type="float">
            <text:p>-9</text:p>
          </table:table-cell>
          <table:table-cell table:formula="of:=[.W42]+[.X42]" office:value-type="float" office:value="-9" calcext:value-type="float">
            <text:p>-9</text:p>
          </table:table-cell>
          <table:table-cell table:formula="of:=IF([.$F42]=1;[.$B42];0)" office:value-type="float" office:value="0" calcext:value-type="float">
            <text:p>0</text:p>
          </table:table-cell>
          <table:table-cell table:formula="of:=IF([.$F42]=2;[.$B42];0)" office:value-type="float" office:value="0" calcext:value-type="float">
            <text:p>0</text:p>
          </table:table-cell>
          <table:table-cell table:formula="of:=IF([.$F42]=3;[.$B42];0)" office:value-type="float" office:value="0" calcext:value-type="float">
            <text:p>0</text:p>
          </table:table-cell>
          <table:table-cell table:formula="of:=IF([.$F42]=4;[.$B42];0)" office:value-type="float" office:value="0" calcext:value-type="float">
            <text:p>0</text:p>
          </table:table-cell>
          <table:table-cell table:formula="of:=IF([.$F42]=5;[.$B42];0)" office:value-type="float" office:value="-9" calcext:value-type="float">
            <text:p>-9</text:p>
          </table:table-cell>
          <table:table-cell table:formula="of:=IF([.$F42]=6;[.$B42];0)" office:value-type="float" office:value="0" calcext:value-type="float">
            <text:p>0</text:p>
          </table:table-cell>
          <table:table-cell table:formula="of:=IF([.$F42]=7;[.$B42];0)" office:value-type="float" office:value="0" calcext:value-type="float">
            <text:p>0</text:p>
          </table:table-cell>
          <table:table-cell table:formula="of:=IF([.$F42]=8;[.$B42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2.12" calcext:value-type="float">
            <text:p>-212.12</text:p>
          </table:table-cell>
          <table:table-cell table:style-name="ce2" office:value-type="string" calcext:value-type="string">
            <text:p>2017-09-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A</text:p>
          </table:table-cell>
          <table:table-cell office:value-type="string" calcext:value-type="string">
            <text:p>B2 - C5 - USD</text:p>
          </table:table-cell>
          <table:table-cell table:formula="of:=IF([.$D43]=1;[.$B43];0)" office:value-type="float" office:value="0" calcext:value-type="float">
            <text:p>0</text:p>
          </table:table-cell>
          <table:table-cell table:formula="of:=IF(OR([.$F43]=1;[.$F43]=2;[.$F43]=3);[.$B43];0)" office:value-type="float" office:value="0" calcext:value-type="float">
            <text:p>0</text:p>
          </table:table-cell>
          <table:table-cell table:formula="of:=IF(AND([.$I43]=1;[.$B43]&lt;0;NOT([.$D43]=2));[.$B43];0)" office:value-type="float" office:value="-212.12" calcext:value-type="float">
            <text:p>-212.12</text:p>
          </table:table-cell>
          <table:table-cell table:formula="of:=IF(NOT([.$I43]=3);[.$B43];0)" office:value-type="float" office:value="-212.12" calcext:value-type="float">
            <text:p>-212.12</text:p>
          </table:table-cell>
          <table:table-cell table:formula="of:=IF([.$I43]=3;[.$B43];0)" office:value-type="float" office:value="0" calcext:value-type="float">
            <text:p>0</text:p>
          </table:table-cell>
          <table:table-cell table:formula="of:=IF(AND(NOT([.$I43]=3);[.$H43]=2);[.$B43];0)" office:value-type="float" office:value="0" calcext:value-type="float">
            <text:p>0</text:p>
          </table:table-cell>
          <table:table-cell table:formula="of:=IF(AND(NOT([.$I43]=3);[.$H43]=3);[.$B43];0)" office:value-type="float" office:value="-212.12" calcext:value-type="float">
            <text:p>-212.12</text:p>
          </table:table-cell>
          <table:table-cell table:formula="of:=IF(AND([.$E43]=4;NOT([.$I43]=3));[.$B43];0)" office:value-type="float" office:value="0" calcext:value-type="float">
            <text:p>0</text:p>
          </table:table-cell>
          <table:table-cell table:formula="of:=IF(AND([.$E43]=5;NOT([.$I43]=3));[.$B43];0)" office:value-type="float" office:value="0" calcext:value-type="float">
            <text:p>0</text:p>
          </table:table-cell>
          <table:table-cell table:formula="of:=IF(AND([.$E43]=6;NOT([.$I43]=3));[.$B43];0)" office:value-type="float" office:value="0" calcext:value-type="float">
            <text:p>0</text:p>
          </table:table-cell>
          <table:table-cell table:formula="of:=[.S43]+[.T43]+[.U43]" office:value-type="float" office:value="0" calcext:value-type="float">
            <text:p>0</text:p>
          </table:table-cell>
          <table:table-cell table:formula="of:=IF(AND([.$E43]=7;NOT([.$I43]=3));[.$B43];0)" office:value-type="float" office:value="-212.12" calcext:value-type="float">
            <text:p>-212.12</text:p>
          </table:table-cell>
          <table:table-cell table:formula="of:=IF(AND([.$E43]=8;NOT([.$I43]=3));[.$B43];0)" office:value-type="float" office:value="0" calcext:value-type="float">
            <text:p>0</text:p>
          </table:table-cell>
          <table:table-cell table:formula="of:=[.W43]+[.X43]" office:value-type="float" office:value="-212.12" calcext:value-type="float">
            <text:p>-212.12</text:p>
          </table:table-cell>
          <table:table-cell table:formula="of:=IF([.$F43]=1;[.$B43];0)" office:value-type="float" office:value="0" calcext:value-type="float">
            <text:p>0</text:p>
          </table:table-cell>
          <table:table-cell table:formula="of:=IF([.$F43]=2;[.$B43];0)" office:value-type="float" office:value="0" calcext:value-type="float">
            <text:p>0</text:p>
          </table:table-cell>
          <table:table-cell table:formula="of:=IF([.$F43]=3;[.$B43];0)" office:value-type="float" office:value="0" calcext:value-type="float">
            <text:p>0</text:p>
          </table:table-cell>
          <table:table-cell table:formula="of:=IF([.$F43]=4;[.$B43];0)" office:value-type="float" office:value="0" calcext:value-type="float">
            <text:p>0</text:p>
          </table:table-cell>
          <table:table-cell table:formula="of:=IF([.$F43]=5;[.$B43];0)" office:value-type="float" office:value="-212.12" calcext:value-type="float">
            <text:p>-212.12</text:p>
          </table:table-cell>
          <table:table-cell table:formula="of:=IF([.$F43]=6;[.$B43];0)" office:value-type="float" office:value="0" calcext:value-type="float">
            <text:p>0</text:p>
          </table:table-cell>
          <table:table-cell table:formula="of:=IF([.$F43]=7;[.$B43];0)" office:value-type="float" office:value="0" calcext:value-type="float">
            <text:p>0</text:p>
          </table:table-cell>
          <table:table-cell table:formula="of:=IF([.$F43]=8;[.$B43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99.11" calcext:value-type="float">
            <text:p>1499.11</text:p>
          </table:table-cell>
          <table:table-cell table:style-name="ce2" office:value-type="string" calcext:value-type="string">
            <text:p>2017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nus - Revenus</text:p>
          </table:table-cell>
          <table:table-cell office:value-type="string" calcext:value-type="string">
            <text:p>B2 - C5 - USD</text:p>
          </table:table-cell>
          <table:table-cell table:formula="of:=IF([.$D44]=1;[.$B44];0)" office:value-type="float" office:value="1499.11" calcext:value-type="float">
            <text:p>1499.11</text:p>
          </table:table-cell>
          <table:table-cell table:formula="of:=IF(OR([.$F44]=1;[.$F44]=2;[.$F44]=3);[.$B44];0)" office:value-type="float" office:value="0" calcext:value-type="float">
            <text:p>0</text:p>
          </table:table-cell>
          <table:table-cell table:formula="of:=IF(AND([.$I44]=1;[.$B44]&lt;0;NOT([.$D44]=2));[.$B44];0)" office:value-type="float" office:value="0" calcext:value-type="float">
            <text:p>0</text:p>
          </table:table-cell>
          <table:table-cell table:formula="of:=IF(NOT([.$I44]=3);[.$B44];0)" office:value-type="float" office:value="1499.11" calcext:value-type="float">
            <text:p>1499.11</text:p>
          </table:table-cell>
          <table:table-cell table:formula="of:=IF([.$I44]=3;[.$B44];0)" office:value-type="float" office:value="0" calcext:value-type="float">
            <text:p>0</text:p>
          </table:table-cell>
          <table:table-cell table:formula="of:=IF(AND(NOT([.$I44]=3);[.$H44]=2);[.$B44];0)" office:value-type="float" office:value="0" calcext:value-type="float">
            <text:p>0</text:p>
          </table:table-cell>
          <table:table-cell table:formula="of:=IF(AND(NOT([.$I44]=3);[.$H44]=3);[.$B44];0)" office:value-type="float" office:value="1499.11" calcext:value-type="float">
            <text:p>1499.11</text:p>
          </table:table-cell>
          <table:table-cell table:formula="of:=IF(AND([.$E44]=4;NOT([.$I44]=3));[.$B44];0)" office:value-type="float" office:value="0" calcext:value-type="float">
            <text:p>0</text:p>
          </table:table-cell>
          <table:table-cell table:formula="of:=IF(AND([.$E44]=5;NOT([.$I44]=3));[.$B44];0)" office:value-type="float" office:value="0" calcext:value-type="float">
            <text:p>0</text:p>
          </table:table-cell>
          <table:table-cell table:formula="of:=IF(AND([.$E44]=6;NOT([.$I44]=3));[.$B44];0)" office:value-type="float" office:value="0" calcext:value-type="float">
            <text:p>0</text:p>
          </table:table-cell>
          <table:table-cell table:formula="of:=[.S44]+[.T44]+[.U44]" office:value-type="float" office:value="0" calcext:value-type="float">
            <text:p>0</text:p>
          </table:table-cell>
          <table:table-cell table:formula="of:=IF(AND([.$E44]=7;NOT([.$I44]=3));[.$B44];0)" office:value-type="float" office:value="0" calcext:value-type="float">
            <text:p>0</text:p>
          </table:table-cell>
          <table:table-cell table:formula="of:=IF(AND([.$E44]=8;NOT([.$I44]=3));[.$B44];0)" office:value-type="float" office:value="0" calcext:value-type="float">
            <text:p>0</text:p>
          </table:table-cell>
          <table:table-cell table:formula="of:=[.W44]+[.X44]" office:value-type="float" office:value="0" calcext:value-type="float">
            <text:p>0</text:p>
          </table:table-cell>
          <table:table-cell table:formula="of:=IF([.$F44]=1;[.$B44];0)" office:value-type="float" office:value="0" calcext:value-type="float">
            <text:p>0</text:p>
          </table:table-cell>
          <table:table-cell table:formula="of:=IF([.$F44]=2;[.$B44];0)" office:value-type="float" office:value="0" calcext:value-type="float">
            <text:p>0</text:p>
          </table:table-cell>
          <table:table-cell table:formula="of:=IF([.$F44]=3;[.$B44];0)" office:value-type="float" office:value="0" calcext:value-type="float">
            <text:p>0</text:p>
          </table:table-cell>
          <table:table-cell table:formula="of:=IF([.$F44]=4;[.$B44];0)" office:value-type="float" office:value="0" calcext:value-type="float">
            <text:p>0</text:p>
          </table:table-cell>
          <table:table-cell table:formula="of:=IF([.$F44]=5;[.$B44];0)" office:value-type="float" office:value="1499.11" calcext:value-type="float">
            <text:p>1499.11</text:p>
          </table:table-cell>
          <table:table-cell table:formula="of:=IF([.$F44]=6;[.$B44];0)" office:value-type="float" office:value="0" calcext:value-type="float">
            <text:p>0</text:p>
          </table:table-cell>
          <table:table-cell table:formula="of:=IF([.$F44]=7;[.$B44];0)" office:value-type="float" office:value="0" calcext:value-type="float">
            <text:p>0</text:p>
          </table:table-cell>
          <table:table-cell table:formula="of:=IF([.$F44]=8;[.$B44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90.32" calcext:value-type="float">
            <text:p>-490.32</text:p>
          </table:table-cell>
          <table:table-cell table:style-name="ce2" office:value-type="string" calcext:value-type="string">
            <text:p>2017-09-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res - Autres-C</text:p>
          </table:table-cell>
          <table:table-cell office:value-type="string" calcext:value-type="string">
            <text:p>B1 - C4 - EUR</text:p>
          </table:table-cell>
          <table:table-cell table:formula="of:=IF([.$D45]=1;[.$B45];0)" office:value-type="float" office:value="0" calcext:value-type="float">
            <text:p>0</text:p>
          </table:table-cell>
          <table:table-cell table:formula="of:=IF(OR([.$F45]=1;[.$F45]=2;[.$F45]=3);[.$B45];0)" office:value-type="float" office:value="0" calcext:value-type="float">
            <text:p>0</text:p>
          </table:table-cell>
          <table:table-cell table:formula="of:=IF(AND([.$I45]=1;[.$B45]&lt;0;NOT([.$D45]=2));[.$B45];0)" office:value-type="float" office:value="-490.32" calcext:value-type="float">
            <text:p>-490.32</text:p>
          </table:table-cell>
          <table:table-cell table:formula="of:=IF(NOT([.$I45]=3);[.$B45];0)" office:value-type="float" office:value="-490.32" calcext:value-type="float">
            <text:p>-490.32</text:p>
          </table:table-cell>
          <table:table-cell table:formula="of:=IF([.$I45]=3;[.$B45];0)" office:value-type="float" office:value="0" calcext:value-type="float">
            <text:p>0</text:p>
          </table:table-cell>
          <table:table-cell table:formula="of:=IF(AND(NOT([.$I45]=3);[.$H45]=2);[.$B45];0)" office:value-type="float" office:value="-490.32" calcext:value-type="float">
            <text:p>-490.32</text:p>
          </table:table-cell>
          <table:table-cell table:formula="of:=IF(AND(NOT([.$I45]=3);[.$H45]=3);[.$B45];0)" office:value-type="float" office:value="0" calcext:value-type="float">
            <text:p>0</text:p>
          </table:table-cell>
          <table:table-cell table:formula="of:=IF(AND([.$E45]=4;NOT([.$I45]=3));[.$B45];0)" office:value-type="float" office:value="0" calcext:value-type="float">
            <text:p>0</text:p>
          </table:table-cell>
          <table:table-cell table:formula="of:=IF(AND([.$E45]=5;NOT([.$I45]=3));[.$B45];0)" office:value-type="float" office:value="0" calcext:value-type="float">
            <text:p>0</text:p>
          </table:table-cell>
          <table:table-cell table:formula="of:=IF(AND([.$E45]=6;NOT([.$I45]=3));[.$B45];0)" office:value-type="float" office:value="-490.32" calcext:value-type="float">
            <text:p>-490.32</text:p>
          </table:table-cell>
          <table:table-cell table:formula="of:=[.S45]+[.T45]+[.U45]" office:value-type="float" office:value="-490.32" calcext:value-type="float">
            <text:p>-490.32</text:p>
          </table:table-cell>
          <table:table-cell table:formula="of:=IF(AND([.$E45]=7;NOT([.$I45]=3));[.$B45];0)" office:value-type="float" office:value="0" calcext:value-type="float">
            <text:p>0</text:p>
          </table:table-cell>
          <table:table-cell table:formula="of:=IF(AND([.$E45]=8;NOT([.$I45]=3));[.$B45];0)" office:value-type="float" office:value="0" calcext:value-type="float">
            <text:p>0</text:p>
          </table:table-cell>
          <table:table-cell table:formula="of:=[.W45]+[.X45]" office:value-type="float" office:value="0" calcext:value-type="float">
            <text:p>0</text:p>
          </table:table-cell>
          <table:table-cell table:formula="of:=IF([.$F45]=1;[.$B45];0)" office:value-type="float" office:value="0" calcext:value-type="float">
            <text:p>0</text:p>
          </table:table-cell>
          <table:table-cell table:formula="of:=IF([.$F45]=2;[.$B45];0)" office:value-type="float" office:value="0" calcext:value-type="float">
            <text:p>0</text:p>
          </table:table-cell>
          <table:table-cell table:formula="of:=IF([.$F45]=3;[.$B45];0)" office:value-type="float" office:value="0" calcext:value-type="float">
            <text:p>0</text:p>
          </table:table-cell>
          <table:table-cell table:formula="of:=IF([.$F45]=4;[.$B45];0)" office:value-type="float" office:value="-490.32" calcext:value-type="float">
            <text:p>-490.32</text:p>
          </table:table-cell>
          <table:table-cell table:formula="of:=IF([.$F45]=5;[.$B45];0)" office:value-type="float" office:value="0" calcext:value-type="float">
            <text:p>0</text:p>
          </table:table-cell>
          <table:table-cell table:formula="of:=IF([.$F45]=6;[.$B45];0)" office:value-type="float" office:value="0" calcext:value-type="float">
            <text:p>0</text:p>
          </table:table-cell>
          <table:table-cell table:formula="of:=IF([.$F45]=7;[.$B45];0)" office:value-type="float" office:value="0" calcext:value-type="float">
            <text:p>0</text:p>
          </table:table-cell>
          <table:table-cell table:formula="of:=IF([.$F45]=8;[.$B45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0.32" calcext:value-type="float">
            <text:p>490.32</text:p>
          </table:table-cell>
          <table:table-cell table:style-name="ce2" office:value-type="string" calcext:value-type="string">
            <text:p>2017-09-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res - Autres-C</text:p>
          </table:table-cell>
          <table:table-cell office:value-type="string" calcext:value-type="string">
            <text:p>B1 - C6 - EUR</text:p>
          </table:table-cell>
          <table:table-cell table:formula="of:=IF([.$D46]=1;[.$B46];0)" office:value-type="float" office:value="0" calcext:value-type="float">
            <text:p>0</text:p>
          </table:table-cell>
          <table:table-cell table:formula="of:=IF(OR([.$F46]=1;[.$F46]=2;[.$F46]=3);[.$B46];0)" office:value-type="float" office:value="0" calcext:value-type="float">
            <text:p>0</text:p>
          </table:table-cell>
          <table:table-cell table:formula="of:=IF(AND([.$I46]=1;[.$B46]&lt;0;NOT([.$D46]=2));[.$B46];0)" office:value-type="float" office:value="0" calcext:value-type="float">
            <text:p>0</text:p>
          </table:table-cell>
          <table:table-cell table:formula="of:=IF(NOT([.$I46]=3);[.$B46];0)" office:value-type="float" office:value="0" calcext:value-type="float">
            <text:p>0</text:p>
          </table:table-cell>
          <table:table-cell table:formula="of:=IF([.$I46]=3;[.$B46];0)" office:value-type="float" office:value="490.32" calcext:value-type="float">
            <text:p>490.32</text:p>
          </table:table-cell>
          <table:table-cell table:formula="of:=IF(AND(NOT([.$I46]=3);[.$H46]=2);[.$B46];0)" office:value-type="float" office:value="0" calcext:value-type="float">
            <text:p>0</text:p>
          </table:table-cell>
          <table:table-cell table:formula="of:=IF(AND(NOT([.$I46]=3);[.$H46]=3);[.$B46];0)" office:value-type="float" office:value="0" calcext:value-type="float">
            <text:p>0</text:p>
          </table:table-cell>
          <table:table-cell table:formula="of:=IF(AND([.$E46]=4;NOT([.$I46]=3));[.$B46];0)" office:value-type="float" office:value="0" calcext:value-type="float">
            <text:p>0</text:p>
          </table:table-cell>
          <table:table-cell table:formula="of:=IF(AND([.$E46]=5;NOT([.$I46]=3));[.$B46];0)" office:value-type="float" office:value="0" calcext:value-type="float">
            <text:p>0</text:p>
          </table:table-cell>
          <table:table-cell table:formula="of:=IF(AND([.$E46]=6;NOT([.$I46]=3));[.$B46];0)" office:value-type="float" office:value="0" calcext:value-type="float">
            <text:p>0</text:p>
          </table:table-cell>
          <table:table-cell table:formula="of:=[.S46]+[.T46]+[.U46]" office:value-type="float" office:value="0" calcext:value-type="float">
            <text:p>0</text:p>
          </table:table-cell>
          <table:table-cell table:formula="of:=IF(AND([.$E46]=7;NOT([.$I46]=3));[.$B46];0)" office:value-type="float" office:value="0" calcext:value-type="float">
            <text:p>0</text:p>
          </table:table-cell>
          <table:table-cell table:formula="of:=IF(AND([.$E46]=8;NOT([.$I46]=3));[.$B46];0)" office:value-type="float" office:value="0" calcext:value-type="float">
            <text:p>0</text:p>
          </table:table-cell>
          <table:table-cell table:formula="of:=[.W46]+[.X46]" office:value-type="float" office:value="0" calcext:value-type="float">
            <text:p>0</text:p>
          </table:table-cell>
          <table:table-cell table:formula="of:=IF([.$F46]=1;[.$B46];0)" office:value-type="float" office:value="0" calcext:value-type="float">
            <text:p>0</text:p>
          </table:table-cell>
          <table:table-cell table:formula="of:=IF([.$F46]=2;[.$B46];0)" office:value-type="float" office:value="0" calcext:value-type="float">
            <text:p>0</text:p>
          </table:table-cell>
          <table:table-cell table:formula="of:=IF([.$F46]=3;[.$B46];0)" office:value-type="float" office:value="0" calcext:value-type="float">
            <text:p>0</text:p>
          </table:table-cell>
          <table:table-cell table:formula="of:=IF([.$F46]=4;[.$B46];0)" office:value-type="float" office:value="0" calcext:value-type="float">
            <text:p>0</text:p>
          </table:table-cell>
          <table:table-cell table:formula="of:=IF([.$F46]=5;[.$B46];0)" office:value-type="float" office:value="0" calcext:value-type="float">
            <text:p>0</text:p>
          </table:table-cell>
          <table:table-cell table:formula="of:=IF([.$F46]=6;[.$B46];0)" office:value-type="float" office:value="490.32" calcext:value-type="float">
            <text:p>490.32</text:p>
          </table:table-cell>
          <table:table-cell table:formula="of:=IF([.$F46]=7;[.$B46];0)" office:value-type="float" office:value="0" calcext:value-type="float">
            <text:p>0</text:p>
          </table:table-cell>
          <table:table-cell table:formula="of:=IF([.$F46]=8;[.$B46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4.6" calcext:value-type="float">
            <text:p>-74.6</text:p>
          </table:table-cell>
          <table:table-cell table:style-name="ce2" office:value-type="string" calcext:value-type="string">
            <text:p>2017-09-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A</text:p>
          </table:table-cell>
          <table:table-cell office:value-type="string" calcext:value-type="string">
            <text:p>B1 - C4 - EUR</text:p>
          </table:table-cell>
          <table:table-cell table:formula="of:=IF([.$D47]=1;[.$B47];0)" office:value-type="float" office:value="0" calcext:value-type="float">
            <text:p>0</text:p>
          </table:table-cell>
          <table:table-cell table:formula="of:=IF(OR([.$F47]=1;[.$F47]=2;[.$F47]=3);[.$B47];0)" office:value-type="float" office:value="0" calcext:value-type="float">
            <text:p>0</text:p>
          </table:table-cell>
          <table:table-cell table:formula="of:=IF(AND([.$I47]=1;[.$B47]&lt;0;NOT([.$D47]=2));[.$B47];0)" office:value-type="float" office:value="-74.6" calcext:value-type="float">
            <text:p>-74.6</text:p>
          </table:table-cell>
          <table:table-cell table:formula="of:=IF(NOT([.$I47]=3);[.$B47];0)" office:value-type="float" office:value="-74.6" calcext:value-type="float">
            <text:p>-74.6</text:p>
          </table:table-cell>
          <table:table-cell table:formula="of:=IF([.$I47]=3;[.$B47];0)" office:value-type="float" office:value="0" calcext:value-type="float">
            <text:p>0</text:p>
          </table:table-cell>
          <table:table-cell table:formula="of:=IF(AND(NOT([.$I47]=3);[.$H47]=2);[.$B47];0)" office:value-type="float" office:value="-74.6" calcext:value-type="float">
            <text:p>-74.6</text:p>
          </table:table-cell>
          <table:table-cell table:formula="of:=IF(AND(NOT([.$I47]=3);[.$H47]=3);[.$B47];0)" office:value-type="float" office:value="0" calcext:value-type="float">
            <text:p>0</text:p>
          </table:table-cell>
          <table:table-cell table:formula="of:=IF(AND([.$E47]=4;NOT([.$I47]=3));[.$B47];0)" office:value-type="float" office:value="0" calcext:value-type="float">
            <text:p>0</text:p>
          </table:table-cell>
          <table:table-cell table:formula="of:=IF(AND([.$E47]=5;NOT([.$I47]=3));[.$B47];0)" office:value-type="float" office:value="0" calcext:value-type="float">
            <text:p>0</text:p>
          </table:table-cell>
          <table:table-cell table:formula="of:=IF(AND([.$E47]=6;NOT([.$I47]=3));[.$B47];0)" office:value-type="float" office:value="0" calcext:value-type="float">
            <text:p>0</text:p>
          </table:table-cell>
          <table:table-cell table:formula="of:=[.S47]+[.T47]+[.U47]" office:value-type="float" office:value="0" calcext:value-type="float">
            <text:p>0</text:p>
          </table:table-cell>
          <table:table-cell table:formula="of:=IF(AND([.$E47]=7;NOT([.$I47]=3));[.$B47];0)" office:value-type="float" office:value="-74.6" calcext:value-type="float">
            <text:p>-74.6</text:p>
          </table:table-cell>
          <table:table-cell table:formula="of:=IF(AND([.$E47]=8;NOT([.$I47]=3));[.$B47];0)" office:value-type="float" office:value="0" calcext:value-type="float">
            <text:p>0</text:p>
          </table:table-cell>
          <table:table-cell table:formula="of:=[.W47]+[.X47]" office:value-type="float" office:value="-74.6" calcext:value-type="float">
            <text:p>-74.6</text:p>
          </table:table-cell>
          <table:table-cell table:formula="of:=IF([.$F47]=1;[.$B47];0)" office:value-type="float" office:value="0" calcext:value-type="float">
            <text:p>0</text:p>
          </table:table-cell>
          <table:table-cell table:formula="of:=IF([.$F47]=2;[.$B47];0)" office:value-type="float" office:value="0" calcext:value-type="float">
            <text:p>0</text:p>
          </table:table-cell>
          <table:table-cell table:formula="of:=IF([.$F47]=3;[.$B47];0)" office:value-type="float" office:value="0" calcext:value-type="float">
            <text:p>0</text:p>
          </table:table-cell>
          <table:table-cell table:formula="of:=IF([.$F47]=4;[.$B47];0)" office:value-type="float" office:value="-74.6" calcext:value-type="float">
            <text:p>-74.6</text:p>
          </table:table-cell>
          <table:table-cell table:formula="of:=IF([.$F47]=5;[.$B47];0)" office:value-type="float" office:value="0" calcext:value-type="float">
            <text:p>0</text:p>
          </table:table-cell>
          <table:table-cell table:formula="of:=IF([.$F47]=6;[.$B47];0)" office:value-type="float" office:value="0" calcext:value-type="float">
            <text:p>0</text:p>
          </table:table-cell>
          <table:table-cell table:formula="of:=IF([.$F47]=7;[.$B47];0)" office:value-type="float" office:value="0" calcext:value-type="float">
            <text:p>0</text:p>
          </table:table-cell>
          <table:table-cell table:formula="of:=IF([.$F47]=8;[.$B47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25.81" calcext:value-type="float">
            <text:p>4725.81</text:p>
          </table:table-cell>
          <table:table-cell table:style-name="ce2" office:value-type="string" calcext:value-type="string">
            <text:p>2017-09-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nus - Revenus-b</text:p>
          </table:table-cell>
          <table:table-cell office:value-type="string" calcext:value-type="string">
            <text:p>B1 - C4 - EUR</text:p>
          </table:table-cell>
          <table:table-cell table:formula="of:=IF([.$D48]=1;[.$B48];0)" office:value-type="float" office:value="4725.81" calcext:value-type="float">
            <text:p>4725.81</text:p>
          </table:table-cell>
          <table:table-cell table:formula="of:=IF(OR([.$F48]=1;[.$F48]=2;[.$F48]=3);[.$B48];0)" office:value-type="float" office:value="0" calcext:value-type="float">
            <text:p>0</text:p>
          </table:table-cell>
          <table:table-cell table:formula="of:=IF(AND([.$I48]=1;[.$B48]&lt;0;NOT([.$D48]=2));[.$B48];0)" office:value-type="float" office:value="0" calcext:value-type="float">
            <text:p>0</text:p>
          </table:table-cell>
          <table:table-cell table:formula="of:=IF(NOT([.$I48]=3);[.$B48];0)" office:value-type="float" office:value="4725.81" calcext:value-type="float">
            <text:p>4725.81</text:p>
          </table:table-cell>
          <table:table-cell table:formula="of:=IF([.$I48]=3;[.$B48];0)" office:value-type="float" office:value="0" calcext:value-type="float">
            <text:p>0</text:p>
          </table:table-cell>
          <table:table-cell table:formula="of:=IF(AND(NOT([.$I48]=3);[.$H48]=2);[.$B48];0)" office:value-type="float" office:value="4725.81" calcext:value-type="float">
            <text:p>4725.81</text:p>
          </table:table-cell>
          <table:table-cell table:formula="of:=IF(AND(NOT([.$I48]=3);[.$H48]=3);[.$B48];0)" office:value-type="float" office:value="0" calcext:value-type="float">
            <text:p>0</text:p>
          </table:table-cell>
          <table:table-cell table:formula="of:=IF(AND([.$E48]=4;NOT([.$I48]=3));[.$B48];0)" office:value-type="float" office:value="0" calcext:value-type="float">
            <text:p>0</text:p>
          </table:table-cell>
          <table:table-cell table:formula="of:=IF(AND([.$E48]=5;NOT([.$I48]=3));[.$B48];0)" office:value-type="float" office:value="0" calcext:value-type="float">
            <text:p>0</text:p>
          </table:table-cell>
          <table:table-cell table:formula="of:=IF(AND([.$E48]=6;NOT([.$I48]=3));[.$B48];0)" office:value-type="float" office:value="0" calcext:value-type="float">
            <text:p>0</text:p>
          </table:table-cell>
          <table:table-cell table:formula="of:=[.S48]+[.T48]+[.U48]" office:value-type="float" office:value="0" calcext:value-type="float">
            <text:p>0</text:p>
          </table:table-cell>
          <table:table-cell table:formula="of:=IF(AND([.$E48]=7;NOT([.$I48]=3));[.$B48];0)" office:value-type="float" office:value="0" calcext:value-type="float">
            <text:p>0</text:p>
          </table:table-cell>
          <table:table-cell table:formula="of:=IF(AND([.$E48]=8;NOT([.$I48]=3));[.$B48];0)" office:value-type="float" office:value="0" calcext:value-type="float">
            <text:p>0</text:p>
          </table:table-cell>
          <table:table-cell table:formula="of:=[.W48]+[.X48]" office:value-type="float" office:value="0" calcext:value-type="float">
            <text:p>0</text:p>
          </table:table-cell>
          <table:table-cell table:formula="of:=IF([.$F48]=1;[.$B48];0)" office:value-type="float" office:value="0" calcext:value-type="float">
            <text:p>0</text:p>
          </table:table-cell>
          <table:table-cell table:formula="of:=IF([.$F48]=2;[.$B48];0)" office:value-type="float" office:value="0" calcext:value-type="float">
            <text:p>0</text:p>
          </table:table-cell>
          <table:table-cell table:formula="of:=IF([.$F48]=3;[.$B48];0)" office:value-type="float" office:value="0" calcext:value-type="float">
            <text:p>0</text:p>
          </table:table-cell>
          <table:table-cell table:formula="of:=IF([.$F48]=4;[.$B48];0)" office:value-type="float" office:value="4725.81" calcext:value-type="float">
            <text:p>4725.81</text:p>
          </table:table-cell>
          <table:table-cell table:formula="of:=IF([.$F48]=5;[.$B48];0)" office:value-type="float" office:value="0" calcext:value-type="float">
            <text:p>0</text:p>
          </table:table-cell>
          <table:table-cell table:formula="of:=IF([.$F48]=6;[.$B48];0)" office:value-type="float" office:value="0" calcext:value-type="float">
            <text:p>0</text:p>
          </table:table-cell>
          <table:table-cell table:formula="of:=IF([.$F48]=7;[.$B48];0)" office:value-type="float" office:value="0" calcext:value-type="float">
            <text:p>0</text:p>
          </table:table-cell>
          <table:table-cell table:formula="of:=IF([.$F48]=8;[.$B48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041.13" calcext:value-type="float">
            <text:p>-3041.13</text:p>
          </table:table-cell>
          <table:table-cell table:style-name="ce2" office:value-type="string" calcext:value-type="string">
            <text:p>2017-09-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1 - C4 - EUR</text:p>
          </table:table-cell>
          <table:table-cell table:formula="of:=IF([.$D49]=1;[.$B49];0)" office:value-type="float" office:value="0" calcext:value-type="float">
            <text:p>0</text:p>
          </table:table-cell>
          <table:table-cell table:formula="of:=IF(OR([.$F49]=1;[.$F49]=2;[.$F49]=3);[.$B49];0)" office:value-type="float" office:value="0" calcext:value-type="float">
            <text:p>0</text:p>
          </table:table-cell>
          <table:table-cell table:formula="of:=IF(AND([.$I49]=1;[.$B49]&lt;0;NOT([.$D49]=2));[.$B49];0)" office:value-type="float" office:value="0" calcext:value-type="float">
            <text:p>0</text:p>
          </table:table-cell>
          <table:table-cell table:formula="of:=IF(NOT([.$I49]=3);[.$B49];0)" office:value-type="float" office:value="-3041.13" calcext:value-type="float">
            <text:p>-3041.13</text:p>
          </table:table-cell>
          <table:table-cell table:formula="of:=IF([.$I49]=3;[.$B49];0)" office:value-type="float" office:value="0" calcext:value-type="float">
            <text:p>0</text:p>
          </table:table-cell>
          <table:table-cell table:formula="of:=IF(AND(NOT([.$I49]=3);[.$H49]=2);[.$B49];0)" office:value-type="float" office:value="-3041.13" calcext:value-type="float">
            <text:p>-3041.13</text:p>
          </table:table-cell>
          <table:table-cell table:formula="of:=IF(AND(NOT([.$I49]=3);[.$H49]=3);[.$B49];0)" office:value-type="float" office:value="0" calcext:value-type="float">
            <text:p>0</text:p>
          </table:table-cell>
          <table:table-cell table:formula="of:=IF(AND([.$E49]=4;NOT([.$I49]=3));[.$B49];0)" office:value-type="float" office:value="0" calcext:value-type="float">
            <text:p>0</text:p>
          </table:table-cell>
          <table:table-cell table:formula="of:=IF(AND([.$E49]=5;NOT([.$I49]=3));[.$B49];0)" office:value-type="float" office:value="0" calcext:value-type="float">
            <text:p>0</text:p>
          </table:table-cell>
          <table:table-cell table:formula="of:=IF(AND([.$E49]=6;NOT([.$I49]=3));[.$B49];0)" office:value-type="float" office:value="0" calcext:value-type="float">
            <text:p>0</text:p>
          </table:table-cell>
          <table:table-cell table:formula="of:=[.S49]+[.T49]+[.U49]" office:value-type="float" office:value="0" calcext:value-type="float">
            <text:p>0</text:p>
          </table:table-cell>
          <table:table-cell table:formula="of:=IF(AND([.$E49]=7;NOT([.$I49]=3));[.$B49];0)" office:value-type="float" office:value="0" calcext:value-type="float">
            <text:p>0</text:p>
          </table:table-cell>
          <table:table-cell table:formula="of:=IF(AND([.$E49]=8;NOT([.$I49]=3));[.$B49];0)" office:value-type="float" office:value="0" calcext:value-type="float">
            <text:p>0</text:p>
          </table:table-cell>
          <table:table-cell table:formula="of:=[.W49]+[.X49]" office:value-type="float" office:value="0" calcext:value-type="float">
            <text:p>0</text:p>
          </table:table-cell>
          <table:table-cell table:formula="of:=IF([.$F49]=1;[.$B49];0)" office:value-type="float" office:value="0" calcext:value-type="float">
            <text:p>0</text:p>
          </table:table-cell>
          <table:table-cell table:formula="of:=IF([.$F49]=2;[.$B49];0)" office:value-type="float" office:value="0" calcext:value-type="float">
            <text:p>0</text:p>
          </table:table-cell>
          <table:table-cell table:formula="of:=IF([.$F49]=3;[.$B49];0)" office:value-type="float" office:value="0" calcext:value-type="float">
            <text:p>0</text:p>
          </table:table-cell>
          <table:table-cell table:formula="of:=IF([.$F49]=4;[.$B49];0)" office:value-type="float" office:value="-3041.13" calcext:value-type="float">
            <text:p>-3041.13</text:p>
          </table:table-cell>
          <table:table-cell table:formula="of:=IF([.$F49]=5;[.$B49];0)" office:value-type="float" office:value="0" calcext:value-type="float">
            <text:p>0</text:p>
          </table:table-cell>
          <table:table-cell table:formula="of:=IF([.$F49]=6;[.$B49];0)" office:value-type="float" office:value="0" calcext:value-type="float">
            <text:p>0</text:p>
          </table:table-cell>
          <table:table-cell table:formula="of:=IF([.$F49]=7;[.$B49];0)" office:value-type="float" office:value="0" calcext:value-type="float">
            <text:p>0</text:p>
          </table:table-cell>
          <table:table-cell table:formula="of:=IF([.$F49]=8;[.$B49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42.53" calcext:value-type="float">
            <text:p>3442.53</text:p>
          </table:table-cell>
          <table:table-cell table:style-name="ce2" office:value-type="string" calcext:value-type="string">
            <text:p>2017-09-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ferts - Transferts</text:p>
          </table:table-cell>
          <table:table-cell office:value-type="string" calcext:value-type="string">
            <text:p>B2 - C8 - USD</text:p>
          </table:table-cell>
          <table:table-cell table:formula="of:=IF([.$D50]=1;[.$B50];0)" office:value-type="float" office:value="0" calcext:value-type="float">
            <text:p>0</text:p>
          </table:table-cell>
          <table:table-cell table:formula="of:=IF(OR([.$F50]=1;[.$F50]=2;[.$F50]=3);[.$B50];0)" office:value-type="float" office:value="0" calcext:value-type="float">
            <text:p>0</text:p>
          </table:table-cell>
          <table:table-cell table:formula="of:=IF(AND([.$I50]=1;[.$B50]&lt;0;NOT([.$D50]=2));[.$B50];0)" office:value-type="float" office:value="0" calcext:value-type="float">
            <text:p>0</text:p>
          </table:table-cell>
          <table:table-cell table:formula="of:=IF(NOT([.$I50]=3);[.$B50];0)" office:value-type="float" office:value="0" calcext:value-type="float">
            <text:p>0</text:p>
          </table:table-cell>
          <table:table-cell table:formula="of:=IF([.$I50]=3;[.$B50];0)" office:value-type="float" office:value="3442.53" calcext:value-type="float">
            <text:p>3442.53</text:p>
          </table:table-cell>
          <table:table-cell table:formula="of:=IF(AND(NOT([.$I50]=3);[.$H50]=2);[.$B50];0)" office:value-type="float" office:value="0" calcext:value-type="float">
            <text:p>0</text:p>
          </table:table-cell>
          <table:table-cell table:formula="of:=IF(AND(NOT([.$I50]=3);[.$H50]=3);[.$B50];0)" office:value-type="float" office:value="0" calcext:value-type="float">
            <text:p>0</text:p>
          </table:table-cell>
          <table:table-cell table:formula="of:=IF(AND([.$E50]=4;NOT([.$I50]=3));[.$B50];0)" office:value-type="float" office:value="0" calcext:value-type="float">
            <text:p>0</text:p>
          </table:table-cell>
          <table:table-cell table:formula="of:=IF(AND([.$E50]=5;NOT([.$I50]=3));[.$B50];0)" office:value-type="float" office:value="0" calcext:value-type="float">
            <text:p>0</text:p>
          </table:table-cell>
          <table:table-cell table:formula="of:=IF(AND([.$E50]=6;NOT([.$I50]=3));[.$B50];0)" office:value-type="float" office:value="0" calcext:value-type="float">
            <text:p>0</text:p>
          </table:table-cell>
          <table:table-cell table:formula="of:=[.S50]+[.T50]+[.U50]" office:value-type="float" office:value="0" calcext:value-type="float">
            <text:p>0</text:p>
          </table:table-cell>
          <table:table-cell table:formula="of:=IF(AND([.$E50]=7;NOT([.$I50]=3));[.$B50];0)" office:value-type="float" office:value="0" calcext:value-type="float">
            <text:p>0</text:p>
          </table:table-cell>
          <table:table-cell table:formula="of:=IF(AND([.$E50]=8;NOT([.$I50]=3));[.$B50];0)" office:value-type="float" office:value="0" calcext:value-type="float">
            <text:p>0</text:p>
          </table:table-cell>
          <table:table-cell table:formula="of:=[.W50]+[.X50]" office:value-type="float" office:value="0" calcext:value-type="float">
            <text:p>0</text:p>
          </table:table-cell>
          <table:table-cell table:formula="of:=IF([.$F50]=1;[.$B50];0)" office:value-type="float" office:value="0" calcext:value-type="float">
            <text:p>0</text:p>
          </table:table-cell>
          <table:table-cell table:formula="of:=IF([.$F50]=2;[.$B50];0)" office:value-type="float" office:value="0" calcext:value-type="float">
            <text:p>0</text:p>
          </table:table-cell>
          <table:table-cell table:formula="of:=IF([.$F50]=3;[.$B50];0)" office:value-type="float" office:value="0" calcext:value-type="float">
            <text:p>0</text:p>
          </table:table-cell>
          <table:table-cell table:formula="of:=IF([.$F50]=4;[.$B50];0)" office:value-type="float" office:value="0" calcext:value-type="float">
            <text:p>0</text:p>
          </table:table-cell>
          <table:table-cell table:formula="of:=IF([.$F50]=5;[.$B50];0)" office:value-type="float" office:value="0" calcext:value-type="float">
            <text:p>0</text:p>
          </table:table-cell>
          <table:table-cell table:formula="of:=IF([.$F50]=6;[.$B50];0)" office:value-type="float" office:value="0" calcext:value-type="float">
            <text:p>0</text:p>
          </table:table-cell>
          <table:table-cell table:formula="of:=IF([.$F50]=7;[.$B50];0)" office:value-type="float" office:value="0" calcext:value-type="float">
            <text:p>0</text:p>
          </table:table-cell>
          <table:table-cell table:formula="of:=IF([.$F50]=8;[.$B50];0)" office:value-type="float" office:value="3442.53" calcext:value-type="float">
            <text:p>3442.53</text:p>
          </table:table-cell>
          <table:table-cell table:number-columns-repeated="99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.93" calcext:value-type="float">
            <text:p>-7.93</text:p>
          </table:table-cell>
          <table:table-cell table:style-name="ce2" office:value-type="string" calcext:value-type="string">
            <text:p>2017-09-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ures - Factures-B</text:p>
          </table:table-cell>
          <table:table-cell office:value-type="string" calcext:value-type="string">
            <text:p>B2 - C5 - USD</text:p>
          </table:table-cell>
          <table:table-cell table:formula="of:=IF([.$D51]=1;[.$B51];0)" office:value-type="float" office:value="0" calcext:value-type="float">
            <text:p>0</text:p>
          </table:table-cell>
          <table:table-cell table:formula="of:=IF(OR([.$F51]=1;[.$F51]=2;[.$F51]=3);[.$B51];0)" office:value-type="float" office:value="0" calcext:value-type="float">
            <text:p>0</text:p>
          </table:table-cell>
          <table:table-cell table:formula="of:=IF(AND([.$I51]=1;[.$B51]&lt;0;NOT([.$D51]=2));[.$B51];0)" office:value-type="float" office:value="-7.93" calcext:value-type="float">
            <text:p>-7.93</text:p>
          </table:table-cell>
          <table:table-cell table:formula="of:=IF(NOT([.$I51]=3);[.$B51];0)" office:value-type="float" office:value="-7.93" calcext:value-type="float">
            <text:p>-7.93</text:p>
          </table:table-cell>
          <table:table-cell table:formula="of:=IF([.$I51]=3;[.$B51];0)" office:value-type="float" office:value="0" calcext:value-type="float">
            <text:p>0</text:p>
          </table:table-cell>
          <table:table-cell table:formula="of:=IF(AND(NOT([.$I51]=3);[.$H51]=2);[.$B51];0)" office:value-type="float" office:value="0" calcext:value-type="float">
            <text:p>0</text:p>
          </table:table-cell>
          <table:table-cell table:formula="of:=IF(AND(NOT([.$I51]=3);[.$H51]=3);[.$B51];0)" office:value-type="float" office:value="-7.93" calcext:value-type="float">
            <text:p>-7.93</text:p>
          </table:table-cell>
          <table:table-cell table:formula="of:=IF(AND([.$E51]=4;NOT([.$I51]=3));[.$B51];0)" office:value-type="float" office:value="0" calcext:value-type="float">
            <text:p>0</text:p>
          </table:table-cell>
          <table:table-cell table:formula="of:=IF(AND([.$E51]=5;NOT([.$I51]=3));[.$B51];0)" office:value-type="float" office:value="0" calcext:value-type="float">
            <text:p>0</text:p>
          </table:table-cell>
          <table:table-cell table:formula="of:=IF(AND([.$E51]=6;NOT([.$I51]=3));[.$B51];0)" office:value-type="float" office:value="0" calcext:value-type="float">
            <text:p>0</text:p>
          </table:table-cell>
          <table:table-cell table:formula="of:=[.S51]+[.T51]+[.U51]" office:value-type="float" office:value="0" calcext:value-type="float">
            <text:p>0</text:p>
          </table:table-cell>
          <table:table-cell table:formula="of:=IF(AND([.$E51]=7;NOT([.$I51]=3));[.$B51];0)" office:value-type="float" office:value="0" calcext:value-type="float">
            <text:p>0</text:p>
          </table:table-cell>
          <table:table-cell table:formula="of:=IF(AND([.$E51]=8;NOT([.$I51]=3));[.$B51];0)" office:value-type="float" office:value="-7.93" calcext:value-type="float">
            <text:p>-7.93</text:p>
          </table:table-cell>
          <table:table-cell table:formula="of:=[.W51]+[.X51]" office:value-type="float" office:value="-7.93" calcext:value-type="float">
            <text:p>-7.93</text:p>
          </table:table-cell>
          <table:table-cell table:formula="of:=IF([.$F51]=1;[.$B51];0)" office:value-type="float" office:value="0" calcext:value-type="float">
            <text:p>0</text:p>
          </table:table-cell>
          <table:table-cell table:formula="of:=IF([.$F51]=2;[.$B51];0)" office:value-type="float" office:value="0" calcext:value-type="float">
            <text:p>0</text:p>
          </table:table-cell>
          <table:table-cell table:formula="of:=IF([.$F51]=3;[.$B51];0)" office:value-type="float" office:value="0" calcext:value-type="float">
            <text:p>0</text:p>
          </table:table-cell>
          <table:table-cell table:formula="of:=IF([.$F51]=4;[.$B51];0)" office:value-type="float" office:value="0" calcext:value-type="float">
            <text:p>0</text:p>
          </table:table-cell>
          <table:table-cell table:formula="of:=IF([.$F51]=5;[.$B51];0)" office:value-type="float" office:value="-7.93" calcext:value-type="float">
            <text:p>-7.93</text:p>
          </table:table-cell>
          <table:table-cell table:formula="of:=IF([.$F51]=6;[.$B51];0)" office:value-type="float" office:value="0" calcext:value-type="float">
            <text:p>0</text:p>
          </table:table-cell>
          <table:table-cell table:formula="of:=IF([.$F51]=7;[.$B51];0)" office:value-type="float" office:value="0" calcext:value-type="float">
            <text:p>0</text:p>
          </table:table-cell>
          <table:table-cell table:formula="of:=IF([.$F51]=8;[.$B51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1"/>
          <table:table-cell table:formula="of:=50-COUNTIF([.L2:.L51];&quot;=0&quot;)" office:value-type="float" office:value="6" calcext:value-type="float">
            <text:p>6</text:p>
          </table:table-cell>
          <table:table-cell table:formula="of:=50-COUNTIF([.M2:.M51];&quot;=0&quot;)" office:value-type="float" office:value="3" calcext:value-type="float">
            <text:p>3</text:p>
          </table:table-cell>
          <table:table-cell table:formula="of:=50-COUNTIF([.N2:.N51];&quot;=0&quot;)" office:value-type="float" office:value="25" calcext:value-type="float">
            <text:p>25</text:p>
          </table:table-cell>
          <table:table-cell table:formula="of:=50-COUNTIF([.O2:.O51];&quot;=0&quot;)" office:value-type="float" office:value="40" calcext:value-type="float">
            <text:p>40</text:p>
          </table:table-cell>
          <table:table-cell table:formula="of:=50-COUNTIF([.P2:.P51];&quot;=0&quot;)" office:value-type="float" office:value="10" calcext:value-type="float">
            <text:p>10</text:p>
          </table:table-cell>
          <table:table-cell table:formula="of:=50-COUNTIF([.Q2:.Q51];&quot;=0&quot;)" office:value-type="float" office:value="27" calcext:value-type="float">
            <text:p>27</text:p>
          </table:table-cell>
          <table:table-cell table:formula="of:=50-COUNTIF([.R2:.R51];&quot;=0&quot;)" office:value-type="float" office:value="13" calcext:value-type="float">
            <text:p>13</text:p>
          </table:table-cell>
          <table:table-cell table:formula="of:=50-COUNTIF([.S2:.S51];&quot;=0&quot;)" office:value-type="float" office:value="6" calcext:value-type="float">
            <text:p>6</text:p>
          </table:table-cell>
          <table:table-cell table:formula="of:=50-COUNTIF([.T2:.T51];&quot;=0&quot;)" office:value-type="float" office:value="1" calcext:value-type="float">
            <text:p>1</text:p>
          </table:table-cell>
          <table:table-cell table:formula="of:=50-COUNTIF([.U2:.U51];&quot;=0&quot;)" office:value-type="float" office:value="3" calcext:value-type="float">
            <text:p>3</text:p>
          </table:table-cell>
          <table:table-cell table:formula="of:=50-COUNTIF([.V2:.V51];&quot;=0&quot;)" office:value-type="float" office:value="10" calcext:value-type="float">
            <text:p>10</text:p>
          </table:table-cell>
          <table:table-cell table:formula="of:=50-COUNTIF([.W2:.W51];&quot;=0&quot;)" office:value-type="float" office:value="7" calcext:value-type="float">
            <text:p>7</text:p>
          </table:table-cell>
          <table:table-cell table:formula="of:=50-COUNTIF([.X2:.X51];&quot;=0&quot;)" office:value-type="float" office:value="8" calcext:value-type="float">
            <text:p>8</text:p>
          </table:table-cell>
          <table:table-cell table:formula="of:=50-COUNTIF([.Y2:.Y51];&quot;=0&quot;)" office:value-type="float" office:value="15" calcext:value-type="float">
            <text:p>15</text:p>
          </table:table-cell>
          <table:table-cell table:formula="of:=50-COUNTIF([.Z2:.Z51];&quot;=0&quot;)" office:value-type="float" office:value="1" calcext:value-type="float">
            <text:p>1</text:p>
          </table:table-cell>
          <table:table-cell table:formula="of:=50-COUNTIF([.AA2:.AA51];&quot;=0&quot;)" office:value-type="float" office:value="1" calcext:value-type="float">
            <text:p>1</text:p>
          </table:table-cell>
          <table:table-cell table:formula="of:=50-COUNTIF([.AB2:.AB51];&quot;=0&quot;)" office:value-type="float" office:value="1" calcext:value-type="float">
            <text:p>1</text:p>
          </table:table-cell>
          <table:table-cell table:formula="of:=50-COUNTIF([.AC2:.AC51];&quot;=0&quot;)" office:value-type="float" office:value="25" calcext:value-type="float">
            <text:p>25</text:p>
          </table:table-cell>
          <table:table-cell table:formula="of:=50-COUNTIF([.AD2:.AD51];&quot;=0&quot;)" office:value-type="float" office:value="12" calcext:value-type="float">
            <text:p>12</text:p>
          </table:table-cell>
          <table:table-cell table:formula="of:=50-COUNTIF([.AE2:.AE51];&quot;=0&quot;)" office:value-type="float" office:value="3" calcext:value-type="float">
            <text:p>3</text:p>
          </table:table-cell>
          <table:table-cell table:formula="of:=50-COUNTIF([.AF2:.AF51];&quot;=0&quot;)" office:value-type="float" office:value="2" calcext:value-type="float">
            <text:p>2</text:p>
          </table:table-cell>
          <table:table-cell table:formula="of:=50-COUNTIF([.AG2:.AG51];&quot;=0&quot;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string" calcext:value-type="string">
            <text:p>Aout</text:p>
          </table:table-cell>
          <table:table-cell table:formula="of:=SUM([.L2:.L32])" office:value-type="float" office:value="13034.65" calcext:value-type="float">
            <text:p>13034.65</text:p>
          </table:table-cell>
          <table:table-cell table:formula="of:=SUM([.M2:.M32])" office:value-type="float" office:value="283.99" calcext:value-type="float">
            <text:p>283.99</text:p>
          </table:table-cell>
          <table:table-cell table:formula="of:=SUM([.N2:.N32])" office:value-type="float" office:value="-2687.48" calcext:value-type="float">
            <text:p>-2687.48</text:p>
          </table:table-cell>
          <table:table-cell table:formula="of:=SUM([.O2:.O32])" office:value-type="float" office:value="6374.16" calcext:value-type="float">
            <text:p>6374.16</text:p>
          </table:table-cell>
          <table:table-cell table:formula="of:=SUM([.P2:.P32])" office:value-type="float" office:value="-147652.39" calcext:value-type="float">
            <text:p>-147652.39</text:p>
          </table:table-cell>
          <table:table-cell table:formula="of:=SUM([.Q2:.Q32])" office:value-type="float" office:value="3981.5" calcext:value-type="float">
            <text:p>3981.5</text:p>
          </table:table-cell>
          <table:table-cell table:formula="of:=SUM([.R2:.R32])" office:value-type="float" office:value="2392.66" calcext:value-type="float">
            <text:p>2392.66</text:p>
          </table:table-cell>
          <table:table-cell table:formula="of:=SUM([.S2:.S32])" office:value-type="float" office:value="-254.8" calcext:value-type="float">
            <text:p>-254.8</text:p>
          </table:table-cell>
          <table:table-cell table:formula="of:=SUM([.T2:.T32])" office:value-type="float" office:value="0" calcext:value-type="float">
            <text:p>0</text:p>
          </table:table-cell>
          <table:table-cell table:formula="of:=SUM([.U2:.U32])" office:value-type="float" office:value="-1218.97" calcext:value-type="float">
            <text:p>-1218.97</text:p>
          </table:table-cell>
          <table:table-cell table:formula="of:=SUM([.V2:.V32])" office:value-type="float" office:value="-1473.77" calcext:value-type="float">
            <text:p>-1473.77</text:p>
          </table:table-cell>
          <table:table-cell table:formula="of:=SUM([.W2:.W32])" office:value-type="float" office:value="-494.96" calcext:value-type="float">
            <text:p>-494.96</text:p>
          </table:table-cell>
          <table:table-cell table:formula="of:=SUM([.X2:.X32])" office:value-type="float" office:value="-718.75" calcext:value-type="float">
            <text:p>-718.75</text:p>
          </table:table-cell>
          <table:table-cell table:formula="of:=SUM([.Y2:.Y32])" office:value-type="float" office:value="-1213.71" calcext:value-type="float">
            <text:p>-1213.71</text:p>
          </table:table-cell>
          <table:table-cell table:formula="of:=SUM([.Z2:.Z32])" office:value-type="float" office:value="0" calcext:value-type="float">
            <text:p>0</text:p>
          </table:table-cell>
          <table:table-cell table:formula="of:=SUM([.AA2:.AA32])" office:value-type="float" office:value="283.99" calcext:value-type="float">
            <text:p>283.99</text:p>
          </table:table-cell>
          <table:table-cell table:formula="of:=SUM([.AB2:.AB32])" office:value-type="float" office:value="0" calcext:value-type="float">
            <text:p>0</text:p>
          </table:table-cell>
          <table:table-cell table:formula="of:=SUM([.AC2:.AC32])" office:value-type="float" office:value="3697.51" calcext:value-type="float">
            <text:p>3697.51</text:p>
          </table:table-cell>
          <table:table-cell table:formula="of:=SUM([.AD2:.AD32])" office:value-type="float" office:value="2392.66" calcext:value-type="float">
            <text:p>2392.66</text:p>
          </table:table-cell>
          <table:table-cell table:formula="of:=SUM([.AE2:.AE32])" office:value-type="float" office:value="-22040.52" calcext:value-type="float">
            <text:p>-22040.52</text:p>
          </table:table-cell>
          <table:table-cell table:formula="of:=SUM([.AF2:.AF32])" office:value-type="float" office:value="-104845.89" calcext:value-type="float">
            <text:p>-104845.89</text:p>
          </table:table-cell>
          <table:table-cell table:formula="of:=SUM([.AG2:.AG32])" office:value-type="float" office:value="-20765.98" calcext:value-type="float">
            <text:p>-20765.98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string" calcext:value-type="string">
            <text:p>Septembre</text:p>
          </table:table-cell>
          <table:table-cell table:formula="of:=SUM([.L33:.L51])" office:value-type="float" office:value="6224.92" calcext:value-type="float">
            <text:p>6224.92</text:p>
          </table:table-cell>
          <table:table-cell table:formula="of:=SUM([.M33:.M51])" office:value-type="float" office:value="275.89" calcext:value-type="float">
            <text:p>275.89</text:p>
          </table:table-cell>
          <table:table-cell table:formula="of:=SUM([.N33:.N51])" office:value-type="float" office:value="-1490.24" calcext:value-type="float">
            <text:p>-1490.24</text:p>
          </table:table-cell>
          <table:table-cell table:formula="of:=SUM([.O33:.O51])" office:value-type="float" office:value="1821.12" calcext:value-type="float">
            <text:p>1821.12</text:p>
          </table:table-cell>
          <table:table-cell table:formula="of:=SUM([.P33:.P51])" office:value-type="float" office:value="4085.66" calcext:value-type="float">
            <text:p>4085.66</text:p>
          </table:table-cell>
          <table:table-cell table:formula="of:=SUM([.Q33:.Q51])" office:value-type="float" office:value="845.1" calcext:value-type="float">
            <text:p>845.1</text:p>
          </table:table-cell>
          <table:table-cell table:formula="of:=SUM([.R33:.R51])" office:value-type="float" office:value="976.02" calcext:value-type="float">
            <text:p>976.02</text:p>
          </table:table-cell>
          <table:table-cell table:formula="of:=SUM([.S33:.S51])" office:value-type="float" office:value="-289.17" calcext:value-type="float">
            <text:p>-289.17</text:p>
          </table:table-cell>
          <table:table-cell table:formula="of:=SUM([.T33:.T51])" office:value-type="float" office:value="-152.81" calcext:value-type="float">
            <text:p>-152.81</text:p>
          </table:table-cell>
          <table:table-cell table:formula="of:=SUM([.U33:.U51])" office:value-type="float" office:value="-490.32" calcext:value-type="float">
            <text:p>-490.32</text:p>
          </table:table-cell>
          <table:table-cell table:formula="of:=SUM([.V33:.V51])" office:value-type="float" office:value="-932.3" calcext:value-type="float">
            <text:p>-932.3</text:p>
          </table:table-cell>
          <table:table-cell table:formula="of:=SUM([.W33:.W51])" office:value-type="float" office:value="-286.72" calcext:value-type="float">
            <text:p>-286.72</text:p>
          </table:table-cell>
          <table:table-cell table:formula="of:=SUM([.X33:.X51])" office:value-type="float" office:value="-271.22" calcext:value-type="float">
            <text:p>-271.22</text:p>
          </table:table-cell>
          <table:table-cell table:formula="of:=SUM([.Y33:.Y51])" office:value-type="float" office:value="-557.94" calcext:value-type="float">
            <text:p>-557.94</text:p>
          </table:table-cell>
          <table:table-cell table:formula="of:=SUM([.Z33:.Z51])" office:value-type="float" office:value="127.57" calcext:value-type="float">
            <text:p>127.57</text:p>
          </table:table-cell>
          <table:table-cell table:formula="of:=SUM([.AA33:.AA51])" office:value-type="float" office:value="0" calcext:value-type="float">
            <text:p>0</text:p>
          </table:table-cell>
          <table:table-cell table:formula="of:=SUM([.AB33:.AB51])" office:value-type="float" office:value="148.32" calcext:value-type="float">
            <text:p>148.32</text:p>
          </table:table-cell>
          <table:table-cell table:formula="of:=SUM([.AC33:.AC51])" office:value-type="float" office:value="717.53" calcext:value-type="float">
            <text:p>717.53</text:p>
          </table:table-cell>
          <table:table-cell table:formula="of:=SUM([.AD33:.AD51])" office:value-type="float" office:value="827.7" calcext:value-type="float">
            <text:p>827.7</text:p>
          </table:table-cell>
          <table:table-cell table:formula="of:=SUM([.AE33:.AE51])" office:value-type="float" office:value="490.32" calcext:value-type="float">
            <text:p>490.32</text:p>
          </table:table-cell>
          <table:table-cell table:formula="of:=SUM([.AF33:.AF51])" office:value-type="float" office:value="0" calcext:value-type="float">
            <text:p>0</text:p>
          </table:table-cell>
          <table:table-cell table:formula="of:=SUM([.AG33:.AG51])" office:value-type="float" office:value="3595.34" calcext:value-type="float">
            <text:p>3595.34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formula="of:=SUM([.L2:.L51])" office:value-type="float" office:value="19259.57" calcext:value-type="float">
            <text:p>19259.57</text:p>
          </table:table-cell>
          <table:table-cell table:formula="of:=SUM([.M2:.M51])" office:value-type="float" office:value="559.88" calcext:value-type="float">
            <text:p>559.88</text:p>
          </table:table-cell>
          <table:table-cell table:formula="of:=SUM([.N2:.N51])" office:value-type="float" office:value="-4177.72" calcext:value-type="float">
            <text:p>-4177.72</text:p>
          </table:table-cell>
          <table:table-cell table:formula="of:=SUM([.O2:.O51])" office:value-type="float" office:value="8195.28" calcext:value-type="float">
            <text:p>8195.28</text:p>
          </table:table-cell>
          <table:table-cell table:formula="of:=SUM([.P2:.P51])" office:value-type="float" office:value="-143566.73" calcext:value-type="float">
            <text:p>-143566.73</text:p>
          </table:table-cell>
          <table:table-cell table:formula="of:=SUM([.Q2:.Q51])" office:value-type="float" office:value="4826.6" calcext:value-type="float">
            <text:p>4826.6</text:p>
          </table:table-cell>
          <table:table-cell table:formula="of:=SUM([.R2:.R51])" office:value-type="float" office:value="3368.68" calcext:value-type="float">
            <text:p>3368.68</text:p>
          </table:table-cell>
          <table:table-cell table:formula="of:=SUM([.S2:.S51])" office:value-type="float" office:value="-543.97" calcext:value-type="float">
            <text:p>-543.97</text:p>
          </table:table-cell>
          <table:table-cell table:formula="of:=SUM([.T2:.T51])" office:value-type="float" office:value="-152.81" calcext:value-type="float">
            <text:p>-152.81</text:p>
          </table:table-cell>
          <table:table-cell table:formula="of:=SUM([.U2:.U51])" office:value-type="float" office:value="-1709.29" calcext:value-type="float">
            <text:p>-1709.29</text:p>
          </table:table-cell>
          <table:table-cell table:formula="of:=SUM([.V2:.V51])" office:value-type="float" office:value="-2406.07" calcext:value-type="float">
            <text:p>-2406.07</text:p>
          </table:table-cell>
          <table:table-cell table:formula="of:=SUM([.W2:.W51])" office:value-type="float" office:value="-781.68" calcext:value-type="float">
            <text:p>-781.68</text:p>
          </table:table-cell>
          <table:table-cell table:formula="of:=SUM([.X2:.X51])" office:value-type="float" office:value="-989.97" calcext:value-type="float">
            <text:p>-989.97</text:p>
          </table:table-cell>
          <table:table-cell table:formula="of:=SUM([.Y2:.Y51])" office:value-type="float" office:value="-1771.65" calcext:value-type="float">
            <text:p>-1771.65</text:p>
          </table:table-cell>
          <table:table-cell table:formula="of:=SUM([.Z2:.Z51])" office:value-type="float" office:value="127.57" calcext:value-type="float">
            <text:p>127.57</text:p>
          </table:table-cell>
          <table:table-cell table:formula="of:=SUM([.AA2:.AA51])" office:value-type="float" office:value="283.99" calcext:value-type="float">
            <text:p>283.99</text:p>
          </table:table-cell>
          <table:table-cell table:formula="of:=SUM([.AB2:.AB51])" office:value-type="float" office:value="148.32" calcext:value-type="float">
            <text:p>148.32</text:p>
          </table:table-cell>
          <table:table-cell table:formula="of:=SUM([.AC2:.AC51])" office:value-type="float" office:value="4415.04" calcext:value-type="float">
            <text:p>4415.04</text:p>
          </table:table-cell>
          <table:table-cell table:formula="of:=SUM([.AD2:.AD51])" office:value-type="float" office:value="3220.36" calcext:value-type="float">
            <text:p>3220.36</text:p>
          </table:table-cell>
          <table:table-cell table:formula="of:=SUM([.AE2:.AE51])" office:value-type="float" office:value="-21550.2" calcext:value-type="float">
            <text:p>-21550.2</text:p>
          </table:table-cell>
          <table:table-cell table:formula="of:=SUM([.AF2:.AF51])" office:value-type="float" office:value="-104845.89" calcext:value-type="float">
            <text:p>-104845.89</text:p>
          </table:table-cell>
          <table:table-cell table:formula="of:=SUM([.AG2:.AG51])" office:value-type="float" office:value="-17170.64" calcext:value-type="float">
            <text:p>-17170.64</text:p>
          </table:table-cell>
          <table:table-cell table:number-columns-repeated="99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21:34:29.047905559</dc:date>
    <meta:editing-duration>PT50M58S</meta:editing-duration>
    <meta:editing-cycles>7</meta:editing-cycles>
    <meta:generator>LibreOffice/5.2.2.2$Linux_X86_64 LibreOffice_project/20m0$Build-2</meta:generator>
    <meta:document-statistic meta:table-count="2" meta:cell-count="2924" meta:object-count="0"/>
  </office:meta>
</office:document-meta>
</file>